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jpe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18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9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9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0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9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1.2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6">
      <style:paragraph-properties fo:line-height="9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.2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1.2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1.2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1.2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1.2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0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1.7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1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5">
      <style:paragraph-properties fo:line-height="100%" fo:text-align="left" style:tab-stop-distance="1in" fo:margin-left="0.8125in" fo:margin-right="0in" fo:text-indent="-0.31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8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1">
      <style:paragraph-properties fo:line-height="100%" fo:text-align="left" style:tab-stop-distance="1in" fo:margin-left="0.8125in" fo:margin-right="0in" fo:text-indent="-0.31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4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3125in" svg:stroke-color="#000000" draw:marker-end="a1143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0">
      <style:paragraph-properties fo:line-height="10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3125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77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10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10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1">
      <style:paragraph-properties fo:line-height="100%" fo:text-align="left" style:tab-stop-distance="1in" fo:margin-left="0.8125in" fo:margin-right="0in" fo:text-indent="-0.31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100%" fo:text-align="left" style:tab-stop-distance="1in" fo:margin-left="0.8125in" fo:margin-right="0in" fo:text-indent="-0.31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7">
      <style:paragraph-properties fo:line-height="100%" fo:text-align="left" style:tab-stop-distance="1in" fo:margin-left="0.8125in" fo:margin-right="0in" fo:text-indent="-0.31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0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3125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3125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8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10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10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0">
      <style:paragraph-properties fo:line-height="100%" fo:text-align="left" style:tab-stop-distance="1in" fo:margin-left="0.8125in" fo:margin-right="0in" fo:text-indent="-0.31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3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3125in" svg:stroke-color="#000000" draw:marker-end="a115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3125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9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794">
      <style:paragraph-properties fo:line-height="10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10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0">
      <style:paragraph-properties fo:line-height="100%" fo:text-align="left" style:tab-stop-distance="1in" fo:margin-left="0.8125in" fo:margin-right="0in" fo:text-indent="-0.31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true" draw:auto-grow-height="true"/>
      <style:paragraph-properties style:font-independent-line-spacing="true" style:writing-mode="lr-tb"/>
    </style:style>
    <style:style style:family="text" style:name="a205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7">
      <style:paragraph-properties fo:line-height="100%" fo:text-align="left" style:tab-stop-distance="1in" fo:margin-left="0.8125in" fo:margin-right="0in" fo:text-indent="-0.31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4">
      <style:paragraph-properties fo:line-height="100%" fo:text-align="left" style:tab-stop-distance="1in" fo:margin-left="0.8125in" fo:margin-right="0in" fo:text-indent="-0.31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line-height="100%" fo:text-align="left" style:tab-stop-distance="1in" fo:margin-left="0.8125in" fo:margin-right="0in" fo:text-indent="-0.31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3125in" svg:stroke-color="#000000" draw:marker-end="a118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8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3125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0">
      <style:paragraph-properties fo:line-height="100%" fo:text-align="left" style:tab-stop-distance="1in" fo:margin-left="0.8125in" fo:margin-right="0in" fo:text-indent="-0.31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text" style:name="a207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078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3125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3125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9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7">
      <style:paragraph-properties fo:line-height="9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0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3">
      <style:paragraph-properties fo:line-height="9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6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9">
      <style:paragraph-properties fo:line-height="9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9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9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3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6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4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9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7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3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4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9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7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3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3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9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0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3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2">
      <style:paragraph-properties fo:line-height="9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8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6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5">
      <style:paragraph-properties fo:line-height="9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9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9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1.2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3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2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4">
      <style:paragraph-properties fo:line-height="90%" fo:text-align="left" style:tab-stop-distance="1in" fo:margin-left="0.375in" fo:margin-right="0in" fo:text-indent="-0.37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5">
      <style:paragraph-properties fo:line-height="100%" fo:text-align="left" style:tab-stop-distance="1in" fo:margin-left="0.375in" fo:margin-right="0in" fo:text-indent="-0.375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1.2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6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1.2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3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3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1.2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6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1in" fo:margin-left="1.2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9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1.2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1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9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9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5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1.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1in" fo:margin-left="1.2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left" style:tab-stop-distance="1in" fo:margin-left="1.2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8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9">
      <style:paragraph-properties fo:line-height="100%" fo:text-align="left" style:tab-stop-distance="1in" fo:margin-left="1.2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2">
      <style:paragraph-properties fo:line-height="100%" fo:text-align="left" style:tab-stop-distance="1in" fo:margin-left="0.8125in" fo:margin-right="0in" fo:text-indent="-0.31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left" style:tab-stop-distance="1in" fo:margin-left="0.8125in" fo:margin-right="0in" fo:text-indent="-0.31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1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1.2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4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9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left" style:tab-stop-distance="1in" fo:margin-left="1.2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7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left" style:tab-stop-distance="1in" fo:margin-left="1.2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0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5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left" style:tab-stop-distance="1in" fo:margin-left="1.2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0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0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3125in" svg:stroke-color="#000000" draw:marker-end="a12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3125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3125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0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3125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3125in" svg:stroke-color="#000000" draw:marker-end="a121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84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9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6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3125in" svg:stroke-color="#000000" draw:marker-end="a122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85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3125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85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0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3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6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5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9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3125in" svg:stroke-color="#000000" draw:marker-end="a1234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860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863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2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2">
      <style:paragraph-properties fo:line-height="100%" fo:text-align="left" style:tab-stop-distance="1in" fo:margin-left="0.375in" fo:margin-right="0in" fo:text-indent="-0.375in" fo:margin-top="0.180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5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5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8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3125in" svg:stroke-color="#000000" draw:marker-end="a1241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3125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2">
      <style:paragraph-properties fo:line-height="100%" fo:text-align="left" style:tab-stop-distance="1in" fo:margin-left="1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1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9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3125in" svg:stroke-color="#000000" draw:marker-end="a1251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880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883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6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9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3125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2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2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5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8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9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2">
      <style:graphic-properties fo:wrap-option="no-wrap" fo:padding-top="0.05in" fo:padding-bottom="0.05in" fo:padding-left="0.1in" fo:padding-right="0.1in" draw:textarea-vertical-align="middle" draw:textarea-horizontal-align="left" draw:fill="none" draw:stroke="dash" draw:stroke-dash="a1270" svg:stroke-width="0.03125in" svg:stroke-color="#000000" draw:marker-end="a1271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10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4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90%" fo:text-align="left" style:tab-stop-distance="1in" fo:margin-left="0.375in" fo:margin-right="0in" fo:text-indent="-0.37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3125in" svg:stroke-color="#000000" draw:marker-end="a128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3125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drawing-page" style:name="a12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3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3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19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037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19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051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197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21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21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78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8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21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058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78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4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78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78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945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64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48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78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78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948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64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0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64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80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50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09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64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809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34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50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4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50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4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22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223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065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79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22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5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951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068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79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54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79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954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798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57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957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65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79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812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49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65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15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35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81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51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5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818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05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35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51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5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05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071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23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960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23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63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079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96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66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821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82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69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66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24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36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82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66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2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52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6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63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52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24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082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243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08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10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24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97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088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103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249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97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67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30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97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831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97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33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67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37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36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677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836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53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7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53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7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37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53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7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077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09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25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09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980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25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09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11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83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25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98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11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86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680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11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68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44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38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68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8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54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47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84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38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68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54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0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849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38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54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8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0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40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70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8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54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8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40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8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40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0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26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109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99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12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92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993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123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50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99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12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98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69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53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85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129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999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856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855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69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71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69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39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59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858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55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69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713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71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9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1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71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1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93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39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19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71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1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96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41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14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11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13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62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86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65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86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868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867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72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56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2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72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2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56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72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2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2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123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26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29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14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71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87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147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00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873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006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57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009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57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73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39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73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3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3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15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153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15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88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012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884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159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88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01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742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88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02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562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74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902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745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58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05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74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48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74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60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0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60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0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16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90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165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89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893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896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59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51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896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75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910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899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91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029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899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75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75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913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59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1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57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75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916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91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61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919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31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11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31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14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173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019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032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035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76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2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038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76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922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92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925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76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2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62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928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62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2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62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2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23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026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182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029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18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041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188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04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20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3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77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931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77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208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93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77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934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77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3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63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77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937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63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3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63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3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</office:automatic-styles>
  <office:body>
    <office:presentation>
      <draw:page draw:name="Slide107" draw:style-name="a646" draw:master-page-name="Master1-Layout1-title-Slajd-tytułowy" presentation:presentation-page-layout-name="Master1-PPL1" draw:id="Slide-362">
        <draw:frame draw:id="id54" presentation:style-name="a651" draw:name="Rectangle 2" svg:x="0.75in" svg:y="1.91667in" svg:width="8.5in" svg:height="1.58333in" presentation:class="title" presentation:placeholder="false">
          <draw:text-box>
            <text:p text:style-name="a650" text:class-names="" text:cond-style-name=""><text:span text:style-name="a647" text:class-names="">Introduction to Python<text:line-break/></text:span><text:span text:style-name="a648" text:class-names=""><text:line-break/></text:span><text:span text:style-name="a649" text:class-names="">LinuxWorld - New York City - January 2002</text:span></text:p>
          </draw:text-box>
          <svg:title/>
          <svg:desc/>
        </draw:frame>
        <draw:frame draw:id="id55" presentation:style-name="a660" draw:name="Rectangle 3" svg:x="1.5in" svg:y="4.25in" svg:width="7in" svg:height="1.91667in" presentation:class="subtitle" presentation:placeholder="false">
          <draw:text-box>
            <text:p text:style-name="a653" text:class-names="" text:cond-style-name=""><text:span text:style-name="a652" text:class-names="">Guido van Rossum</text:span></text:p>
            <text:p text:style-name="a655" text:class-names="" text:cond-style-name=""><text:span text:style-name="a654" text:class-names="">Director of PythonLabs at Zope Corporation</text:span></text:p>
            <text:p text:style-name="a657" text:class-names="" text:cond-style-name=""><text:span text:style-name="a656" text:class-names=""/></text:p>
            <text:p text:style-name="a659" text:class-names="" text:cond-style-name=""><text:span text:style-name="a658" text:class-names="">guido@python.org<text:line-break/>guido@zope.com</text:span></text:p>
          </draw:text-box>
          <svg:title/>
          <svg:desc/>
        </draw:frame>
        <presentation:notes draw:style-name="a666">
          <draw:frame draw:id="id56" draw:style-name="a663" draw:name="Rectangle 7" svg:x="4.25in" svg:y="9.5in" svg:width="3.25in" svg:height="0.5in">
            <draw:text-box>
              <text:p text:style-name="a662" text:class-names="" text:cond-style-name=""><text:span text:style-name="a661" text:class-names=""><text:page-number style:num-format="1" text:fixed="false"/></text:span></text:p>
            </draw:text-box>
            <svg:title/>
            <svg:desc/>
          </draw:frame>
          <draw:page-thumbnail draw:page-number="1" svg:x="1.25in" svg:y="0.75in" svg:width="5in" svg:height="3.75in" presentation:class="page" draw:id="id57" presentation:style-name="a664" draw:name="Rectangle 2">
            <svg:title/>
            <svg:desc/>
          </draw:page-thumbnail>
          <draw:frame draw:id="id58" presentation:style-name="a665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70" draw:style-name="a667" draw:master-page-name="Master1-Layout2-obj-Tytuł-i-zawartość" presentation:presentation-page-layout-name="Master1-PPL2" draw:id="Slide-325">
        <draw:frame draw:id="id59" presentation:style-name="a670" draw:name="Rectangle 2" svg:x="1.5in" svg:y="0.33333in" svg:width="8.27778in" svg:height="0.75in" presentation:class="title" presentation:placeholder="false">
          <draw:text-box>
            <text:p text:style-name="a669" text:class-names="" text:cond-style-name=""><text:span text:style-name="a668" text:class-names="">Why Python?</text:span></text:p>
          </draw:text-box>
          <svg:title/>
          <svg:desc/>
        </draw:frame>
        <draw:frame draw:id="id60" presentation:style-name="a688" draw:name="Rectangle 3" svg:x="1.33333in" svg:y="1.58333in" svg:width="7.91667in" svg:height="5.08333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1" text:class-names="">Have your cake and eat it, too:<text:line-break/>Productivity<text:s text:c="1"/></text:span><text:span text:style-name="a672" text:class-names="">and</text:span><text:span text:style-name="a673" text:class-names=""><text:s text:c="1"/>readable code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VHLLs will gain on system languages<text:line-break/>(John Ousterhout)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"Life's better without braces"<text:line-break/>(Bruce Eckel)</text:span></text:p>
              </text:list-item>
            </text:list>
          </draw:text-box>
          <svg:title/>
          <svg:desc/>
        </draw:frame>
      </draw:page>
      <draw:page draw:name="Slide46" draw:style-name="a689" draw:master-page-name="Master1-Layout2-obj-Tytuł-i-zawartość" presentation:presentation-page-layout-name="Master1-PPL2" draw:id="Slide-301">
        <draw:frame draw:id="id61" presentation:style-name="a692" draw:name="Rectangle 2" svg:x="1.5in" svg:y="0.33333in" svg:width="8.27778in" svg:height="0.75in" presentation:class="title" presentation:placeholder="false">
          <draw:text-box>
            <text:p text:style-name="a691" text:class-names="" text:cond-style-name=""><text:span text:style-name="a690" text:class-names="">Tutorial Outline</text:span></text:p>
          </draw:text-box>
          <svg:title/>
          <svg:desc/>
        </draw:frame>
        <draw:frame draw:id="id62" presentation:style-name="a726" draw:name="Rectangle 3" svg:x="1.33333in" svg:y="1.58333in" svg:width="7.91667in" svg:height="5.08333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interactive "shell"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basic types: numbers, strings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container types: lists, dictionaries, tuples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variables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control structures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functions &amp; procedures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classes &amp; instances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modules &amp; packages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exceptions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files &amp; standard library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what's new in Python 2.0 and beyond</text:span></text:p>
              </text:list-item>
            </text:list>
          </draw:text-box>
          <svg:title/>
          <svg:desc/>
        </draw:frame>
      </draw:page>
      <draw:page draw:name="Slide103" draw:style-name="a727" draw:master-page-name="Master1-Layout2-obj-Tytuł-i-zawartość" presentation:presentation-page-layout-name="Master1-PPL2" draw:id="Slide-358">
        <draw:frame draw:id="id63" presentation:style-name="a730" draw:name="Rectangle 2" svg:x="1.5in" svg:y="0.33333in" svg:width="8.27778in" svg:height="0.75in" presentation:class="title" presentation:placeholder="false">
          <draw:text-box>
            <text:p text:style-name="a729" text:class-names="" text:cond-style-name=""><text:span text:style-name="a728" text:class-names="">Try It Out!</text:span></text:p>
          </draw:text-box>
          <svg:title/>
          <svg:desc/>
        </draw:frame>
        <draw:frame draw:id="id64" presentation:style-name="a761" draw:name="Rectangle 3" svg:x="1.33333in" svg:y="1.58333in" svg:width="7.91667in" svg:height="5.08333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If you brought a laptop into the classroom, feel free to play along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Download Python from www.python.org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Any version will do for this class</text:span></text:p>
              </text:list-item>
            </text:list>
            <text:list text:style-name="a742">
              <text:list-item>
                <text:list text:style-name="a742">
                  <text:list-item>
                    <text:p text:style-name="a741" text:class-names="" text:cond-style-name=""><text:span text:style-name="a740" text:class-names="">By and large they are all mutually compatible</text:span></text:p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p text:style-name="a744" text:class-names="" text:cond-style-name=""><text:span text:style-name="a743" text:class-names="">Recommended version: 2.1.1 or 2.2</text:span></text:p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p text:style-name="a747" text:class-names="" text:cond-style-name=""><text:span text:style-name="a746" text:class-names="">Oldest version still in widespread use: 1.5.2</text:span></text:p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p text:style-name="a750" text:class-names="" text:cond-style-name=""><text:span text:style-name="a749" text:class-names="">Avoid 1.6/1.6.1 if you can</text:span></text:p>
                  </text:list-item>
                </text:list>
              </text:list-item>
            </text:list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When using 2.0 or 2.1, upgrade to 2.0.1 / 2.1.1</text:span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2.1.2 is coming soon!</text:span></text:p>
                  </text:list-item>
                </text:list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Use IDLE if you can</text:span></text:p>
              </text:list-item>
            </text:list>
          </draw:text-box>
          <svg:title/>
          <svg:desc/>
        </draw:frame>
      </draw:page>
      <draw:page draw:name="Slide18" draw:style-name="a762" draw:master-page-name="Master1-Layout2-obj-Tytuł-i-zawartość" presentation:presentation-page-layout-name="Master1-PPL2" draw:id="Slide-273">
        <draw:frame draw:id="id65" presentation:style-name="a765" draw:name="Rectangle 2" svg:x="1.5in" svg:y="0.33333in" svg:width="8.27778in" svg:height="0.75in" presentation:class="title" presentation:placeholder="false">
          <draw:text-box>
            <text:p text:style-name="a764" text:class-names="" text:cond-style-name=""><text:span text:style-name="a763" text:class-names="">Interactive “Shell”</text:span></text:p>
          </draw:text-box>
          <svg:title/>
          <svg:desc/>
        </draw:frame>
        <draw:frame draw:id="id66" presentation:style-name="a799" draw:name="Rectangle 3" svg:x="1.33333in" svg:y="1.58333in" svg:width="7.91667in" svg:height="5.08333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6" text:class-names="">Great for learning the language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Great for experimenting with the library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Great for testing your own modules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Two variations: IDLE (GUI),<text:line-break/>python (command line)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Type statements or expressions at prompt:</text:span></text:p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p text:style-name="a782" text:class-names="" text:cond-style-name=""><text:span text:style-name="a781" text:class-names="">&gt;&gt;&gt; print "Hello, world"</text:span></text:p>
                      </text:list-item>
                    </text:list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p text:style-name="a785" text:class-names="" text:cond-style-name=""><text:span text:style-name="a784" text:class-names="">Hello, world</text:span></text:p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p text:style-name="a788" text:class-names="" text:cond-style-name=""><text:span text:style-name="a787" text:class-names="">&gt;&gt;&gt; x = 12**2</text:span></text:p>
                      </text:list-item>
                    </text:list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list text:style-name="a792">
                      <text:list-item>
                        <text:p text:style-name="a791" text:class-names="" text:cond-style-name=""><text:span text:style-name="a790" text:class-names="">&gt;&gt;&gt; x/2</text:span></text:p>
                      </text:list-item>
                    </text:list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72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p text:style-name="a797" text:class-names="" text:cond-style-name=""><text:span text:style-name="a796" text:class-names="">&gt;&gt;&gt; # this is a comment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36" draw:style-name="a800" draw:master-page-name="Master1-Layout2-obj-Tytuł-i-zawartość" presentation:presentation-page-layout-name="Master1-PPL2" draw:id="Slide-291">
        <draw:frame draw:id="id67" presentation:style-name="a803" draw:name="Rectangle 6" svg:x="1.5in" svg:y="0.33333in" svg:width="8.27778in" svg:height="0.75in" presentation:class="title" presentation:placeholder="false">
          <draw:text-box>
            <text:p text:style-name="a802" text:class-names="" text:cond-style-name=""><text:span text:style-name="a801" text:class-names="">Numbers</text:span></text:p>
          </draw:text-box>
          <svg:title/>
          <svg:desc/>
        </draw:frame>
        <draw:frame draw:id="id68" presentation:style-name="a837" draw:name="Rectangle 7" svg:x="1.33333in" svg:y="1.58333in" svg:width="7.91667in" svg:height="5.08333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The usual suspects</text:span></text:p>
              </text:list-item>
            </text:list>
            <text:list text:style-name="a809">
              <text:list-item>
                <text:list text:style-name="a809">
                  <text:list-item>
                    <text:list text:style-name="a809">
                      <text:list-item>
                        <text:p text:style-name="a808" text:class-names="" text:cond-style-name=""><text:span text:style-name="a807" text:class-names="">12, 3.14, 0xFF, 0377, (-1+2)*3/4**5, abs(x), 0&lt;x&lt;=5</text:span></text:p>
                      </text:list-item>
                    </text:list>
                  </text:list-item>
                </text:list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C-style shifting &amp; masking</text:span></text:p>
              </text:list-item>
            </text:list>
            <text:list text:style-name="a815">
              <text:list-item>
                <text:list text:style-name="a815">
                  <text:list-item>
                    <text:list text:style-name="a815">
                      <text:list-item>
                        <text:p text:style-name="a814" text:class-names="" text:cond-style-name=""><text:span text:style-name="a813" text:class-names="">1&lt;&lt;16, x&amp;0xff, x|1, ~x, x^y</text:span></text:p>
                      </text:list-item>
                    </text:list>
                  </text:list-item>
                </text:list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Integer division truncates :-(</text:span></text:p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p text:style-name="a820" text:class-names="" text:cond-style-name=""><text:span text:style-name="a819" text:class-names="">1/2 -&gt; 0<text:tab/># 1./2. -&gt; 0.5, float(1)/2 -&gt; 0.5</text:span></text:p>
                      </text:list-item>
                    </text:list>
                  </text:list-item>
                </text:list>
              </text:list-item>
            </text:list>
            <text:list text:style-name="a824">
              <text:list-item>
                <text:list text:style-name="a824">
                  <text:list-item>
                    <text:list text:style-name="a824">
                      <text:list-item>
                        <text:p text:style-name="a823" text:class-names="" text:cond-style-name=""><text:span text:style-name="a822" text:class-names="">Will be fixed in the future</text:span></text:p>
                      </text:list-item>
                    </text:list>
                  </text:list-item>
                </text:list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Long (arbitrary precision), complex</text:span></text:p>
              </text:list-item>
            </text:list>
            <text:list text:style-name="a830">
              <text:list-item>
                <text:list text:style-name="a830">
                  <text:list-item>
                    <text:list text:style-name="a830">
                      <text:list-item>
                        <text:p text:style-name="a829" text:class-names="" text:cond-style-name=""><text:span text:style-name="a828" text:class-names="">2L**100 -&gt; 1267650600228229401496703205376L</text:span></text:p>
                      </text:list-item>
                    </text:list>
                  </text:list-item>
                </text:list>
              </text:list-item>
            </text:list>
            <text:list text:style-name="a833">
              <text:list-item>
                <text:list text:style-name="a833">
                  <text:list-item>
                    <text:list text:style-name="a833">
                      <text:list-item>
                        <text:list text:style-name="a833">
                          <text:list-item>
                            <text:p text:style-name="a832" text:class-names="" text:cond-style-name=""><text:span text:style-name="a831" text:class-names="">In Python 2.2 and beyond, 2**100 does the same th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6">
              <text:list-item>
                <text:list text:style-name="a836">
                  <text:list-item>
                    <text:list text:style-name="a836">
                      <text:list-item>
                        <text:p text:style-name="a835" text:class-names="" text:cond-style-name=""><text:span text:style-name="a834" text:class-names="">1j**2 -&gt; (-1+0j)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37" draw:style-name="a838" draw:master-page-name="Master1-Layout2-obj-Tytuł-i-zawartość" presentation:presentation-page-layout-name="Master1-PPL2" draw:id="Slide-292">
        <draw:frame draw:id="id69" presentation:style-name="a841" draw:name="Rectangle 2" svg:x="1.5in" svg:y="0.33333in" svg:width="8.27778in" svg:height="0.75in" presentation:class="title" presentation:placeholder="false">
          <draw:text-box>
            <text:p text:style-name="a840" text:class-names="" text:cond-style-name=""><text:span text:style-name="a839" text:class-names="">Strings</text:span></text:p>
          </draw:text-box>
          <svg:title/>
          <svg:desc/>
        </draw:frame>
        <draw:frame draw:id="id70" presentation:style-name="a872" draw:name="Rectangle 3" svg:x="1.33333in" svg:y="1.58333in" svg:width="8.33333in" svg:height="5.08333in" presentation:class="outline" presentation:placeholder="false">
          <draw:text-box>
            <text:list text:style-name="a844">
              <text:list-item>
                <text:list text:style-name="a844">
                  <text:list-item>
                    <text:list text:style-name="a844">
                      <text:list-item>
                        <text:p text:style-name="a843" text:class-names="" text:cond-style-name=""><text:span text:style-name="a842" text:class-names="">"hello"+"world"<text:tab/>"helloworld"<text:tab/># concatenation</text:span></text:p>
                      </text:list-item>
                    </text:list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list text:style-name="a847">
                      <text:list-item>
                        <text:p text:style-name="a846" text:class-names="" text:cond-style-name=""><text:span text:style-name="a845" text:class-names="">"hello"*3<text:tab/><text:tab/>"hellohellohello" # repetition</text:span></text:p>
                      </text:list-item>
                    </text:list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list text:style-name="a850">
                      <text:list-item>
                        <text:p text:style-name="a849" text:class-names="" text:cond-style-name=""><text:span text:style-name="a848" text:class-names="">"hello"[0]<text:tab/><text:tab/>"h"<text:tab/><text:tab/># indexing</text:span></text:p>
                      </text:list-item>
                    </text:list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list text:style-name="a853">
                      <text:list-item>
                        <text:p text:style-name="a852" text:class-names="" text:cond-style-name=""><text:span text:style-name="a851" text:class-names="">"hello"[-1]<text:tab/><text:tab/>"o"<text:tab/><text:tab/># (from end)</text:span></text:p>
                      </text:list-item>
                    </text:list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list text:style-name="a856">
                      <text:list-item>
                        <text:p text:style-name="a855" text:class-names="" text:cond-style-name=""><text:span text:style-name="a854" text:class-names="">"hello"[1:4]<text:tab/><text:tab/>"ell"<text:tab/><text:tab/># slicing</text:span></text:p>
                      </text:list-item>
                    </text:list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list text:style-name="a859">
                      <text:list-item>
                        <text:p text:style-name="a858" text:class-names="" text:cond-style-name=""><text:span text:style-name="a857" text:class-names="">len("hello")<text:tab/><text:tab/>5<text:tab/><text:tab/># size</text:span></text:p>
                      </text:list-item>
                    </text:list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list text:style-name="a862">
                      <text:list-item>
                        <text:p text:style-name="a861" text:class-names="" text:cond-style-name=""><text:span text:style-name="a860" text:class-names="">"hello" &lt; "jello"<text:tab/>1<text:tab/><text:tab/># comparison</text:span></text:p>
                      </text:list-item>
                    </text:list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p text:style-name="a864" text:class-names="" text:cond-style-name=""><text:span text:style-name="a863" text:class-names="">"e" in "hello"<text:tab/><text:tab/>1<text:tab/><text:tab/># search</text:span></text:p>
                      </text:list-item>
                    </text:list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list text:style-name="a868">
                      <text:list-item>
                        <text:p text:style-name="a867" text:class-names="" text:cond-style-name=""><text:span text:style-name="a866" text:class-names="">"escapes: \n etc, \033 etc, \if etc"</text:span></text:p>
                      </text:list-item>
                    </text:list>
                  </text:list-item>
                </text:list>
              </text:list-item>
            </text:list>
            <text:list text:style-name="a871">
              <text:list-item>
                <text:list text:style-name="a871">
                  <text:list-item>
                    <text:list text:style-name="a871">
                      <text:list-item>
                        <text:p text:style-name="a870" text:class-names="" text:cond-style-name=""><text:span text:style-name="a869" text:class-names="">'single quotes' <text:s text:c="1"/>"""triple quotes""" <text:s text:c="1"/>r"raw strings"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44" draw:style-name="a873" draw:master-page-name="Master1-Layout2-obj-Tytuł-i-zawartość" presentation:presentation-page-layout-name="Master1-PPL2" draw:id="Slide-299">
        <draw:frame draw:id="id71" presentation:style-name="a876" draw:name="Rectangle 2" svg:x="1.5in" svg:y="0.33333in" svg:width="8.27778in" svg:height="0.75in" presentation:class="title" presentation:placeholder="false">
          <draw:text-box>
            <text:p text:style-name="a875" text:class-names="" text:cond-style-name=""><text:span text:style-name="a874" text:class-names="">Lists</text:span></text:p>
          </draw:text-box>
          <svg:title/>
          <svg:desc/>
        </draw:frame>
        <draw:frame draw:id="id72" presentation:style-name="a906" draw:name="Rectangle 3" svg:x="1.33333in" svg:y="1.58333in" svg:width="7.91667in" svg:height="5.08333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7" text:class-names="">Flexible arrays,<text:s text:c="1"/></text:span><text:span text:style-name="a878" text:class-names="">not</text:span><text:span text:style-name="a879" text:class-names=""><text:s text:c="1"/>Lisp-like linked lists</text:span></text:p>
              </text:list-item>
            </text:list>
            <text:list text:style-name="a884">
              <text:list-item>
                <text:list text:style-name="a884">
                  <text:list-item>
                    <text:list text:style-name="a884">
                      <text:list-item>
                        <text:p text:style-name="a883" text:class-names="" text:cond-style-name=""><text:span text:style-name="a882" text:class-names="">a = [99, "bottles of beer", ["on", "the", "wall"]]</text:span></text:p>
                      </text:list-item>
                    </text:list>
                  </text:list-item>
                </text:list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Same operators as for strings</text:span></text:p>
              </text:list-item>
            </text:list>
            <text:list text:style-name="a890">
              <text:list-item>
                <text:list text:style-name="a890">
                  <text:list-item>
                    <text:list text:style-name="a890">
                      <text:list-item>
                        <text:p text:style-name="a889" text:class-names="" text:cond-style-name=""><text:span text:style-name="a888" text:class-names="">a+b, a*3, a[0], a[-1], a[1:], len(a)</text:span></text:p>
                      </text:list-item>
                    </text:list>
                  </text:list-item>
                </text:list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Item and slice assignment</text:span></text:p>
              </text:list-item>
            </text:list>
            <text:list text:style-name="a896">
              <text:list-item>
                <text:list text:style-name="a896">
                  <text:list-item>
                    <text:list text:style-name="a896">
                      <text:list-item>
                        <text:p text:style-name="a895" text:class-names="" text:cond-style-name=""><text:span text:style-name="a894" text:class-names="">a[0] = 98</text:span></text:p>
                      </text:list-item>
                    </text:list>
                  </text:list-item>
                </text:list>
              </text:list-item>
            </text:list>
            <text:list text:style-name="a899">
              <text:list-item>
                <text:list text:style-name="a899">
                  <text:list-item>
                    <text:list text:style-name="a899">
                      <text:list-item>
                        <text:p text:style-name="a898" text:class-names="" text:cond-style-name=""><text:span text:style-name="a897" text:class-names="">a[1:2] = ["bottles", "of", "beer"]</text:span></text:p>
                      </text:list-item>
                    </text:list>
                  </text:list-item>
                </text:list>
              </text:list-item>
            </text:list>
            <text:list text:style-name="a902">
              <text:list-item>
                <text:list text:style-name="a902">
                  <text:list-item>
                    <text:list text:style-name="a902">
                      <text:list-item>
                        <text:list text:style-name="a902">
                          <text:list-item>
                            <text:p text:style-name="a901" text:class-names="" text:cond-style-name=""><text:span text:style-name="a900" text:class-names="">-&gt; [98, "bottles", "of", "beer", ["on", "the", "wall"]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5">
              <text:list-item>
                <text:list text:style-name="a905">
                  <text:list-item>
                    <text:list text:style-name="a905">
                      <text:list-item>
                        <text:p text:style-name="a904" text:class-names="" text:cond-style-name=""><text:span text:style-name="a903" text:class-names="">del a[-1]<text:tab/># -&gt; [98, "bottles", "of", "beer"]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45" draw:style-name="a907" draw:master-page-name="Master1-Layout2-obj-Tytuł-i-zawartość" presentation:presentation-page-layout-name="Master1-PPL2" draw:id="Slide-300">
        <draw:frame draw:id="id73" presentation:style-name="a910" draw:name="Rectangle 2" svg:x="1.5in" svg:y="0.33333in" svg:width="8.27778in" svg:height="0.75in" presentation:class="title" presentation:placeholder="false">
          <draw:text-box>
            <text:p text:style-name="a909" text:class-names="" text:cond-style-name=""><text:span text:style-name="a908" text:class-names="">More List Operations</text:span></text:p>
          </draw:text-box>
          <svg:title/>
          <svg:desc/>
        </draw:frame>
        <draw:frame draw:id="id74" presentation:style-name="a938" draw:name="Rectangle 3" svg:x="1.33333in" svg:y="1.58333in" svg:width="7.91667in" svg:height="5.08333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11" text:class-names="">&gt;&gt;&gt; a = range(5)<text:tab/><text:tab/># [0,1,2,3,4]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&gt;&gt;&gt; a.append(5)<text:tab/><text:tab/># [0,1,2,3,4,5]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&gt;&gt;&gt; a.pop()<text:tab/><text:tab/><text:tab/># [0,1,2,3,4]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5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&gt;&gt;&gt; a.insert(0, 42)<text:tab/><text:tab/># [42,0,1,2,3,4]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&gt;&gt;&gt; a.pop(0)<text:tab/><text:tab/><text:tab/># [0,1,2,3,4]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5.5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&gt;&gt;&gt; a.reverse()<text:tab/><text:tab/># [4,3,2,1,0]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&gt;&gt;&gt; a.sort()<text:tab/><text:tab/><text:tab/># [0,1,2,3,4]</text:span></text:p>
              </text:list-item>
            </text:list>
          </draw:text-box>
          <svg:title/>
          <svg:desc/>
        </draw:frame>
      </draw:page>
      <draw:page draw:name="Slide47" draw:style-name="a939" draw:master-page-name="Master1-Layout2-obj-Tytuł-i-zawartość" presentation:presentation-page-layout-name="Master1-PPL2" draw:id="Slide-302">
        <draw:frame draw:id="id75" presentation:style-name="a942" draw:name="Rectangle 4" svg:x="1.5in" svg:y="0.33333in" svg:width="8.27778in" svg:height="0.75in" presentation:class="title" presentation:placeholder="false">
          <draw:text-box>
            <text:p text:style-name="a941" text:class-names="" text:cond-style-name=""><text:span text:style-name="a940" text:class-names="">Dictionaries</text:span></text:p>
          </draw:text-box>
          <svg:title/>
          <svg:desc/>
        </draw:frame>
        <draw:frame draw:id="id76" presentation:style-name="a970" draw:name="Rectangle 5" svg:x="1.33333in" svg:y="1.58333in" svg:width="8.25in" svg:height="5.08333in" presentation:class="outline" presentation:placeholder="false">
          <draw:text-box>
            <text:list text:style-name="a945">
              <text:list-item>
                <text:p text:style-name="a944" text:class-names="" text:cond-style-name=""><text:span text:style-name="a943" text:class-names="">Hash tables, "associative arrays"</text:span></text:p>
              </text:list-item>
            </text:list>
            <text:list text:style-name="a948">
              <text:list-item>
                <text:list text:style-name="a948">
                  <text:list-item>
                    <text:list text:style-name="a948">
                      <text:list-item>
                        <text:p text:style-name="a947" text:class-names="" text:cond-style-name=""><text:span text:style-name="a946" text:class-names="">d = {"duck": "eend", "water": "water"}</text:span></text:p>
                      </text:list-item>
                    </text:list>
                  </text:list-item>
                </text:list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Lookup:</text:span></text:p>
              </text:list-item>
            </text:list>
            <text:list text:style-name="a954">
              <text:list-item>
                <text:list text:style-name="a954">
                  <text:list-item>
                    <text:list text:style-name="a954">
                      <text:list-item>
                        <text:p text:style-name="a953" text:class-names="" text:cond-style-name=""><text:span text:style-name="a952" text:class-names="">d["duck"] -&gt; "eend"</text:span></text:p>
                      </text:list-item>
                    </text:list>
                  </text:list-item>
                </text:list>
              </text:list-item>
            </text:list>
            <text:list text:style-name="a957">
              <text:list-item>
                <text:list text:style-name="a957">
                  <text:list-item>
                    <text:list text:style-name="a957">
                      <text:list-item>
                        <text:p text:style-name="a956" text:class-names="" text:cond-style-name=""><text:span text:style-name="a955" text:class-names="">d["back"] # raises KeyError exception</text:span></text:p>
                      </text:list-item>
                    </text:list>
                  </text:list-item>
                </text:list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Delete, insert, overwrite:</text:span></text:p>
              </text:list-item>
            </text:list>
            <text:list text:style-name="a963">
              <text:list-item>
                <text:list text:style-name="a963">
                  <text:list-item>
                    <text:list text:style-name="a963">
                      <text:list-item>
                        <text:p text:style-name="a962" text:class-names="" text:cond-style-name=""><text:span text:style-name="a961" text:class-names="">del d["water"] # {"duck": "eend", "back": "rug"}</text:span></text:p>
                      </text:list-item>
                    </text:list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list text:style-name="a966">
                      <text:list-item>
                        <text:p text:style-name="a965" text:class-names="" text:cond-style-name=""><text:span text:style-name="a964" text:class-names="">d["back"] = "rug" # {"duck": "eend", "back": "rug"}</text:span></text:p>
                      </text:list-item>
                    </text:list>
                  </text:list-item>
                </text:list>
              </text:list-item>
            </text:list>
            <text:list text:style-name="a969">
              <text:list-item>
                <text:list text:style-name="a969">
                  <text:list-item>
                    <text:list text:style-name="a969">
                      <text:list-item>
                        <text:p text:style-name="a968" text:class-names="" text:cond-style-name=""><text:span text:style-name="a967" text:class-names="">d["duck"] = "duik" # {"duck": "duik", "back": "rug"}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48" draw:style-name="a971" draw:master-page-name="Master1-Layout2-obj-Tytuł-i-zawartość" presentation:presentation-page-layout-name="Master1-PPL2" draw:id="Slide-303">
        <draw:frame draw:id="id77" presentation:style-name="a974" draw:name="Rectangle 2" svg:x="1.5in" svg:y="0.33333in" svg:width="8.27778in" svg:height="0.75in" presentation:class="title" presentation:placeholder="false">
          <draw:text-box>
            <text:p text:style-name="a973" text:class-names="" text:cond-style-name=""><text:span text:style-name="a972" text:class-names="">More Dictionary Ops</text:span></text:p>
          </draw:text-box>
          <svg:title/>
          <svg:desc/>
        </draw:frame>
        <draw:frame draw:id="id78" presentation:style-name="a999" draw:name="Rectangle 3" svg:x="1.33333in" svg:y="1.58333in" svg:width="7.91667in" svg:height="5.08333in" presentation:class="outline" presentation:placeholder="false">
          <draw:text-box>
            <text:list text:style-name="a977">
              <text:list-item>
                <text:p text:style-name="a976" text:class-names="" text:cond-style-name=""><text:span text:style-name="a975" text:class-names="">Keys, values, items:</text:span></text:p>
              </text:list-item>
            </text:list>
            <text:list text:style-name="a980">
              <text:list-item>
                <text:list text:style-name="a980">
                  <text:list-item>
                    <text:list text:style-name="a980">
                      <text:list-item>
                        <text:p text:style-name="a979" text:class-names="" text:cond-style-name=""><text:span text:style-name="a978" text:class-names="">d.keys() -&gt; ["duck", "back"]</text:span></text:p>
                      </text:list-item>
                    </text:list>
                  </text:list-item>
                </text:list>
              </text:list-item>
            </text:list>
            <text:list text:style-name="a983">
              <text:list-item>
                <text:list text:style-name="a983">
                  <text:list-item>
                    <text:list text:style-name="a983">
                      <text:list-item>
                        <text:p text:style-name="a982" text:class-names="" text:cond-style-name=""><text:span text:style-name="a981" text:class-names="">d.values() -&gt; ["duik", "rug"]</text:span></text:p>
                      </text:list-item>
                    </text:list>
                  </text:list-item>
                </text:list>
              </text:list-item>
            </text:list>
            <text:list text:style-name="a986">
              <text:list-item>
                <text:list text:style-name="a986">
                  <text:list-item>
                    <text:list text:style-name="a986">
                      <text:list-item>
                        <text:p text:style-name="a985" text:class-names="" text:cond-style-name=""><text:span text:style-name="a984" text:class-names="">d.items() -&gt; [("duck","duik"), ("back","rug")]</text:span></text:p>
                      </text:list-item>
                    </text:list>
                  </text:list-item>
                </text:list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Presence check:</text:span></text:p>
              </text:list-item>
            </text:list>
            <text:list text:style-name="a992">
              <text:list-item>
                <text:list text:style-name="a992">
                  <text:list-item>
                    <text:list text:style-name="a992">
                      <text:list-item>
                        <text:p text:style-name="a991" text:class-names="" text:cond-style-name=""><text:span text:style-name="a990" text:class-names="">d.has_key("duck") -&gt; 1; d.has_key("spam") -&gt; 0</text:span></text:p>
                      </text:list-item>
                    </text:list>
                  </text:list-item>
                </text:list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Values of any type; keys almost any</text:span></text:p>
              </text:list-item>
            </text:list>
            <text:list text:style-name="a998">
              <text:list-item>
                <text:list text:style-name="a998">
                  <text:list-item>
                    <text:list text:style-name="a998">
                      <text:list-item>
                        <text:p text:style-name="a997" text:class-names="" text:cond-style-name=""><text:span text:style-name="a996" text:class-names="">{"name":"Guido", "age":43, ("hello","world"):1,<text:line-break/> <text:s text:c="1"/>42:"yes", "flag": ["red","white","blue"]}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49" draw:style-name="a1000" draw:master-page-name="Master1-Layout2-obj-Tytuł-i-zawartość" presentation:presentation-page-layout-name="Master1-PPL2" draw:id="Slide-304">
        <draw:frame draw:id="id79" presentation:style-name="a1003" draw:name="Rectangle 2" svg:x="1.5in" svg:y="0.33333in" svg:width="8.27778in" svg:height="0.75in" presentation:class="title" presentation:placeholder="false">
          <draw:text-box>
            <text:p text:style-name="a1002" text:class-names="" text:cond-style-name=""><text:span text:style-name="a1001" text:class-names="">Dictionary Details</text:span></text:p>
          </draw:text-box>
          <svg:title/>
          <svg:desc/>
        </draw:frame>
        <draw:frame draw:id="id80" presentation:style-name="a1038" draw:name="Rectangle 3" svg:x="1.33333in" svg:y="1.58333in" svg:width="7.91667in" svg:height="5.08333in" presentation:class="outline" presentation:placeholder="false">
          <draw:text-box>
            <text:list text:style-name="a1008">
              <text:list-item>
                <text:p text:style-name="a1007" text:class-names="" text:cond-style-name=""><text:span text:style-name="a1004" text:class-names="">Keys must be<text:s text:c="1"/></text:span><text:span text:style-name="a1005" text:class-names="">immutable</text:span><text:span text:style-name="a1006" text:class-names="">:</text:span></text:p>
              </text:list-item>
            </text:list>
            <text:list text:style-name="a1011">
              <text:list-item>
                <text:list text:style-name="a1011">
                  <text:list-item>
                    <text:p text:style-name="a1010" text:class-names="" text:cond-style-name=""><text:span text:style-name="a1009" text:class-names="">numbers, strings, tuples of immutables</text:span></text:p>
                  </text:list-item>
                </text:list>
              </text:list-item>
            </text:list>
            <text:list text:style-name="a1014">
              <text:list-item>
                <text:list text:style-name="a1014">
                  <text:list-item>
                    <text:list text:style-name="a1014">
                      <text:list-item>
                        <text:p text:style-name="a1013" text:class-names="" text:cond-style-name=""><text:span text:style-name="a1012" text:class-names="">these cannot be changed after creation</text:span></text:p>
                      </text:list-item>
                    </text:list>
                  </text:list-item>
                </text:list>
              </text:list-item>
            </text:list>
            <text:list text:style-name="a1019">
              <text:list-item>
                <text:list text:style-name="a1019">
                  <text:list-item>
                    <text:p text:style-name="a1018" text:class-names="" text:cond-style-name=""><text:span text:style-name="a1015" text:class-names="">reason is<text:s text:c="1"/></text:span><text:span text:style-name="a1016" text:class-names="">hashing</text:span><text:span text:style-name="a1017" text:class-names=""><text:s text:c="1"/>(fast lookup technique)</text:span></text:p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p text:style-name="a1022" text:class-names="" text:cond-style-name=""><text:span text:style-name="a1020" text:class-names="">not</text:span><text:span text:style-name="a1021" text:class-names=""><text:s text:c="1"/>lists or other dictionaries</text:span></text:p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list text:style-name="a1026">
                      <text:list-item>
                        <text:p text:style-name="a1025" text:class-names="" text:cond-style-name=""><text:span text:style-name="a1024" text:class-names="">these types of objects can be changed "in place"</text:span></text:p>
                      </text:list-item>
                    </text:list>
                  </text:list-item>
                </text:list>
              </text:list-item>
            </text:list>
            <text:list text:style-name="a1029">
              <text:list-item>
                <text:list text:style-name="a1029">
                  <text:list-item>
                    <text:p text:style-name="a1028" text:class-names="" text:cond-style-name=""><text:span text:style-name="a1027" text:class-names="">no restrictions on values</text:span></text:p>
                  </text:list-item>
                </text:list>
              </text:list-item>
            </text:list>
            <text:list text:style-name="a1034">
              <text:list-item>
                <text:p text:style-name="a1033" text:class-names="" text:cond-style-name=""><text:span text:style-name="a1030" text:class-names="">Keys will be listed in<text:s text:c="1"/></text:span><text:span text:style-name="a1031" text:class-names="">arbitrary order</text:span><text:span text:style-name="a1032" text:class-names=""/></text:p>
              </text:list-item>
            </text:list>
            <text:list text:style-name="a1037">
              <text:list-item>
                <text:list text:style-name="a1037">
                  <text:list-item>
                    <text:p text:style-name="a1036" text:class-names="" text:cond-style-name=""><text:span text:style-name="a1035" text:class-names="">again, because of hashing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5" draw:style-name="a1039" draw:master-page-name="Master1-Layout2-obj-Tytuł-i-zawartość" presentation:presentation-page-layout-name="Master1-PPL2" draw:id="Slide-340">
        <draw:frame draw:id="id81" presentation:style-name="a1042" draw:name="Rectangle 2" svg:x="1.5in" svg:y="0.33333in" svg:width="8.27778in" svg:height="0.75in" presentation:class="title" presentation:placeholder="false">
          <draw:text-box>
            <text:p text:style-name="a1041" text:class-names="" text:cond-style-name=""><text:span text:style-name="a1040" text:class-names="">Tuples</text:span></text:p>
          </draw:text-box>
          <svg:title/>
          <svg:desc/>
        </draw:frame>
        <draw:frame draw:id="id82" presentation:style-name="a1064" draw:name="Rectangle 3" svg:x="1.33333in" svg:y="1.58333in" svg:width="7.91667in" svg:height="5.08333in" presentation:class="outline" presentation:placeholder="false">
          <draw:text-box>
            <text:list text:style-name="a1045">
              <text:list-item>
                <text:p text:style-name="a1044" text:class-names="" text:cond-style-name=""><text:span text:style-name="a1043" text:class-names="">key = (lastname, firstname)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>point = x, y, z<text:tab/> # parentheses optional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x, y, z = point <text:s text:c="2"/># unpack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lastname = key[0]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singleton = (1,)<text:tab/> # trailing comma!!!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empty = ()<text:tab/><text:tab/> # parentheses!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>tuples vs. lists; tuples immutable</text:span></text:p>
              </text:list-item>
            </text:list>
          </draw:text-box>
          <svg:title/>
          <svg:desc/>
        </draw:frame>
      </draw:page>
      <draw:page draw:name="Slide38" draw:style-name="a1065" draw:master-page-name="Master1-Layout2-obj-Tytuł-i-zawartość" presentation:presentation-page-layout-name="Master1-PPL2" draw:id="Slide-293">
        <draw:frame draw:id="id83" presentation:style-name="a1068" draw:name="Rectangle 2" svg:x="1.5in" svg:y="0.33333in" svg:width="8.27778in" svg:height="0.75in" presentation:class="title" presentation:placeholder="false">
          <draw:text-box>
            <text:p text:style-name="a1067" text:class-names="" text:cond-style-name=""><text:span text:style-name="a1066" text:class-names="">Variables</text:span></text:p>
          </draw:text-box>
          <svg:title/>
          <svg:desc/>
        </draw:frame>
        <draw:frame draw:id="id84" presentation:style-name="a1097" draw:name="Rectangle 3" svg:x="1.33333in" svg:y="1.58333in" svg:width="7.91667in" svg:height="5.08333in" presentation:class="outline" presentation:placeholder="false">
          <draw:text-box>
            <text:list text:style-name="a1071">
              <text:list-item>
                <text:p text:style-name="a1070" text:class-names="" text:cond-style-name=""><text:span text:style-name="a1069" text:class-names="">No need to declare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Need to assign (initialize)</text:span></text:p>
              </text:list-item>
            </text:list>
            <text:list text:style-name="a1077">
              <text:list-item>
                <text:list text:style-name="a1077">
                  <text:list-item>
                    <text:list text:style-name="a1077">
                      <text:list-item>
                        <text:p text:style-name="a1076" text:class-names="" text:cond-style-name=""><text:span text:style-name="a1075" text:class-names="">use of uninitialized variable raises exception</text:span></text:p>
                      </text:list-item>
                    </text:list>
                  </text:list-item>
                </text:list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Not typed</text:span></text:p>
              </text:list-item>
            </text:list>
            <text:list text:style-name="a1083">
              <text:list-item>
                <text:list text:style-name="a1083">
                  <text:list-item>
                    <text:list text:style-name="a1083">
                      <text:list-item>
                        <text:p text:style-name="a1082" text:class-names="" text:cond-style-name=""><text:span text:style-name="a1081" text:class-names="">if friendly: greeting = "hello world"</text:span></text:p>
                      </text:list-item>
                    </text:list>
                  </text:list-item>
                </text:list>
              </text:list-item>
            </text:list>
            <text:list text:style-name="a1086">
              <text:list-item>
                <text:list text:style-name="a1086">
                  <text:list-item>
                    <text:list text:style-name="a1086">
                      <text:list-item>
                        <text:p text:style-name="a1085" text:class-names="" text:cond-style-name=""><text:span text:style-name="a1084" text:class-names="">else: greeting = 12**2</text:span></text:p>
                      </text:list-item>
                    </text:list>
                  </text:list-item>
                </text:list>
              </text:list-item>
            </text:list>
            <text:list text:style-name="a1089">
              <text:list-item>
                <text:list text:style-name="a1089">
                  <text:list-item>
                    <text:list text:style-name="a1089">
                      <text:list-item>
                        <text:p text:style-name="a1088" text:class-names="" text:cond-style-name=""><text:span text:style-name="a1087" text:class-names="">print greeting</text:span></text:p>
                      </text:list-item>
                    </text:list>
                  </text:list-item>
                </text:list>
              </text:list-item>
            </text:list>
            <text:list text:style-name="a1093">
              <text:list-item>
                <text:p text:style-name="a1092" text:class-names="" text:cond-style-name=""><text:span text:style-name="a1090" text:class-names="">Everything</text:span><text:span text:style-name="a1091" text:class-names=""><text:s text:c="1"/>is a "variable":</text:span></text:p>
              </text:list-item>
            </text:list>
            <text:list text:style-name="a1096">
              <text:list-item>
                <text:list text:style-name="a1096">
                  <text:list-item>
                    <text:list text:style-name="a1096">
                      <text:list-item>
                        <text:p text:style-name="a1095" text:class-names="" text:cond-style-name=""><text:span text:style-name="a1094" text:class-names="">Even functions, classes, modules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50" draw:style-name="a1098" draw:master-page-name="Master1-Layout2-obj-Tytuł-i-zawartość" presentation:presentation-page-layout-name="Master1-PPL2" draw:id="Slide-305">
        <draw:frame draw:id="id85" presentation:style-name="a1101" draw:name="Rectangle 2" svg:x="1.5in" svg:y="0.33333in" svg:width="8.27778in" svg:height="0.75in" presentation:class="title" presentation:placeholder="false">
          <draw:text-box>
            <text:p text:style-name="a1100" text:class-names="" text:cond-style-name=""><text:span text:style-name="a1099" text:class-names="">Reference Semantics</text:span></text:p>
          </draw:text-box>
          <svg:title/>
          <svg:desc/>
        </draw:frame>
        <draw:frame draw:id="id86" presentation:style-name="a1136" draw:name="Rectangle 3" svg:x="1.33333in" svg:y="1.58333in" svg:width="7.91667in" svg:height="5.08333in" presentation:class="outline" presentation:placeholder="false">
          <draw:text-box>
            <text:list text:style-name="a1104">
              <text:list-item>
                <text:p text:style-name="a1103" text:class-names="" text:cond-style-name=""><text:span text:style-name="a1102" text:class-names="">Assignment manipulates references</text:span></text:p>
              </text:list-item>
            </text:list>
            <text:list text:style-name="a1109">
              <text:list-item>
                <text:list text:style-name="a1109">
                  <text:list-item>
                    <text:list text:style-name="a1109">
                      <text:list-item>
                        <text:p text:style-name="a1108" text:class-names="" text:cond-style-name=""><text:span text:style-name="a1105" text:class-names="">x = y<text:s text:c="1"/></text:span><text:span text:style-name="a1106" text:class-names="">does not make a copy</text:span><text:span text:style-name="a1107" text:class-names=""><text:s text:c="1"/>of y</text:span></text:p>
                      </text:list-item>
                    </text:list>
                  </text:list-item>
                </text:list>
              </text:list-item>
            </text:list>
            <text:list text:style-name="a1114">
              <text:list-item>
                <text:list text:style-name="a1114">
                  <text:list-item>
                    <text:list text:style-name="a1114">
                      <text:list-item>
                        <text:p text:style-name="a1113" text:class-names="" text:cond-style-name=""><text:span text:style-name="a1110" text:class-names="">x = y makes x<text:s text:c="1"/></text:span><text:span text:style-name="a1111" text:class-names="">reference</text:span><text:span text:style-name="a1112" text:class-names=""><text:s text:c="1"/>the object y references</text:span></text:p>
                      </text:list-item>
                    </text:list>
                  </text:list-item>
                </text:list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Very useful; but beware!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>Example:</text:span></text:p>
              </text:list-item>
            </text:list>
            <text:list text:style-name="a1123">
              <text:list-item>
                <text:list text:style-name="a1123">
                  <text:list-item>
                    <text:list text:style-name="a1123">
                      <text:list-item>
                        <text:p text:style-name="a1122" text:class-names="" text:cond-style-name=""><text:span text:style-name="a1121" text:class-names="">&gt;&gt;&gt; a = [1, 2, 3]</text:span></text:p>
                      </text:list-item>
                    </text:list>
                  </text:list-item>
                </text:list>
              </text:list-item>
            </text:list>
            <text:list text:style-name="a1126">
              <text:list-item>
                <text:list text:style-name="a1126">
                  <text:list-item>
                    <text:list text:style-name="a1126">
                      <text:list-item>
                        <text:p text:style-name="a1125" text:class-names="" text:cond-style-name=""><text:span text:style-name="a1124" text:class-names="">&gt;&gt;&gt; b = a</text:span></text:p>
                      </text:list-item>
                    </text:list>
                  </text:list-item>
                </text:list>
              </text:list-item>
            </text:list>
            <text:list text:style-name="a1129">
              <text:list-item>
                <text:list text:style-name="a1129">
                  <text:list-item>
                    <text:list text:style-name="a1129">
                      <text:list-item>
                        <text:p text:style-name="a1128" text:class-names="" text:cond-style-name=""><text:span text:style-name="a1127" text:class-names="">&gt;&gt;&gt; a.append(4)</text:span></text:p>
                      </text:list-item>
                    </text:list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list text:style-name="a1132">
                      <text:list-item>
                        <text:p text:style-name="a1131" text:class-names="" text:cond-style-name=""><text:span text:style-name="a1130" text:class-names="">&gt;&gt;&gt; print b</text:span></text:p>
                      </text:list-item>
                    </text:list>
                  </text:list-item>
                </text:list>
              </text:list-item>
            </text:list>
            <text:list text:style-name="a1135">
              <text:list-item>
                <text:list text:style-name="a1135">
                  <text:list-item>
                    <text:list text:style-name="a1135">
                      <text:list-item>
                        <text:p text:style-name="a1134" text:class-names="" text:cond-style-name=""><text:span text:style-name="a1133" text:class-names="">[1, 2, 3, 4]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51" draw:style-name="a1137" draw:master-page-name="Master1-Layout6-titleOnly-Tylko-tytuł" presentation:presentation-page-layout-name="Master1-PPL6" draw:id="Slide-306">
        <draw:g draw:name="Group 27" draw:id="id87">
          <svg:title/>
          <svg:desc/>
          <draw:frame draw:id="id107" draw:style-name="a1197" draw:name="Text Box 5" svg:x="4.58681in" svg:y="3.25in" svg:width="0.40104in" svg:height="0.5in">
            <draw:text-box>
              <text:p text:style-name="a1196" text:class-names="" text:cond-style-name=""><text:span text:style-name="a1195" text:class-names="">a</text:span></text:p>
            </draw:text-box>
            <svg:title/>
            <svg:desc/>
          </draw:frame>
          <draw:custom-shape svg:x="5.00521in" svg:y="3.5in" svg:width="1.08333in" svg:height="0.41667in" draw:id="id108" draw:style-name="a1201" draw:name="Line 6">
            <svg:title/>
            <svg:desc/>
            <text:p text:style-name="a1199" text:class-names="" text:cond-style-name=""><text:span text:style-name="a119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6.17188in" svg:y="3.58333in" svg:width="0.58333in" svg:height="0.83333in" draw:id="id109" draw:style-name="a1204" draw:name="Rectangle 7">
            <svg:title/>
            <svg:desc/>
            <text:p text:style-name="a1203" text:class-names="" text:cond-style-name=""><text:span text:style-name="a1202" text:class-names="">1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75521in" svg:y="3.58333in" svg:width="0.58333in" svg:height="0.83333in" draw:id="id110" draw:style-name="a1207" draw:name="Rectangle 8">
            <svg:title/>
            <svg:desc/>
            <text:p text:style-name="a1206" text:class-names="" text:cond-style-name=""><text:span text:style-name="a1205" text:class-names="">2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33854in" svg:y="3.58333in" svg:width="0.58333in" svg:height="0.83333in" draw:id="id111" draw:style-name="a1210" draw:name="Rectangle 9">
            <svg:title/>
            <svg:desc/>
            <text:p text:style-name="a1209" text:class-names="" text:cond-style-name=""><text:span text:style-name="a1208" text:class-names="">3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12" draw:style-name="a1213" draw:name="Text Box 12" svg:x="4.58333in" svg:y="4.25in" svg:width="0.40972in" svg:height="0.5in">
            <draw:text-box>
              <text:p text:style-name="a1212" text:class-names="" text:cond-style-name=""><text:span text:style-name="a1211" text:class-names="">b</text:span></text:p>
            </draw:text-box>
            <svg:title/>
            <svg:desc/>
          </draw:frame>
          <draw:custom-shape svg:x="5.00521in" svg:y="4.08333in" svg:width="1.08333in" svg:height="0.41667in" draw:id="id113" draw:style-name="a1217" draw:name="Line 13">
            <svg:title/>
            <svg:desc/>
            <text:p text:style-name="a1215" text:class-names="" text:cond-style-name=""><text:span text:style-name="a121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frame draw:id="id88" draw:style-name="a1140" draw:name="Text Box 15" svg:x="4.58681in" svg:y="5.16667in" svg:width="0.40104in" svg:height="0.5in">
          <draw:text-box>
            <text:p text:style-name="a1139" text:class-names="" text:cond-style-name=""><text:span text:style-name="a1138" text:class-names="">a</text:span></text:p>
          </draw:text-box>
          <svg:title/>
          <svg:desc/>
        </draw:frame>
        <draw:custom-shape svg:x="5.00521in" svg:y="5.41667in" svg:width="1.08333in" svg:height="0.41667in" draw:id="id89" draw:style-name="a1144" draw:name="Line 16">
          <svg:title/>
          <svg:desc/>
          <text:p text:style-name="a1142" text:class-names="" text:cond-style-name=""><text:span text:style-name="a114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17188in" svg:y="5.5in" svg:width="0.58333in" svg:height="0.83333in" draw:id="id90" draw:style-name="a1147" draw:name="Rectangle 17">
          <svg:title/>
          <svg:desc/>
          <text:p text:style-name="a1146" text:class-names="" text:cond-style-name=""><text:span text:style-name="a1145" text:class-names="">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5521in" svg:y="5.5in" svg:width="0.58333in" svg:height="0.83333in" draw:id="id91" draw:style-name="a1150" draw:name="Rectangle 18">
          <svg:title/>
          <svg:desc/>
          <text:p text:style-name="a1149" text:class-names="" text:cond-style-name=""><text:span text:style-name="a1148" text:class-names="">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3854in" svg:y="5.5in" svg:width="0.58333in" svg:height="0.83333in" draw:id="id92" draw:style-name="a1153" draw:name="Rectangle 19">
          <svg:title/>
          <svg:desc/>
          <text:p text:style-name="a1152" text:class-names="" text:cond-style-name=""><text:span text:style-name="a1151" text:class-names="">3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draw:style-name="a1156" draw:name="Text Box 20" svg:x="4.58333in" svg:y="6.16667in" svg:width="0.40972in" svg:height="0.5in">
          <draw:text-box>
            <text:p text:style-name="a1155" text:class-names="" text:cond-style-name=""><text:span text:style-name="a1154" text:class-names="">b</text:span></text:p>
          </draw:text-box>
          <svg:title/>
          <svg:desc/>
        </draw:frame>
        <draw:custom-shape svg:x="5.00521in" svg:y="6in" svg:width="1.08333in" svg:height="0.41667in" draw:id="id94" draw:style-name="a1160" draw:name="Line 21">
          <svg:title/>
          <svg:desc/>
          <text:p text:style-name="a1158" text:class-names="" text:cond-style-name=""><text:span text:style-name="a115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7.92708in" svg:y="5.5in" svg:width="0.58333in" svg:height="0.83333in" draw:id="id95" draw:style-name="a1163" draw:name="Rectangle 22">
          <svg:title/>
          <svg:desc/>
          <text:p text:style-name="a1162" text:class-names="" text:cond-style-name=""><text:span text:style-name="a11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6" draw:style-name="a1166" draw:name="Text Box 23" svg:x="8in" svg:y="5.66667in" svg:width="0.41319in" svg:height="0.5in">
          <draw:text-box>
            <text:p text:style-name="a1165" text:class-names="" text:cond-style-name=""><text:span text:style-name="a1164" text:class-names="">4</text:span></text:p>
          </draw:text-box>
          <svg:title/>
          <svg:desc/>
        </draw:frame>
        <draw:frame draw:id="id97" draw:style-name="a1169" draw:name="Text Box 24" svg:x="1.75in" svg:y="2.16667in" svg:width="2.32639in" svg:height="0.5in">
          <draw:text-box>
            <text:p text:style-name="a1168" text:class-names="" text:cond-style-name=""><text:span text:style-name="a1167" text:class-names="">a = [1, 2, 3]</text:span></text:p>
          </draw:text-box>
          <svg:title/>
          <svg:desc/>
        </draw:frame>
        <draw:frame draw:id="id98" draw:style-name="a1172" draw:name="Text Box 26" svg:x="1.75in" svg:y="5.66667in" svg:width="2.27083in" svg:height="0.5in">
          <draw:text-box>
            <text:p text:style-name="a1171" text:class-names="" text:cond-style-name=""><text:span text:style-name="a1170" text:class-names="">a.append(4)</text:span></text:p>
          </draw:text-box>
          <svg:title/>
          <svg:desc/>
        </draw:frame>
        <draw:frame draw:id="id99" draw:style-name="a1175" draw:name="Text Box 28" svg:x="1.75in" svg:y="3.75in" svg:width="1.11806in" svg:height="0.5in">
          <draw:text-box>
            <text:p text:style-name="a1174" text:class-names="" text:cond-style-name=""><text:span text:style-name="a1173" text:class-names="">b = a</text:span></text:p>
          </draw:text-box>
          <svg:title/>
          <svg:desc/>
        </draw:frame>
        <draw:g draw:name="Group 38" draw:id="id100">
          <svg:title/>
          <svg:desc/>
          <draw:frame draw:id="id102" draw:style-name="a1181" draw:name="Text Box 30" svg:x="4.58333in" svg:y="2.08333in" svg:width="0.40104in" svg:height="0.5in">
            <draw:text-box>
              <text:p text:style-name="a1180" text:class-names="" text:cond-style-name=""><text:span text:style-name="a1179" text:class-names="">a</text:span></text:p>
            </draw:text-box>
            <svg:title/>
            <svg:desc/>
          </draw:frame>
          <draw:custom-shape svg:x="5in" svg:y="2.41667in" svg:width="1.08507in" svg:height="0in" draw:id="id103" draw:style-name="a1185" draw:name="Line 31">
            <svg:title/>
            <svg:desc/>
            <text:p text:style-name="a1183" text:class-names="" text:cond-style-name=""><text:span text:style-name="a118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6.1684in" svg:y="2in" svg:width="0.58333in" svg:height="0.83333in" draw:id="id104" draw:style-name="a1188" draw:name="Rectangle 32">
            <svg:title/>
            <svg:desc/>
            <text:p text:style-name="a1187" text:class-names="" text:cond-style-name=""><text:span text:style-name="a1186" text:class-names="">1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75174in" svg:y="2in" svg:width="0.58333in" svg:height="0.83333in" draw:id="id105" draw:style-name="a1191" draw:name="Rectangle 33">
            <svg:title/>
            <svg:desc/>
            <text:p text:style-name="a1190" text:class-names="" text:cond-style-name=""><text:span text:style-name="a1189" text:class-names="">2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33507in" svg:y="2in" svg:width="0.58333in" svg:height="0.83333in" draw:id="id106" draw:style-name="a1194" draw:name="Rectangle 34">
            <svg:title/>
            <svg:desc/>
            <text:p text:style-name="a1193" text:class-names="" text:cond-style-name=""><text:span text:style-name="a1192" text:class-names="">3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01" presentation:style-name="a1178" draw:name="Rectangle 39" svg:x="1.5in" svg:y="0.33333in" svg:width="8.27778in" svg:height="0.75in" presentation:class="title" presentation:placeholder="false">
          <draw:text-box>
            <text:p text:style-name="a1177" text:class-names="" text:cond-style-name=""><text:span text:style-name="a1176" text:class-names="">Changing a Shared List</text:span></text:p>
          </draw:text-box>
          <svg:title/>
          <svg:desc/>
        </draw:frame>
      </draw:page>
      <draw:page draw:name="Slide52" draw:style-name="a1218" draw:master-page-name="Master1-Layout6-titleOnly-Tylko-tytuł" presentation:presentation-page-layout-name="Master1-PPL6" draw:id="Slide-307">
        <draw:frame draw:id="id114" draw:style-name="a1221" draw:name="Text Box 5" svg:x="3.92014in" svg:y="2.88021in" svg:width="0.40104in" svg:height="0.5in">
          <draw:text-box>
            <text:p text:style-name="a1220" text:class-names="" text:cond-style-name=""><text:span text:style-name="a1219" text:class-names="">a</text:span></text:p>
          </draw:text-box>
          <svg:title/>
          <svg:desc/>
        </draw:frame>
        <draw:custom-shape svg:x="4.33854in" svg:y="3.16667in" svg:width="1.08333in" svg:height="0.41667in" draw:id="id115" draw:style-name="a1225" draw:name="Line 6">
          <svg:title/>
          <svg:desc/>
          <text:p text:style-name="a1223" text:class-names="" text:cond-style-name=""><text:span text:style-name="a122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50521in" svg:y="3.25in" svg:width="0.58333in" svg:height="0.83333in" draw:id="id116" draw:style-name="a1228" draw:name="Rectangle 7">
          <svg:title/>
          <svg:desc/>
          <text:p text:style-name="a1227" text:class-names="" text:cond-style-name=""><text:span text:style-name="a1226" text:class-names="">1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draw:style-name="a1231" draw:name="Text Box 10" svg:x="3.91667in" svg:y="3.91667in" svg:width="0.40972in" svg:height="0.5in">
          <draw:text-box>
            <text:p text:style-name="a1230" text:class-names="" text:cond-style-name=""><text:span text:style-name="a1229" text:class-names="">b</text:span></text:p>
          </draw:text-box>
          <svg:title/>
          <svg:desc/>
        </draw:frame>
        <draw:custom-shape svg:x="4.33854in" svg:y="3.75in" svg:width="1.08333in" svg:height="0.41667in" draw:id="id118" draw:style-name="a1235" draw:name="Line 11">
          <svg:title/>
          <svg:desc/>
          <text:p text:style-name="a1233" text:class-names="" text:cond-style-name=""><text:span text:style-name="a123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19" draw:style-name="a1238" draw:name="Text Box 13" svg:x="3.92014in" svg:y="4.89236in" svg:width="0.40104in" svg:height="0.5in">
          <draw:text-box>
            <text:p text:style-name="a1237" text:class-names="" text:cond-style-name=""><text:span text:style-name="a1236" text:class-names="">a</text:span></text:p>
          </draw:text-box>
          <svg:title/>
          <svg:desc/>
        </draw:frame>
        <draw:custom-shape svg:x="4.33854in" svg:y="5.16667in" svg:width="1.07812in" svg:height="0in" draw:id="id120" draw:style-name="a1242" draw:name="Line 14">
          <svg:title/>
          <svg:desc/>
          <text:p text:style-name="a1240" text:class-names="" text:cond-style-name=""><text:span text:style-name="a123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50521in" svg:y="5.75in" svg:width="0.58333in" svg:height="0.83333in" draw:id="id121" draw:style-name="a1245" draw:name="Rectangle 15">
          <svg:title/>
          <svg:desc/>
          <text:p text:style-name="a1244" text:class-names="" text:cond-style-name=""><text:span text:style-name="a1243" text:class-names="">1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draw:style-name="a1248" draw:name="Text Box 18" svg:x="3.91667in" svg:y="5.91667in" svg:width="0.40972in" svg:height="0.5in">
          <draw:text-box>
            <text:p text:style-name="a1247" text:class-names="" text:cond-style-name=""><text:span text:style-name="a1246" text:class-names="">b</text:span></text:p>
          </draw:text-box>
          <svg:title/>
          <svg:desc/>
        </draw:frame>
        <draw:custom-shape svg:x="4.33333in" svg:y="6.16667in" svg:width="1.08333in" svg:height="0in" draw:id="id123" draw:style-name="a1252" draw:name="Line 19">
          <svg:title/>
          <svg:desc/>
          <text:p text:style-name="a1250" text:class-names="" text:cond-style-name=""><text:span text:style-name="a124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24" draw:style-name="a1255" draw:name="Text Box 22" svg:x="1.08333in" svg:y="1.83333in" svg:width="1.12153in" svg:height="0.5in">
          <draw:text-box>
            <text:p text:style-name="a1254" text:class-names="" text:cond-style-name=""><text:span text:style-name="a1253" text:class-names="">a = 1</text:span></text:p>
          </draw:text-box>
          <svg:title/>
          <svg:desc/>
        </draw:frame>
        <draw:frame draw:id="id125" draw:style-name="a1258" draw:name="Text Box 23" svg:x="1.08333in" svg:y="5.33333in" svg:width="1.59375in" svg:height="0.5in">
          <draw:text-box>
            <text:p text:style-name="a1257" text:class-names="" text:cond-style-name=""><text:span text:style-name="a1256" text:class-names="">a = a+1</text:span></text:p>
          </draw:text-box>
          <svg:title/>
          <svg:desc/>
        </draw:frame>
        <draw:frame draw:id="id126" draw:style-name="a1261" draw:name="Text Box 24" svg:x="1.08333in" svg:y="3.41667in" svg:width="1.11806in" svg:height="0.5in">
          <draw:text-box>
            <text:p text:style-name="a1260" text:class-names="" text:cond-style-name=""><text:span text:style-name="a1259" text:class-names="">b = a</text:span></text:p>
          </draw:text-box>
          <svg:title/>
          <svg:desc/>
        </draw:frame>
        <draw:g draw:name="Group 30" draw:id="id127">
          <svg:title/>
          <svg:desc/>
          <draw:frame draw:id="id133" draw:style-name="a1286" draw:name="Text Box 25" svg:x="3.91667in" svg:y="1.75in" svg:width="0.40104in" svg:height="0.5in">
            <draw:text-box>
              <text:p text:style-name="a1285" text:class-names="" text:cond-style-name=""><text:span text:style-name="a1284" text:class-names="">a</text:span></text:p>
            </draw:text-box>
            <svg:title/>
            <svg:desc/>
          </draw:frame>
          <draw:custom-shape svg:x="4.33333in" svg:y="2.08333in" svg:width="1.08507in" svg:height="0in" draw:id="id134" draw:style-name="a1290" draw:name="Line 26">
            <svg:title/>
            <svg:desc/>
            <text:p text:style-name="a1288" text:class-names="" text:cond-style-name=""><text:span text:style-name="a128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50174in" svg:y="1.66667in" svg:width="0.58333in" svg:height="0.83333in" draw:id="id135" draw:style-name="a1293" draw:name="Rectangle 27">
            <svg:title/>
            <svg:desc/>
            <text:p text:style-name="a1292" text:class-names="" text:cond-style-name=""><text:span text:style-name="a1291" text:class-names="">1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5.5in" svg:y="4.75in" svg:width="0.58333in" svg:height="0.83333in" draw:id="id128" draw:style-name="a1264" draw:name="Rectangle 32">
          <svg:title/>
          <svg:desc/>
          <text:p text:style-name="a1263" text:class-names="" text:cond-style-name=""><text:span text:style-name="a1262" text:class-names="">2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9" presentation:style-name="a1267" draw:name="Rectangle 33" svg:x="1.5in" svg:y="0.33333in" svg:width="8.27778in" svg:height="0.75in" presentation:class="title" presentation:placeholder="false">
          <draw:text-box>
            <text:p text:style-name="a1266" text:class-names="" text:cond-style-name=""><text:span text:style-name="a1265" text:class-names="">Changing an Integer</text:span></text:p>
          </draw:text-box>
          <svg:title/>
          <svg:desc/>
        </draw:frame>
        <draw:custom-shape svg:x="4.33333in" svg:y="5.41667in" svg:width="1.08333in" svg:height="0.58333in" draw:id="id130" draw:style-name="a1272" draw:name="Line 38">
          <svg:title/>
          <svg:desc/>
          <text:p text:style-name="a1269" text:class-names="" text:cond-style-name=""><text:span text:style-name="a126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33333in" svg:y="5.45313in" svg:width="2.66667in" svg:height="0.66667in" draw:id="id131" draw:style-name="a1277" draw:name="AutoShape 41">
          <svg:title/>
          <svg:desc/>
          <text:p text:style-name="a1274" text:class-names="" text:cond-style-name=""><text:span text:style-name="a1273" text:class-names="">old reference deleted</text:span></text:p>
          <text:p text:style-name="a1276" text:class-names="" text:cond-style-name=""><text:span text:style-name="a1275" text:class-names="">by assignment (a=...)</text:span></text:p>
          <draw:enhanced-geometry xmlns:dr3d="urn:oasis:names:tc:opendocument:xmlns:dr3d:1.0" draw:type="non-primitive" svg:viewBox="0 0 21600 216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 draw:text-areas="0 0 21600 21600" draw:glue-points="?f40 ?f41" draw:glue-point-leaving-directions="180" draw:modifiers="-12403 7313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svg:x="6.33333in" svg:y="4in" svg:width="2.66667in" svg:height="0.66667in" draw:id="id132" draw:style-name="a1283" draw:name="AutoShape 43">
          <svg:title/>
          <svg:desc/>
          <text:p text:style-name="a1279" text:class-names="" text:cond-style-name=""><text:span text:style-name="a1278" text:class-names="">new int object created</text:span></text:p>
          <text:p text:style-name="a1282" text:class-names="" text:cond-style-name=""><text:span text:style-name="a1280" text:class-names="">by add operator (1+1)</text:span><text:span text:style-name="a1281" text:class-names=""/></text:p>
          <draw:enhanced-geometry xmlns:dr3d="urn:oasis:names:tc:opendocument:xmlns:dr3d:1.0" draw:type="non-primitive" svg:viewBox="0 0 21600 2160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 draw:text-areas="0 0 21600 21600" draw:glue-points="?f40 ?f41" draw:glue-point-leaving-directions="180" draw:modifiers="-1814 28069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Slide40" draw:style-name="a1294" draw:master-page-name="Master1-Layout4-twoObj-Dwa-elementy-zawartości" presentation:presentation-page-layout-name="Master1-PPL4" draw:id="Slide-295">
        <draw:frame draw:id="id136" presentation:style-name="a1297" draw:name="Rectangle 2" svg:x="1.5in" svg:y="0.33333in" svg:width="8.27778in" svg:height="0.75in" presentation:class="title" presentation:placeholder="false">
          <draw:text-box>
            <text:p text:style-name="a1296" text:class-names="" text:cond-style-name=""><text:span text:style-name="a1295" text:class-names="">Control Structures</text:span></text:p>
          </draw:text-box>
          <svg:title/>
          <svg:desc/>
        </draw:frame>
        <draw:frame draw:id="id137" presentation:style-name="a1326" draw:name="Rectangle 3" svg:x="1.33333in" svg:y="1.58333in" svg:width="3.88021in" svg:height="5.08333in" presentation:class="outline" presentation:placeholder="false">
          <draw:text-box>
            <text:list text:style-name="a1302">
              <text:list-item>
                <text:p text:style-name="a1301" text:class-names="" text:cond-style-name=""><text:span text:style-name="a1298" text:class-names="">if<text:s text:c="1"/></text:span><text:span text:style-name="a1299" text:class-names="">condition</text:span><text:span text:style-name="a1300" text:class-names="">: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3" text:class-names=""><text:s text:c="4"/></text:span><text:span text:style-name="a1304" text:class-names="">statements</text:span><text:span text:style-name="a1305" text:class-names=""/></text:p>
              </text:list-item>
            </text:list>
            <text:list text:style-name="a1312">
              <text:list-item>
                <text:p text:style-name="a1311" text:class-names="" text:cond-style-name=""><text:span text:style-name="a1308" text:class-names="">[elif<text:s text:c="1"/></text:span><text:span text:style-name="a1309" text:class-names="">condition</text:span><text:span text:style-name="a1310" text:class-names="">: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3" text:class-names=""><text:s text:c="4"/></text:span><text:span text:style-name="a1314" text:class-names="">statements</text:span><text:span text:style-name="a1315" text:class-names="">] ...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else: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1" text:class-names=""><text:s text:c="4"/></text:span><text:span text:style-name="a1322" text:class-names="">statements</text:span><text:span text:style-name="a1323" text:class-names=""/></text:p>
              </text:list-item>
            </text:list>
          </draw:text-box>
          <svg:title/>
          <svg:desc/>
        </draw:frame>
        <draw:frame draw:id="id138" presentation:style-name="a1361" draw:name="Rectangle 4" svg:x="5.36979in" svg:y="1.58333in" svg:width="3.88021in" svg:height="5.08333in" presentation:class="outline" presentation:placeholder="false">
          <draw:text-box>
            <text:list text:style-name="a1331">
              <text:list-item>
                <text:p text:style-name="a1330" text:class-names="" text:cond-style-name=""><text:span text:style-name="a1327" text:class-names="">while<text:s text:c="1"/></text:span><text:span text:style-name="a1328" text:class-names="">condition</text:span><text:span text:style-name="a1329" text:class-names="">: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2" text:class-names=""><text:s text:c="4"/></text:span><text:span text:style-name="a1333" text:class-names="">statements</text:span><text:span text:style-name="a1334" text:class-names=""/></text:p>
              </text:list-item>
            </text:list>
            <text:list text:style-name="a1339">
              <text:list-item>
                <text:p text:style-name="a1338" text:class-names="" text:cond-style-name=""><text:span text:style-name="a1337" text:class-names=""/></text:p>
              </text:list-item>
            </text:list>
            <text:list text:style-name="a1346">
              <text:list-item>
                <text:p text:style-name="a1345" text:class-names="" text:cond-style-name=""><text:span text:style-name="a1340" text:class-names="">for<text:s text:c="1"/></text:span><text:span text:style-name="a1341" text:class-names="">var</text:span><text:span text:style-name="a1342" text:class-names=""><text:s text:c="1"/>in<text:s text:c="1"/></text:span><text:span text:style-name="a1343" text:class-names="">sequence</text:span><text:span text:style-name="a1344" text:class-names="">:</text:span></text:p>
              </text:list-item>
            </text:list>
            <text:list text:style-name="a1351">
              <text:list-item>
                <text:p text:style-name="a1350" text:class-names="" text:cond-style-name=""><text:span text:style-name="a1347" text:class-names=""><text:s text:c="4"/></text:span><text:span text:style-name="a1348" text:class-names="">statements</text:span><text:span text:style-name="a1349" text:class-names=""/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/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break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>continue</text:span></text:p>
              </text:list-item>
            </text:list>
          </draw:text-box>
          <svg:title/>
          <svg:desc/>
        </draw:frame>
      </draw:page>
      <draw:page draw:name="Slide53" draw:style-name="a1362" draw:master-page-name="Master1-Layout4-twoObj-Dwa-elementy-zawartości" presentation:presentation-page-layout-name="Master1-PPL4" draw:id="Slide-308">
        <draw:frame draw:id="id139" presentation:style-name="a1365" draw:name="Rectangle 7" svg:x="1.5in" svg:y="0.33333in" svg:width="8.27778in" svg:height="0.75in" presentation:class="title" presentation:placeholder="false">
          <draw:text-box>
            <text:p text:style-name="a1364" text:class-names="" text:cond-style-name=""><text:span text:style-name="a1363" text:class-names="">Grouping Indentation</text:span></text:p>
          </draw:text-box>
          <svg:title/>
          <svg:desc/>
        </draw:frame>
        <draw:frame draw:id="id140" presentation:style-name="a1390" draw:name="Rectangle 8" svg:x="1.33333in" svg:y="1.58333in" svg:width="3.875in" svg:height="5.08333in" presentation:class="outline" presentation:placeholder="false">
          <draw:text-box>
            <text:list text:style-name="a1368">
              <text:list-item>
                <text:p text:style-name="a1367" text:class-names="" text:cond-style-name=""><text:span text:style-name="a1366" text:class-names="">In Python:</text:span></text:p>
              </text:list-item>
            </text:list>
            <text:list text:style-name="a1371">
              <text:list-item>
                <text:p text:style-name="a1370" text:class-names="" text:cond-style-name=""><text:span text:style-name="a1369" text:class-names=""/></text:p>
              </text:list-item>
            </text:list>
            <text:list text:style-name="a1374">
              <text:list-item>
                <text:p text:style-name="a1373" text:class-names="" text:cond-style-name=""><text:span text:style-name="a1372" text:class-names="">for i in range(20):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><text:s text:c="4"/>if i%3 == 0: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><text:s text:c="8"/>print i</text:span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><text:s text:c="8"/>if i%5 == 0: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><text:s text:c="12"/>print "Bingo!"</text:span></text:p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><text:s text:c="4"/>print "---"</text:span></text:p>
              </text:list-item>
            </text:list>
          </draw:text-box>
          <svg:title/>
          <svg:desc/>
        </draw:frame>
        <draw:frame draw:id="id141" presentation:style-name="a1424" draw:name="Rectangle 9" svg:x="4.75in" svg:y="1.58333in" svg:width="3.875in" svg:height="5.08333in" presentation:class="outline" presentation:placeholder="false">
          <draw:text-box>
            <text:list text:style-name="a1393">
              <text:list-item>
                <text:p text:style-name="a1392" text:class-names="" text:cond-style-name=""><text:span text:style-name="a1391" text:class-names="">In C: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/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for (i = 0; i &lt; 20; i++)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>{</text:span></text:p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><text:s text:c="4"/>if (i%3 == 0) {</text:span></text:p>
              </text:list-item>
            </text:list>
            <text:list text:style-name="a1408">
              <text:list-item>
                <text:p text:style-name="a1407" text:class-names="" text:cond-style-name=""><text:span text:style-name="a1406" text:class-names=""><text:s text:c="8"/>printf("%d\n", i);</text:span></text:p>
              </text:list-item>
            </text:list>
            <text:list text:style-name="a1411">
              <text:list-item>
                <text:p text:style-name="a1410" text:class-names="" text:cond-style-name=""><text:span text:style-name="a1409" text:class-names=""><text:s text:c="8"/>if (i%5 == 0) {</text:span></text:p>
              </text:list-item>
            </text:list>
            <text:list text:style-name="a1414">
              <text:list-item>
                <text:p text:style-name="a1413" text:class-names="" text:cond-style-name=""><text:span text:style-name="a1412" text:class-names=""><text:s text:c="12"/>printf("Bingo!\n"); }</text:span></text:p>
              </text:list-item>
            </text:list>
            <text:list text:style-name="a1417">
              <text:list-item>
                <text:p text:style-name="a1416" text:class-names="" text:cond-style-name=""><text:span text:style-name="a1415" text:class-names=""><text:s text:c="6"/>}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><text:s text:c="6"/>printf("---\n");</text:span></text:p>
              </text:list-item>
            </text:list>
            <text:list text:style-name="a1423">
              <text:list-item>
                <text:p text:style-name="a1422" text:class-names="" text:cond-style-name=""><text:span text:style-name="a1421" text:class-names="">}</text:span></text:p>
              </text:list-item>
            </text:list>
          </draw:text-box>
          <svg:title/>
          <svg:desc/>
        </draw:frame>
        <draw:frame draw:id="id142" draw:style-name="a1483" draw:name="Text Box 6" svg:x="8.92361in" svg:y="1.41667in" svg:width="0.65972in" svg:height="4.94444in">
          <draw:text-box>
            <text:p text:style-name="a1426" text:class-names="" text:cond-style-name=""><text:span text:style-name="a1425" text:class-names="">0</text:span></text:p>
            <text:p text:style-name="a1428" text:class-names="" text:cond-style-name=""><text:span text:style-name="a1427" text:class-names="">Bingo!</text:span></text:p>
            <text:p text:style-name="a1430" text:class-names="" text:cond-style-name=""><text:span text:style-name="a1429" text:class-names="">---</text:span></text:p>
            <text:p text:style-name="a1432" text:class-names="" text:cond-style-name=""><text:span text:style-name="a1431" text:class-names="">---</text:span></text:p>
            <text:p text:style-name="a1434" text:class-names="" text:cond-style-name=""><text:span text:style-name="a1433" text:class-names="">---</text:span></text:p>
            <text:p text:style-name="a1436" text:class-names="" text:cond-style-name=""><text:span text:style-name="a1435" text:class-names="">3</text:span></text:p>
            <text:p text:style-name="a1438" text:class-names="" text:cond-style-name=""><text:span text:style-name="a1437" text:class-names="">---</text:span></text:p>
            <text:p text:style-name="a1440" text:class-names="" text:cond-style-name=""><text:span text:style-name="a1439" text:class-names="">---</text:span></text:p>
            <text:p text:style-name="a1442" text:class-names="" text:cond-style-name=""><text:span text:style-name="a1441" text:class-names="">---</text:span></text:p>
            <text:p text:style-name="a1444" text:class-names="" text:cond-style-name=""><text:span text:style-name="a1443" text:class-names="">6</text:span></text:p>
            <text:p text:style-name="a1446" text:class-names="" text:cond-style-name=""><text:span text:style-name="a1445" text:class-names="">---</text:span></text:p>
            <text:p text:style-name="a1448" text:class-names="" text:cond-style-name=""><text:span text:style-name="a1447" text:class-names="">---</text:span></text:p>
            <text:p text:style-name="a1450" text:class-names="" text:cond-style-name=""><text:span text:style-name="a1449" text:class-names="">---</text:span></text:p>
            <text:p text:style-name="a1452" text:class-names="" text:cond-style-name=""><text:span text:style-name="a1451" text:class-names="">9</text:span></text:p>
            <text:p text:style-name="a1454" text:class-names="" text:cond-style-name=""><text:span text:style-name="a1453" text:class-names="">---</text:span></text:p>
            <text:p text:style-name="a1456" text:class-names="" text:cond-style-name=""><text:span text:style-name="a1455" text:class-names="">---</text:span></text:p>
            <text:p text:style-name="a1458" text:class-names="" text:cond-style-name=""><text:span text:style-name="a1457" text:class-names="">---</text:span></text:p>
            <text:p text:style-name="a1460" text:class-names="" text:cond-style-name=""><text:span text:style-name="a1459" text:class-names="">12</text:span></text:p>
            <text:p text:style-name="a1462" text:class-names="" text:cond-style-name=""><text:span text:style-name="a1461" text:class-names="">---</text:span></text:p>
            <text:p text:style-name="a1464" text:class-names="" text:cond-style-name=""><text:span text:style-name="a1463" text:class-names="">---</text:span></text:p>
            <text:p text:style-name="a1466" text:class-names="" text:cond-style-name=""><text:span text:style-name="a1465" text:class-names="">---</text:span></text:p>
            <text:p text:style-name="a1468" text:class-names="" text:cond-style-name=""><text:span text:style-name="a1467" text:class-names="">15</text:span></text:p>
            <text:p text:style-name="a1470" text:class-names="" text:cond-style-name=""><text:span text:style-name="a1469" text:class-names="">Bingo!</text:span></text:p>
            <text:p text:style-name="a1472" text:class-names="" text:cond-style-name=""><text:span text:style-name="a1471" text:class-names="">---</text:span></text:p>
            <text:p text:style-name="a1474" text:class-names="" text:cond-style-name=""><text:span text:style-name="a1473" text:class-names="">---</text:span></text:p>
            <text:p text:style-name="a1476" text:class-names="" text:cond-style-name=""><text:span text:style-name="a1475" text:class-names="">---</text:span></text:p>
            <text:p text:style-name="a1478" text:class-names="" text:cond-style-name=""><text:span text:style-name="a1477" text:class-names="">18</text:span></text:p>
            <text:p text:style-name="a1480" text:class-names="" text:cond-style-name=""><text:span text:style-name="a1479" text:class-names="">---</text:span></text:p>
            <text:p text:style-name="a1482" text:class-names="" text:cond-style-name=""><text:span text:style-name="a1481" text:class-names="">---</text:span></text:p>
          </draw:text-box>
          <svg:title/>
          <svg:desc/>
        </draw:frame>
      </draw:page>
      <draw:page draw:name="Slide41" draw:style-name="a1484" draw:master-page-name="Master1-Layout2-obj-Tytuł-i-zawartość" presentation:presentation-page-layout-name="Master1-PPL2" draw:id="Slide-296">
        <draw:frame draw:id="id143" presentation:style-name="a1487" draw:name="Rectangle 2" svg:x="1.5in" svg:y="0.33333in" svg:width="8.27778in" svg:height="0.75in" presentation:class="title" presentation:placeholder="false">
          <draw:text-box>
            <text:p text:style-name="a1486" text:class-names="" text:cond-style-name=""><text:span text:style-name="a1485" text:class-names="">Functions, Procedures</text:span></text:p>
          </draw:text-box>
          <svg:title/>
          <svg:desc/>
        </draw:frame>
        <draw:frame draw:id="id144" presentation:style-name="a1518" draw:name="Rectangle 3" svg:x="1.33333in" svg:y="1.58333in" svg:width="7.91667in" svg:height="5.08333in" presentation:class="outline" presentation:placeholder="false">
          <draw:text-box>
            <text:list text:style-name="a1496">
              <text:list-item>
                <text:p text:style-name="a1495" text:class-names="" text:cond-style-name=""><text:span text:style-name="a1488" text:class-names="">def<text:s text:c="1"/></text:span><text:span text:style-name="a1489" text:class-names="">name</text:span><text:span text:style-name="a1490" text:class-names="">(</text:span><text:span text:style-name="a1491" text:class-names="">arg1</text:span><text:span text:style-name="a1492" text:class-names="">,<text:s text:c="1"/></text:span><text:span text:style-name="a1493" text:class-names="">arg2</text:span><text:span text:style-name="a1494" text:class-names="">, ...):</text:span></text:p>
              </text:list-item>
            </text:list>
            <text:list text:style-name="a1501">
              <text:list-item>
                <text:p text:style-name="a1500" text:class-names="" text:cond-style-name=""><text:span text:style-name="a1497" text:class-names=""><text:s text:c="4"/>"""</text:span><text:span text:style-name="a1498" text:class-names="">documentation</text:span><text:span text:style-name="a1499" text:class-names="">"""<text:tab/># optional doc string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2" text:class-names=""><text:s text:c="4"/></text:span><text:span text:style-name="a1503" text:class-names="">statements</text:span><text:span text:style-name="a1504" text:class-names=""/></text:p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/></text:p>
              </text:list-item>
            </text:list>
            <text:list text:style-name="a1512">
              <text:list-item>
                <text:p text:style-name="a1511" text:class-names="" text:cond-style-name=""><text:span text:style-name="a1510" text:class-names="">return<text:tab/><text:tab/><text:tab/># from procedure</text:span></text:p>
              </text:list-item>
            </text:list>
            <text:list text:style-name="a1517">
              <text:list-item>
                <text:p text:style-name="a1516" text:class-names="" text:cond-style-name=""><text:span text:style-name="a1513" text:class-names="">return<text:s text:c="1"/></text:span><text:span text:style-name="a1514" text:class-names="">expression</text:span><text:span text:style-name="a1515" text:class-names=""><text:tab/><text:tab/># from function</text:span></text:p>
              </text:list-item>
            </text:list>
          </draw:text-box>
          <svg:title/>
          <svg:desc/>
        </draw:frame>
      </draw:page>
      <draw:page draw:name="Slide42" draw:style-name="a1519" draw:master-page-name="Master1-Layout2-obj-Tytuł-i-zawartość" presentation:presentation-page-layout-name="Master1-PPL2" draw:id="Slide-297">
        <draw:frame draw:id="id145" presentation:style-name="a1522" draw:name="Rectangle 2" svg:x="1.5in" svg:y="0.33333in" svg:width="8.27778in" svg:height="0.75in" presentation:class="title" presentation:placeholder="false">
          <draw:text-box>
            <text:p text:style-name="a1521" text:class-names="" text:cond-style-name=""><text:span text:style-name="a1520" text:class-names="">Example Function</text:span></text:p>
          </draw:text-box>
          <svg:title/>
          <svg:desc/>
        </draw:frame>
        <draw:frame draw:id="id146" presentation:style-name="a1554" draw:name="Rectangle 3" svg:x="1.33333in" svg:y="1.58333in" svg:width="7.91667in" svg:height="5.08333in" presentation:class="outline" presentation:placeholder="false">
          <draw:text-box>
            <text:list text:style-name="a1525">
              <text:list-item>
                <text:p text:style-name="a1524" text:class-names="" text:cond-style-name=""><text:span text:style-name="a1523" text:class-names="">def gcd(a, b):</text:span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><text:s text:c="4"/>"greatest common divisor"</text:span></text:p>
              </text:list-item>
            </text:list>
            <text:list text:style-name="a1531">
              <text:list-item>
                <text:p text:style-name="a1530" text:class-names="" text:cond-style-name=""><text:span text:style-name="a1529" text:class-names=""><text:s text:c="4"/>while a != 0:</text:span></text:p>
              </text:list-item>
            </text:list>
            <text:list text:style-name="a1534">
              <text:list-item>
                <text:p text:style-name="a1533" text:class-names="" text:cond-style-name=""><text:span text:style-name="a1532" text:class-names=""><text:s text:c="8"/>a, b = b%a, a <text:s text:c="3"/># parallel assignment</text:span></text:p>
              </text:list-item>
            </text:list>
            <text:list text:style-name="a1537">
              <text:list-item>
                <text:p text:style-name="a1536" text:class-names="" text:cond-style-name=""><text:span text:style-name="a1535" text:class-names=""><text:s text:c="4"/>return b</text:span></text:p>
              </text:list-item>
            </text:list>
            <text:list text:style-name="a1540">
              <text:list-item>
                <text:p text:style-name="a1539" text:class-names="" text:cond-style-name=""><text:span text:style-name="a1538" text:class-names=""/></text:p>
              </text:list-item>
            </text:list>
            <text:list text:style-name="a1543">
              <text:list-item>
                <text:p text:style-name="a1542" text:class-names="" text:cond-style-name=""><text:span text:style-name="a1541" text:class-names="">&gt;&gt;&gt; gcd.__doc__</text:span></text:p>
              </text:list-item>
            </text:list>
            <text:list text:style-name="a1546">
              <text:list-item>
                <text:p text:style-name="a1545" text:class-names="" text:cond-style-name=""><text:span text:style-name="a1544" text:class-names="">'greatest common divisor'</text:span></text:p>
              </text:list-item>
            </text:list>
            <text:list text:style-name="a1549">
              <text:list-item>
                <text:p text:style-name="a1548" text:class-names="" text:cond-style-name=""><text:span text:style-name="a1547" text:class-names="">&gt;&gt;&gt; gcd(12, 20)</text:span></text:p>
              </text:list-item>
            </text:list>
            <text:list text:style-name="a1553">
              <text:list-item>
                <text:p text:style-name="a1552" text:class-names="" text:cond-style-name=""><text:span text:style-name="a1550" text:class-names="">4</text:span><text:span text:style-name="a1551" text:class-names=""/></text:p>
              </text:list-item>
            </text:list>
          </draw:text-box>
          <svg:title/>
          <svg:desc/>
        </draw:frame>
      </draw:page>
      <draw:page draw:name="Slide43" draw:style-name="a1555" draw:master-page-name="Master1-Layout2-obj-Tytuł-i-zawartość" presentation:presentation-page-layout-name="Master1-PPL2" draw:id="Slide-298">
        <draw:frame draw:id="id147" presentation:style-name="a1558" draw:name="Rectangle 2" svg:x="1.5in" svg:y="0.33333in" svg:width="8.27778in" svg:height="0.75in" presentation:class="title" presentation:placeholder="false">
          <draw:text-box>
            <text:p text:style-name="a1557" text:class-names="" text:cond-style-name=""><text:span text:style-name="a1556" text:class-names="">Classes</text:span></text:p>
          </draw:text-box>
          <svg:title/>
          <svg:desc/>
        </draw:frame>
        <draw:frame draw:id="id148" presentation:style-name="a1615" draw:name="Rectangle 3" svg:x="1.33333in" svg:y="1.58333in" svg:width="7.91667in" svg:height="5.08333in" presentation:class="outline" presentation:placeholder="false">
          <draw:text-box>
            <text:list text:style-name="a1563">
              <text:list-item>
                <text:p text:style-name="a1562" text:class-names="" text:cond-style-name=""><text:span text:style-name="a1559" text:class-names="">class<text:s text:c="1"/></text:span><text:span text:style-name="a1560" text:class-names="">name</text:span><text:span text:style-name="a1561" text:class-names="">:</text:span></text:p>
              </text:list-item>
            </text:list>
            <text:list text:style-name="a1568">
              <text:list-item>
                <text:p text:style-name="a1567" text:class-names="" text:cond-style-name=""><text:span text:style-name="a1564" text:class-names=""><text:s text:c="4"/>"</text:span><text:span text:style-name="a1565" text:class-names="">documentation</text:span><text:span text:style-name="a1566" text:class-names="">"</text:span></text:p>
              </text:list-item>
            </text:list>
            <text:list text:style-name="a1573">
              <text:list-item>
                <text:p text:style-name="a1572" text:class-names="" text:cond-style-name=""><text:span text:style-name="a1569" text:class-names=""><text:s text:c="4"/></text:span><text:span text:style-name="a1570" text:class-names="">statements</text:span><text:span text:style-name="a1571" text:class-names=""/></text:p>
              </text:list-item>
            </text:list>
            <text:list text:style-name="a1576">
              <text:list-item>
                <text:p text:style-name="a1575" text:class-names="" text:cond-style-name=""><text:span text:style-name="a1574" text:class-names="">-or-</text:span></text:p>
              </text:list-item>
            </text:list>
            <text:list text:style-name="a1585">
              <text:list-item>
                <text:p text:style-name="a1584" text:class-names="" text:cond-style-name=""><text:span text:style-name="a1577" text:class-names="">class<text:s text:c="1"/></text:span><text:span text:style-name="a1578" text:class-names="">name</text:span><text:span text:style-name="a1579" text:class-names="">(</text:span><text:span text:style-name="a1580" text:class-names="">base1</text:span><text:span text:style-name="a1581" text:class-names="">,<text:s text:c="1"/></text:span><text:span text:style-name="a1582" text:class-names="">base2</text:span><text:span text:style-name="a1583" text:class-names="">, ...):</text:span></text:p>
              </text:list-item>
            </text:list>
            <text:list text:style-name="a1590">
              <text:list-item>
                <text:p text:style-name="a1589" text:class-names="" text:cond-style-name=""><text:span text:style-name="a1586" text:class-names=""><text:s text:c="4"/></text:span><text:span text:style-name="a1587" text:class-names="">...</text:span><text:span text:style-name="a1588" text:class-names=""/></text:p>
              </text:list-item>
            </text:list>
            <text:list text:style-name="a1595">
              <text:list-item>
                <text:p text:style-name="a1594" text:class-names="" text:cond-style-name=""><text:span text:style-name="a1591" text:class-names="">Most,<text:s text:c="1"/></text:span><text:span text:style-name="a1592" text:class-names="">statements</text:span><text:span text:style-name="a1593" text:class-names=""><text:s text:c="1"/>are method definitions:</text:span></text:p>
              </text:list-item>
            </text:list>
            <text:list text:style-name="a1604">
              <text:list-item>
                <text:p text:style-name="a1603" text:class-names="" text:cond-style-name=""><text:span text:style-name="a1596" text:class-names=""><text:s text:c="4"/>def<text:s text:c="1"/></text:span><text:span text:style-name="a1597" text:class-names="">name</text:span><text:span text:style-name="a1598" text:class-names="">(self,<text:s text:c="1"/></text:span><text:span text:style-name="a1599" text:class-names="">arg1</text:span><text:span text:style-name="a1600" text:class-names="">,<text:s text:c="1"/></text:span><text:span text:style-name="a1601" text:class-names="">arg2</text:span><text:span text:style-name="a1602" text:class-names="">, ...):</text:span></text:p>
              </text:list-item>
            </text:list>
            <text:list text:style-name="a1609">
              <text:list-item>
                <text:p text:style-name="a1608" text:class-names="" text:cond-style-name=""><text:span text:style-name="a1605" text:class-names=""><text:s text:c="8"/></text:span><text:span text:style-name="a1606" text:class-names="">...</text:span><text:span text:style-name="a1607" text:class-names=""/></text:p>
              </text:list-item>
            </text:list>
            <text:list text:style-name="a1614">
              <text:list-item>
                <text:p text:style-name="a1613" text:class-names="" text:cond-style-name=""><text:span text:style-name="a1610" text:class-names="">May also be<text:s text:c="1"/></text:span><text:span text:style-name="a1611" text:class-names="">class variable</text:span><text:span text:style-name="a1612" text:class-names=""><text:s text:c="1"/>assignments</text:span></text:p>
              </text:list-item>
            </text:list>
          </draw:text-box>
          <svg:title/>
          <svg:desc/>
        </draw:frame>
      </draw:page>
      <draw:page draw:name="Slide19" draw:style-name="a1616" draw:master-page-name="Master1-Layout2-obj-Tytuł-i-zawartość" presentation:presentation-page-layout-name="Master1-PPL2" draw:id="Slide-274">
        <draw:frame draw:id="id149" presentation:style-name="a1619" draw:name="Rectangle 2" svg:x="1.5in" svg:y="0.33333in" svg:width="8.27778in" svg:height="0.75in" presentation:class="title" presentation:placeholder="false">
          <draw:text-box>
            <text:p text:style-name="a1618" text:class-names="" text:cond-style-name=""><text:span text:style-name="a1617" text:class-names="">Example Class</text:span></text:p>
          </draw:text-box>
          <svg:title/>
          <svg:desc/>
        </draw:frame>
        <draw:frame draw:id="id150" presentation:style-name="a1656" draw:name="Rectangle 3" svg:x="1.33333in" svg:y="1.58333in" svg:width="7.91667in" svg:height="5.08333in" presentation:class="outline" presentation:placeholder="false">
          <draw:text-box>
            <text:list text:style-name="a1622">
              <text:list-item>
                <text:p text:style-name="a1621" text:class-names="" text:cond-style-name=""><text:span text:style-name="a1620" text:class-names="">class Stack:</text:span></text:p>
              </text:list-item>
            </text:list>
            <text:list text:style-name="a1625">
              <text:list-item>
                <text:p text:style-name="a1624" text:class-names="" text:cond-style-name=""><text:span text:style-name="a1623" text:class-names=""><text:s text:c="4"/>"A well-known data structure…"</text:span></text:p>
              </text:list-item>
            </text:list>
            <text:list text:style-name="a1628">
              <text:list-item>
                <text:p text:style-name="a1627" text:class-names="" text:cond-style-name=""><text:span text:style-name="a1626" text:class-names=""><text:s text:c="4"/>def __init__(self):<text:tab/><text:tab/># constructor</text:span></text:p>
              </text:list-item>
            </text:list>
            <text:list text:style-name="a1631">
              <text:list-item>
                <text:p text:style-name="a1630" text:class-names="" text:cond-style-name=""><text:span text:style-name="a1629" text:class-names=""><text:s text:c="8"/>self.items = []</text:span></text:p>
              </text:list-item>
            </text:list>
            <text:list text:style-name="a1634">
              <text:list-item>
                <text:p text:style-name="a1633" text:class-names="" text:cond-style-name=""><text:span text:style-name="a1632" text:class-names=""><text:s text:c="4"/>def push(self, x):</text:span></text:p>
              </text:list-item>
            </text:list>
            <text:list text:style-name="a1637">
              <text:list-item>
                <text:p text:style-name="a1636" text:class-names="" text:cond-style-name=""><text:span text:style-name="a1635" text:class-names=""><text:s text:c="8"/>self.items.append(x)<text:tab/># the sky is the limit</text:span></text:p>
              </text:list-item>
            </text:list>
            <text:list text:style-name="a1640">
              <text:list-item>
                <text:p text:style-name="a1639" text:class-names="" text:cond-style-name=""><text:span text:style-name="a1638" text:class-names=""><text:s text:c="4"/>def pop(self):</text:span></text:p>
              </text:list-item>
            </text:list>
            <text:list text:style-name="a1643">
              <text:list-item>
                <text:p text:style-name="a1642" text:class-names="" text:cond-style-name=""><text:span text:style-name="a1641" text:class-names=""><text:s text:c="8"/>x = self.items[-1]<text:tab/><text:tab/># what happens if it’s empty?</text:span></text:p>
              </text:list-item>
            </text:list>
            <text:list text:style-name="a1646">
              <text:list-item>
                <text:p text:style-name="a1645" text:class-names="" text:cond-style-name=""><text:span text:style-name="a1644" text:class-names=""><text:s text:c="8"/>del self.items[-1]</text:span></text:p>
              </text:list-item>
            </text:list>
            <text:list text:style-name="a1649">
              <text:list-item>
                <text:p text:style-name="a1648" text:class-names="" text:cond-style-name=""><text:span text:style-name="a1647" text:class-names=""><text:s text:c="8"/>return x</text:span></text:p>
              </text:list-item>
            </text:list>
            <text:list text:style-name="a1652">
              <text:list-item>
                <text:p text:style-name="a1651" text:class-names="" text:cond-style-name=""><text:span text:style-name="a1650" text:class-names=""><text:s text:c="4"/>def empty(self):</text:span></text:p>
              </text:list-item>
            </text:list>
            <text:list text:style-name="a1655">
              <text:list-item>
                <text:p text:style-name="a1654" text:class-names="" text:cond-style-name=""><text:span text:style-name="a1653" text:class-names=""><text:s text:c="8"/>return len(self.items) == 0<text:tab/># Boolean result</text:span></text:p>
              </text:list-item>
            </text:list>
          </draw:text-box>
          <svg:title/>
          <svg:desc/>
        </draw:frame>
      </draw:page>
      <draw:page draw:name="Slide54" draw:style-name="a1657" draw:master-page-name="Master1-Layout2-obj-Tytuł-i-zawartość" presentation:presentation-page-layout-name="Master1-PPL2" draw:id="Slide-309">
        <draw:frame draw:id="id151" presentation:style-name="a1660" draw:name="Rectangle 2" svg:x="1.5in" svg:y="0.33333in" svg:width="8.27778in" svg:height="0.75in" presentation:class="title" presentation:placeholder="false">
          <draw:text-box>
            <text:p text:style-name="a1659" text:class-names="" text:cond-style-name=""><text:span text:style-name="a1658" text:class-names="">Using Classes</text:span></text:p>
          </draw:text-box>
          <svg:title/>
          <svg:desc/>
        </draw:frame>
        <draw:frame draw:id="id152" presentation:style-name="a1700" draw:name="Rectangle 3" svg:x="1.33333in" svg:y="1.58333in" svg:width="7.91667in" svg:height="5.08333in" presentation:class="outline" presentation:placeholder="false">
          <draw:text-box>
            <text:list text:style-name="a1664">
              <text:list-item>
                <text:p text:style-name="a1663" text:class-names="" text:cond-style-name=""><text:span text:style-name="a1661" text:class-names="">To create an instance, simply call the class object:</text:span><text:span text:style-name="a1662" text:class-names=""/></text:p>
              </text:list-item>
            </text:list>
            <text:list text:style-name="a1667">
              <text:list-item>
                <text:list text:style-name="a1667">
                  <text:list-item>
                    <text:list text:style-name="a1667">
                      <text:list-item>
                        <text:p text:style-name="a1666" text:class-names="" text:cond-style-name=""><text:span text:style-name="a1665" text:class-names="">x = Stack()<text:tab/># no 'new' operator!</text:span></text:p>
                      </text:list-item>
                    </text:list>
                  </text:list-item>
                </text:list>
              </text:list-item>
            </text:list>
            <text:list text:style-name="a1670">
              <text:list-item>
                <text:p text:style-name="a1669" text:class-names="" text:cond-style-name=""><text:span text:style-name="a1668" text:class-names=""/></text:p>
              </text:list-item>
            </text:list>
            <text:list text:style-name="a1674">
              <text:list-item>
                <text:p text:style-name="a1673" text:class-names="" text:cond-style-name=""><text:span text:style-name="a1671" text:class-names="">To use methods of the instance, call using dot notation:</text:span><text:span text:style-name="a1672" text:class-names=""/></text:p>
              </text:list-item>
            </text:list>
            <text:list text:style-name="a1677">
              <text:list-item>
                <text:list text:style-name="a1677">
                  <text:list-item>
                    <text:list text:style-name="a1677">
                      <text:list-item>
                        <text:p text:style-name="a1676" text:class-names="" text:cond-style-name=""><text:span text:style-name="a1675" text:class-names="">x.empty()<text:tab/># -&gt; 1</text:span></text:p>
                      </text:list-item>
                    </text:list>
                  </text:list-item>
                </text:list>
              </text:list-item>
            </text:list>
            <text:list text:style-name="a1680">
              <text:list-item>
                <text:list text:style-name="a1680">
                  <text:list-item>
                    <text:list text:style-name="a1680">
                      <text:list-item>
                        <text:p text:style-name="a1679" text:class-names="" text:cond-style-name=""><text:span text:style-name="a1678" text:class-names="">x.push(1)<text:tab/><text:tab/><text:tab/># [1]</text:span></text:p>
                      </text:list-item>
                    </text:list>
                  </text:list-item>
                </text:list>
              </text:list-item>
            </text:list>
            <text:list text:style-name="a1683">
              <text:list-item>
                <text:list text:style-name="a1683">
                  <text:list-item>
                    <text:list text:style-name="a1683">
                      <text:list-item>
                        <text:p text:style-name="a1682" text:class-names="" text:cond-style-name=""><text:span text:style-name="a1681" text:class-names="">x.empty()<text:tab/># -&gt; 0</text:span></text:p>
                      </text:list-item>
                    </text:list>
                  </text:list-item>
                </text:list>
              </text:list-item>
            </text:list>
            <text:list text:style-name="a1686">
              <text:list-item>
                <text:list text:style-name="a1686">
                  <text:list-item>
                    <text:list text:style-name="a1686">
                      <text:list-item>
                        <text:p text:style-name="a1685" text:class-names="" text:cond-style-name=""><text:span text:style-name="a1684" text:class-names="">x.push("hello")<text:tab/><text:tab/><text:tab/># [1, "hello"]</text:span></text:p>
                      </text:list-item>
                    </text:list>
                  </text:list-item>
                </text:list>
              </text:list-item>
            </text:list>
            <text:list text:style-name="a1689">
              <text:list-item>
                <text:list text:style-name="a1689">
                  <text:list-item>
                    <text:list text:style-name="a1689">
                      <text:list-item>
                        <text:p text:style-name="a1688" text:class-names="" text:cond-style-name=""><text:span text:style-name="a1687" text:class-names="">x.pop()<text:tab/><text:tab/># -&gt; "hello"<text:tab/># [1]</text:span></text:p>
                      </text:list-item>
                    </text:list>
                  </text:list-item>
                </text:list>
              </text:list-item>
            </text:list>
            <text:list text:style-name="a1692">
              <text:list-item>
                <text:p text:style-name="a1691" text:class-names="" text:cond-style-name=""><text:span text:style-name="a1690" text:class-names=""/></text:p>
              </text:list-item>
            </text:list>
            <text:list text:style-name="a1696">
              <text:list-item>
                <text:p text:style-name="a1695" text:class-names="" text:cond-style-name=""><text:span text:style-name="a1693" text:class-names="">To inspect instance variables, use dot notation:</text:span><text:span text:style-name="a1694" text:class-names=""/></text:p>
              </text:list-item>
            </text:list>
            <text:list text:style-name="a1699">
              <text:list-item>
                <text:list text:style-name="a1699">
                  <text:list-item>
                    <text:list text:style-name="a1699">
                      <text:list-item>
                        <text:p text:style-name="a1698" text:class-names="" text:cond-style-name=""><text:span text:style-name="a1697" text:class-names="">x.items<text:tab/><text:tab/># -&gt; [1]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55" draw:style-name="a1701" draw:master-page-name="Master1-Layout2-obj-Tytuł-i-zawartość" presentation:presentation-page-layout-name="Master1-PPL2" draw:id="Slide-310">
        <draw:frame draw:id="id153" presentation:style-name="a1704" draw:name="Rectangle 2" svg:x="1.5in" svg:y="0.33333in" svg:width="8.27778in" svg:height="0.75in" presentation:class="title" presentation:placeholder="false">
          <draw:text-box>
            <text:p text:style-name="a1703" text:class-names="" text:cond-style-name=""><text:span text:style-name="a1702" text:class-names="">Subclassing</text:span></text:p>
          </draw:text-box>
          <svg:title/>
          <svg:desc/>
        </draw:frame>
        <draw:frame draw:id="id154" presentation:style-name="a1729" draw:name="Rectangle 3" svg:x="1.33333in" svg:y="1.58333in" svg:width="7.91667in" svg:height="5.08333in" presentation:class="outline" presentation:placeholder="false">
          <draw:text-box>
            <text:list text:style-name="a1707">
              <text:list-item>
                <text:p text:style-name="a1706" text:class-names="" text:cond-style-name=""><text:span text:style-name="a1705" text:class-names="">class FancyStack(Stack):</text:span></text:p>
              </text:list-item>
            </text:list>
            <text:list text:style-name="a1710">
              <text:list-item>
                <text:p text:style-name="a1709" text:class-names="" text:cond-style-name=""><text:span text:style-name="a1708" text:class-names=""><text:s text:c="4"/>"stack with added ability to inspect inferior stack items"</text:span></text:p>
              </text:list-item>
            </text:list>
            <text:list text:style-name="a1713">
              <text:list-item>
                <text:p text:style-name="a1712" text:class-names="" text:cond-style-name=""><text:span text:style-name="a1711" text:class-names=""/></text:p>
              </text:list-item>
            </text:list>
            <text:list text:style-name="a1716">
              <text:list-item>
                <text:p text:style-name="a1715" text:class-names="" text:cond-style-name=""><text:span text:style-name="a1714" text:class-names=""><text:s text:c="4"/>def peek(self, n):</text:span></text:p>
              </text:list-item>
            </text:list>
            <text:list text:style-name="a1719">
              <text:list-item>
                <text:p text:style-name="a1718" text:class-names="" text:cond-style-name=""><text:span text:style-name="a1717" text:class-names=""><text:s text:c="8"/>"peek(0) returns top; peek(-1) returns item below that; etc."</text:span></text:p>
              </text:list-item>
            </text:list>
            <text:list text:style-name="a1722">
              <text:list-item>
                <text:p text:style-name="a1721" text:class-names="" text:cond-style-name=""><text:span text:style-name="a1720" text:class-names=""><text:s text:c="8"/>size = len(self.items)</text:span></text:p>
              </text:list-item>
            </text:list>
            <text:list text:style-name="a1725">
              <text:list-item>
                <text:p text:style-name="a1724" text:class-names="" text:cond-style-name=""><text:span text:style-name="a1723" text:class-names=""><text:s text:c="8"/>assert 0 &lt;= n &lt; size<text:tab/><text:tab/><text:tab/># test precondition</text:span></text:p>
              </text:list-item>
            </text:list>
            <text:list text:style-name="a1728">
              <text:list-item>
                <text:p text:style-name="a1727" text:class-names="" text:cond-style-name=""><text:span text:style-name="a1726" text:class-names=""><text:s text:c="8"/>return self.items[size-1-n]</text:span></text:p>
              </text:list-item>
            </text:list>
          </draw:text-box>
          <svg:title/>
          <svg:desc/>
        </draw:frame>
      </draw:page>
      <draw:page draw:name="Slide56" draw:style-name="a1730" draw:master-page-name="Master1-Layout2-obj-Tytuł-i-zawartość" presentation:presentation-page-layout-name="Master1-PPL2" draw:id="Slide-311">
        <draw:frame draw:id="id155" presentation:style-name="a1733" draw:name="Rectangle 2" svg:x="1.5in" svg:y="0.33333in" svg:width="8.27778in" svg:height="0.75in" presentation:class="title" presentation:placeholder="false">
          <draw:text-box>
            <text:p text:style-name="a1732" text:class-names="" text:cond-style-name=""><text:span text:style-name="a1731" text:class-names="">Subclassing (2)</text:span></text:p>
          </draw:text-box>
          <svg:title/>
          <svg:desc/>
        </draw:frame>
        <draw:frame draw:id="id156" presentation:style-name="a1764" draw:name="Rectangle 3" svg:x="1.33333in" svg:y="1.58333in" svg:width="7.91667in" svg:height="5.08333in" presentation:class="outline" presentation:placeholder="false">
          <draw:text-box>
            <text:list text:style-name="a1736">
              <text:list-item>
                <text:p text:style-name="a1735" text:class-names="" text:cond-style-name=""><text:span text:style-name="a1734" text:class-names="">class LimitedStack(FancyStack):</text:span></text:p>
              </text:list-item>
            </text:list>
            <text:list text:style-name="a1739">
              <text:list-item>
                <text:p text:style-name="a1738" text:class-names="" text:cond-style-name=""><text:span text:style-name="a1737" text:class-names=""><text:s text:c="4"/>"fancy stack with limit on stack size"</text:span></text:p>
              </text:list-item>
            </text:list>
            <text:list text:style-name="a1742">
              <text:list-item>
                <text:p text:style-name="a1741" text:class-names="" text:cond-style-name=""><text:span text:style-name="a1740" text:class-names=""/></text:p>
              </text:list-item>
            </text:list>
            <text:list text:style-name="a1745">
              <text:list-item>
                <text:p text:style-name="a1744" text:class-names="" text:cond-style-name=""><text:span text:style-name="a1743" text:class-names=""><text:s text:c="4"/>def __init__(self, limit):</text:span></text:p>
              </text:list-item>
            </text:list>
            <text:list text:style-name="a1748">
              <text:list-item>
                <text:p text:style-name="a1747" text:class-names="" text:cond-style-name=""><text:span text:style-name="a1746" text:class-names=""><text:s text:c="8"/>self.limit = limit</text:span></text:p>
              </text:list-item>
            </text:list>
            <text:list text:style-name="a1751">
              <text:list-item>
                <text:p text:style-name="a1750" text:class-names="" text:cond-style-name=""><text:span text:style-name="a1749" text:class-names=""><text:s text:c="8"/>FancyStack.__init__(self)<text:tab/><text:tab/># base class constructor</text:span></text:p>
              </text:list-item>
            </text:list>
            <text:list text:style-name="a1754">
              <text:list-item>
                <text:p text:style-name="a1753" text:class-names="" text:cond-style-name=""><text:span text:style-name="a1752" text:class-names=""/></text:p>
              </text:list-item>
            </text:list>
            <text:list text:style-name="a1757">
              <text:list-item>
                <text:p text:style-name="a1756" text:class-names="" text:cond-style-name=""><text:span text:style-name="a1755" text:class-names=""><text:s text:c="4"/>def push(self, x):</text:span></text:p>
              </text:list-item>
            </text:list>
            <text:list text:style-name="a1760">
              <text:list-item>
                <text:p text:style-name="a1759" text:class-names="" text:cond-style-name=""><text:span text:style-name="a1758" text:class-names=""><text:s text:c="8"/>assert len(self.items) &lt; self.limit</text:span></text:p>
              </text:list-item>
            </text:list>
            <text:list text:style-name="a1763">
              <text:list-item>
                <text:p text:style-name="a1762" text:class-names="" text:cond-style-name=""><text:span text:style-name="a1761" text:class-names=""><text:s text:c="8"/>FancyStack.push(self, x)<text:tab/><text:tab/># "super" method call</text:span></text:p>
              </text:list-item>
            </text:list>
          </draw:text-box>
          <svg:title/>
          <svg:desc/>
        </draw:frame>
      </draw:page>
      <draw:page draw:name="Slide63" draw:style-name="a1765" draw:master-page-name="Master1-Layout2-obj-Tytuł-i-zawartość" presentation:presentation-page-layout-name="Master1-PPL2" draw:id="Slide-318">
        <draw:frame draw:id="id157" presentation:style-name="a1768" draw:name="Rectangle 2" svg:x="1.5in" svg:y="0.33333in" svg:width="8.27778in" svg:height="0.75in" presentation:class="title" presentation:placeholder="false">
          <draw:text-box>
            <text:p text:style-name="a1767" text:class-names="" text:cond-style-name=""><text:span text:style-name="a1766" text:class-names="">Class / Instance Variables</text:span></text:p>
          </draw:text-box>
          <svg:title/>
          <svg:desc/>
        </draw:frame>
        <draw:frame draw:id="id158" presentation:style-name="a1799" draw:name="Rectangle 3" svg:x="0.75in" svg:y="2.16667in" svg:width="8.91667in" svg:height="4.5in" presentation:class="outline" presentation:placeholder="false">
          <draw:text-box>
            <text:list text:style-name="a1771">
              <text:list-item>
                <text:p text:style-name="a1770" text:class-names="" text:cond-style-name=""><text:span text:style-name="a1769" text:class-names="">class Connection:</text:span></text:p>
              </text:list-item>
            </text:list>
            <text:list text:style-name="a1774">
              <text:list-item>
                <text:p text:style-name="a1773" text:class-names="" text:cond-style-name=""><text:span text:style-name="a1772" text:class-names=""><text:s text:c="4"/>verbose = 0<text:tab/><text:tab/><text:tab/><text:tab/># class variable</text:span></text:p>
              </text:list-item>
            </text:list>
            <text:list text:style-name="a1777">
              <text:list-item>
                <text:p text:style-name="a1776" text:class-names="" text:cond-style-name=""><text:span text:style-name="a1775" text:class-names=""><text:s text:c="4"/>def __init__(self, host):</text:span></text:p>
              </text:list-item>
            </text:list>
            <text:list text:style-name="a1780">
              <text:list-item>
                <text:p text:style-name="a1779" text:class-names="" text:cond-style-name=""><text:span text:style-name="a1778" text:class-names=""><text:s text:c="8"/>self.host = host<text:tab/><text:tab/><text:tab/># instance variable</text:span></text:p>
              </text:list-item>
            </text:list>
            <text:list text:style-name="a1783">
              <text:list-item>
                <text:p text:style-name="a1782" text:class-names="" text:cond-style-name=""><text:span text:style-name="a1781" text:class-names=""><text:s text:c="4"/>def debug(self, v):</text:span></text:p>
              </text:list-item>
            </text:list>
            <text:list text:style-name="a1786">
              <text:list-item>
                <text:p text:style-name="a1785" text:class-names="" text:cond-style-name=""><text:span text:style-name="a1784" text:class-names=""><text:s text:c="8"/>self.verbose = v<text:tab/><text:tab/><text:tab/># make instance variable!</text:span></text:p>
              </text:list-item>
            </text:list>
            <text:list text:style-name="a1789">
              <text:list-item>
                <text:p text:style-name="a1788" text:class-names="" text:cond-style-name=""><text:span text:style-name="a1787" text:class-names=""><text:s text:c="4"/>def connect(self):</text:span></text:p>
              </text:list-item>
            </text:list>
            <text:list text:style-name="a1795">
              <text:list-item>
                <text:p text:style-name="a1794" text:class-names="" text:cond-style-name=""><text:span text:style-name="a1790" text:class-names=""><text:s text:c="8"/>if<text:s text:c="1"/></text:span><text:span text:style-name="a1791" text:class-names="">self.verbose</text:span><text:span text:style-name="a1792" text:class-names="">:<text:tab/><text:tab/><text:tab/></text:span><text:span text:style-name="a1793" text:class-names=""># class or instance variable?</text:span></text:p>
              </text:list-item>
            </text:list>
            <text:list text:style-name="a1798">
              <text:list-item>
                <text:p text:style-name="a1797" text:class-names="" text:cond-style-name=""><text:span text:style-name="a1796" text:class-names=""><text:s text:c="12"/>print "connecting to", self.host</text:span></text:p>
              </text:list-item>
            </text:list>
          </draw:text-box>
          <svg:title/>
          <svg:desc/>
        </draw:frame>
      </draw:page>
      <draw:page draw:name="Slide64" draw:style-name="a1800" draw:master-page-name="Master1-Layout2-obj-Tytuł-i-zawartość" presentation:presentation-page-layout-name="Master1-PPL2" draw:id="Slide-319">
        <draw:frame draw:id="id159" presentation:style-name="a1803" draw:name="Rectangle 2" svg:x="1.5in" svg:y="0.33333in" svg:width="8.27778in" svg:height="0.75in" presentation:class="title" presentation:placeholder="false">
          <draw:text-box>
            <text:p text:style-name="a1802" text:class-names="" text:cond-style-name=""><text:span text:style-name="a1801" text:class-names="">Instance Variable Rules</text:span></text:p>
          </draw:text-box>
          <svg:title/>
          <svg:desc/>
        </draw:frame>
        <draw:frame draw:id="id160" presentation:style-name="a1837" draw:name="Rectangle 3" svg:x="1.33333in" svg:y="1.58333in" svg:width="7.91667in" svg:height="5.08333in" presentation:class="outline" presentation:placeholder="false">
          <draw:text-box>
            <text:list text:style-name="a1806">
              <text:list-item>
                <text:p text:style-name="a1805" text:class-names="" text:cond-style-name=""><text:span text:style-name="a1804" text:class-names="">On use via instance (self.x), search order:</text:span></text:p>
              </text:list-item>
            </text:list>
            <text:list text:style-name="a1809">
              <text:list-item>
                <text:list text:style-name="a1809">
                  <text:list-item>
                    <text:p text:style-name="a1808" text:class-names="" text:cond-style-name=""><text:span text:style-name="a1807" text:class-names="">(1) instance, (2) class, (3) base classes</text:span></text:p>
                  </text:list-item>
                </text:list>
              </text:list-item>
            </text:list>
            <text:list text:style-name="a1812">
              <text:list-item>
                <text:list text:style-name="a1812">
                  <text:list-item>
                    <text:p text:style-name="a1811" text:class-names="" text:cond-style-name=""><text:span text:style-name="a1810" text:class-names="">this also works for method lookup</text:span></text:p>
                  </text:list-item>
                </text:list>
              </text:list-item>
            </text:list>
            <text:list text:style-name="a1815">
              <text:list-item>
                <text:p text:style-name="a1814" text:class-names="" text:cond-style-name=""><text:span text:style-name="a1813" text:class-names="">On assignment via instance (self.x = ...):</text:span></text:p>
              </text:list-item>
            </text:list>
            <text:list text:style-name="a1818">
              <text:list-item>
                <text:list text:style-name="a1818">
                  <text:list-item>
                    <text:p text:style-name="a1817" text:class-names="" text:cond-style-name=""><text:span text:style-name="a1816" text:class-names="">always makes an instance variable</text:span></text:p>
                  </text:list-item>
                </text:list>
              </text:list-item>
            </text:list>
            <text:list text:style-name="a1821">
              <text:list-item>
                <text:p text:style-name="a1820" text:class-names="" text:cond-style-name=""><text:span text:style-name="a1819" text:class-names="">Class variables "default" for instance variables</text:span></text:p>
              </text:list-item>
            </text:list>
            <text:list text:style-name="a1824">
              <text:list-item>
                <text:p text:style-name="a1823" text:class-names="" text:cond-style-name=""><text:span text:style-name="a1822" text:class-names="">But...!</text:span></text:p>
              </text:list-item>
            </text:list>
            <text:list text:style-name="a1831">
              <text:list-item>
                <text:list text:style-name="a1831">
                  <text:list-item>
                    <text:p text:style-name="a1830" text:class-names="" text:cond-style-name=""><text:span text:style-name="a1825" text:class-names="">mutable<text:s text:c="1"/></text:span><text:span text:style-name="a1826" text:class-names="">class</text:span><text:span text:style-name="a1827" text:class-names=""><text:s text:c="1"/>variable: one copy<text:s text:c="1"/></text:span><text:span text:style-name="a1828" text:class-names="">shared</text:span><text:span text:style-name="a1829" text:class-names=""><text:s text:c="1"/>by all</text:span></text:p>
                  </text:list-item>
                </text:list>
              </text:list-item>
            </text:list>
            <text:list text:style-name="a1836">
              <text:list-item>
                <text:list text:style-name="a1836">
                  <text:list-item>
                    <text:p text:style-name="a1835" text:class-names="" text:cond-style-name=""><text:span text:style-name="a1832" text:class-names="">mutable<text:s text:c="1"/></text:span><text:span text:style-name="a1833" text:class-names="">instance</text:span><text:span text:style-name="a1834" text:class-names=""><text:s text:c="1"/>variable: each instance its own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6" draw:style-name="a1838" draw:master-page-name="Master1-Layout2-obj-Tytuł-i-zawartość" presentation:presentation-page-layout-name="Master1-PPL2" draw:id="Slide-341">
        <draw:frame draw:id="id161" presentation:style-name="a1841" draw:name="Rectangle 2" svg:x="1.5in" svg:y="0.33333in" svg:width="8.27778in" svg:height="0.75in" presentation:class="title" presentation:placeholder="false">
          <draw:text-box>
            <text:p text:style-name="a1840" text:class-names="" text:cond-style-name=""><text:span text:style-name="a1839" text:class-names="">Modules</text:span></text:p>
          </draw:text-box>
          <svg:title/>
          <svg:desc/>
        </draw:frame>
        <draw:frame draw:id="id162" presentation:style-name="a1874" draw:name="Rectangle 3" svg:x="1.33333in" svg:y="1.58333in" svg:width="7.91667in" svg:height="5.08333in" presentation:class="outline" presentation:placeholder="false">
          <draw:text-box>
            <text:list text:style-name="a1846">
              <text:list-item>
                <text:p text:style-name="a1845" text:class-names="" text:cond-style-name=""><text:span text:style-name="a1842" text:class-names="">Collection of stuff in<text:s text:c="1"/></text:span><text:span text:style-name="a1843" text:class-names="">foo</text:span><text:span text:style-name="a1844" text:class-names="">.py file</text:span></text:p>
              </text:list-item>
            </text:list>
            <text:list text:style-name="a1849">
              <text:list-item>
                <text:list text:style-name="a1849">
                  <text:list-item>
                    <text:p text:style-name="a1848" text:class-names="" text:cond-style-name=""><text:span text:style-name="a1847" text:class-names="">functions, classes, variables</text:span></text:p>
                  </text:list-item>
                </text:list>
              </text:list-item>
            </text:list>
            <text:list text:style-name="a1852">
              <text:list-item>
                <text:p text:style-name="a1851" text:class-names="" text:cond-style-name=""><text:span text:style-name="a1850" text:class-names="">Importing modules:</text:span></text:p>
              </text:list-item>
            </text:list>
            <text:list text:style-name="a1855">
              <text:list-item>
                <text:list text:style-name="a1855">
                  <text:list-item>
                    <text:p text:style-name="a1854" text:class-names="" text:cond-style-name=""><text:span text:style-name="a1853" text:class-names="">import re; print re.match("[a-z]+", s)</text:span></text:p>
                  </text:list-item>
                </text:list>
              </text:list-item>
            </text:list>
            <text:list text:style-name="a1858">
              <text:list-item>
                <text:list text:style-name="a1858">
                  <text:list-item>
                    <text:p text:style-name="a1857" text:class-names="" text:cond-style-name=""><text:span text:style-name="a1856" text:class-names="">from re import match; print match("[a-z]+", s)</text:span></text:p>
                  </text:list-item>
                </text:list>
              </text:list-item>
            </text:list>
            <text:list text:style-name="a1861">
              <text:list-item>
                <text:p text:style-name="a1860" text:class-names="" text:cond-style-name=""><text:span text:style-name="a1859" text:class-names="">Import with rename:</text:span></text:p>
              </text:list-item>
            </text:list>
            <text:list text:style-name="a1864">
              <text:list-item>
                <text:list text:style-name="a1864">
                  <text:list-item>
                    <text:p text:style-name="a1863" text:class-names="" text:cond-style-name=""><text:span text:style-name="a1862" text:class-names="">import re as regex</text:span></text:p>
                  </text:list-item>
                </text:list>
              </text:list-item>
            </text:list>
            <text:list text:style-name="a1867">
              <text:list-item>
                <text:list text:style-name="a1867">
                  <text:list-item>
                    <text:p text:style-name="a1866" text:class-names="" text:cond-style-name=""><text:span text:style-name="a1865" text:class-names="">from re import match as m</text:span></text:p>
                  </text:list-item>
                </text:list>
              </text:list-item>
            </text:list>
            <text:list text:style-name="a1870">
              <text:list-item>
                <text:list text:style-name="a1870">
                  <text:list-item>
                    <text:p text:style-name="a1869" text:class-names="" text:cond-style-name=""><text:span text:style-name="a1868" text:class-names="">Before Python 2.0:</text:span></text:p>
                  </text:list-item>
                </text:list>
              </text:list-item>
            </text:list>
            <text:list text:style-name="a1873">
              <text:list-item>
                <text:list text:style-name="a1873">
                  <text:list-item>
                    <text:list text:style-name="a1873">
                      <text:list-item>
                        <text:p text:style-name="a1872" text:class-names="" text:cond-style-name=""><text:span text:style-name="a1871" text:class-names="">import re; regex = re; del re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87" draw:style-name="a1875" draw:master-page-name="Master1-Layout2-obj-Tytuł-i-zawartość" presentation:presentation-page-layout-name="Master1-PPL2" draw:id="Slide-342">
        <draw:frame draw:id="id163" presentation:style-name="a1878" draw:name="Rectangle 2" svg:x="1.5in" svg:y="0.33333in" svg:width="8.27778in" svg:height="0.75in" presentation:class="title" presentation:placeholder="false">
          <draw:text-box>
            <text:p text:style-name="a1877" text:class-names="" text:cond-style-name=""><text:span text:style-name="a1876" text:class-names="">Packages</text:span></text:p>
          </draw:text-box>
          <svg:title/>
          <svg:desc/>
        </draw:frame>
        <draw:frame draw:id="id164" presentation:style-name="a1903" draw:name="Rectangle 3" svg:x="1.33333in" svg:y="1.58333in" svg:width="7.91667in" svg:height="5.08333in" presentation:class="outline" presentation:placeholder="false">
          <draw:text-box>
            <text:list text:style-name="a1881">
              <text:list-item>
                <text:p text:style-name="a1880" text:class-names="" text:cond-style-name=""><text:span text:style-name="a1879" text:class-names="">Collection of modules in directory</text:span></text:p>
              </text:list-item>
            </text:list>
            <text:list text:style-name="a1884">
              <text:list-item>
                <text:p text:style-name="a1883" text:class-names="" text:cond-style-name=""><text:span text:style-name="a1882" text:class-names="">Must have __init__.py file</text:span></text:p>
              </text:list-item>
            </text:list>
            <text:list text:style-name="a1887">
              <text:list-item>
                <text:p text:style-name="a1886" text:class-names="" text:cond-style-name=""><text:span text:style-name="a1885" text:class-names="">May contain subpackages</text:span></text:p>
              </text:list-item>
            </text:list>
            <text:list text:style-name="a1890">
              <text:list-item>
                <text:p text:style-name="a1889" text:class-names="" text:cond-style-name=""><text:span text:style-name="a1888" text:class-names="">Import syntax:</text:span></text:p>
              </text:list-item>
            </text:list>
            <text:list text:style-name="a1893">
              <text:list-item>
                <text:list text:style-name="a1893">
                  <text:list-item>
                    <text:p text:style-name="a1892" text:class-names="" text:cond-style-name=""><text:span text:style-name="a1891" text:class-names="">from P.Q.M import foo; print foo()</text:span></text:p>
                  </text:list-item>
                </text:list>
              </text:list-item>
            </text:list>
            <text:list text:style-name="a1896">
              <text:list-item>
                <text:list text:style-name="a1896">
                  <text:list-item>
                    <text:p text:style-name="a1895" text:class-names="" text:cond-style-name=""><text:span text:style-name="a1894" text:class-names="">from P.Q import M; print M.foo()</text:span></text:p>
                  </text:list-item>
                </text:list>
              </text:list-item>
            </text:list>
            <text:list text:style-name="a1899">
              <text:list-item>
                <text:list text:style-name="a1899">
                  <text:list-item>
                    <text:p text:style-name="a1898" text:class-names="" text:cond-style-name=""><text:span text:style-name="a1897" text:class-names="">import P.Q.M; print P.Q.M.foo()</text:span></text:p>
                  </text:list-item>
                </text:list>
              </text:list-item>
            </text:list>
            <text:list text:style-name="a1902">
              <text:list-item>
                <text:list text:style-name="a1902">
                  <text:list-item>
                    <text:p text:style-name="a1901" text:class-names="" text:cond-style-name=""><text:span text:style-name="a1900" text:class-names="">import P.Q.M as M; print M.foo()<text:tab/># new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8" draw:style-name="a1904" draw:master-page-name="Master1-Layout2-obj-Tytuł-i-zawartość" presentation:presentation-page-layout-name="Master1-PPL2" draw:id="Slide-343">
        <draw:frame draw:id="id165" presentation:style-name="a1907" draw:name="Rectangle 2" svg:x="1.5in" svg:y="0.33333in" svg:width="8.27778in" svg:height="0.75in" presentation:class="title" presentation:placeholder="false">
          <draw:text-box>
            <text:p text:style-name="a1906" text:class-names="" text:cond-style-name=""><text:span text:style-name="a1905" text:class-names="">Catching Exceptions</text:span></text:p>
          </draw:text-box>
          <svg:title/>
          <svg:desc/>
        </draw:frame>
        <draw:frame draw:id="id166" presentation:style-name="a1938" draw:name="Rectangle 3" svg:x="1.33333in" svg:y="1.58333in" svg:width="7.91667in" svg:height="5.08333in" presentation:class="outline" presentation:placeholder="false">
          <draw:text-box>
            <text:list text:style-name="a1910">
              <text:list-item>
                <text:list text:style-name="a1910">
                  <text:list-item>
                    <text:p text:style-name="a1909" text:class-names="" text:cond-style-name=""><text:span text:style-name="a1908" text:class-names="">def foo(x):</text:span></text:p>
                  </text:list-item>
                </text:list>
              </text:list-item>
            </text:list>
            <text:list text:style-name="a1913">
              <text:list-item>
                <text:list text:style-name="a1913">
                  <text:list-item>
                    <text:p text:style-name="a1912" text:class-names="" text:cond-style-name=""><text:span text:style-name="a1911" text:class-names=""><text:s text:c="4"/>return 1/x</text:span></text:p>
                  </text:list-item>
                </text:list>
              </text:list-item>
            </text:list>
            <text:list text:style-name="a1916">
              <text:list-item>
                <text:list text:style-name="a1916">
                  <text:list-item>
                    <text:p text:style-name="a1915" text:class-names="" text:cond-style-name=""><text:span text:style-name="a1914" text:class-names=""/></text:p>
                  </text:list-item>
                </text:list>
              </text:list-item>
            </text:list>
            <text:list text:style-name="a1919">
              <text:list-item>
                <text:list text:style-name="a1919">
                  <text:list-item>
                    <text:p text:style-name="a1918" text:class-names="" text:cond-style-name=""><text:span text:style-name="a1917" text:class-names="">def bar(x):</text:span></text:p>
                  </text:list-item>
                </text:list>
              </text:list-item>
            </text:list>
            <text:list text:style-name="a1922">
              <text:list-item>
                <text:list text:style-name="a1922">
                  <text:list-item>
                    <text:p text:style-name="a1921" text:class-names="" text:cond-style-name=""><text:span text:style-name="a1920" text:class-names=""><text:s text:c="4"/>try:</text:span></text:p>
                  </text:list-item>
                </text:list>
              </text:list-item>
            </text:list>
            <text:list text:style-name="a1925">
              <text:list-item>
                <text:list text:style-name="a1925">
                  <text:list-item>
                    <text:p text:style-name="a1924" text:class-names="" text:cond-style-name=""><text:span text:style-name="a1923" text:class-names=""><text:s text:c="8"/>print foo(x)</text:span></text:p>
                  </text:list-item>
                </text:list>
              </text:list-item>
            </text:list>
            <text:list text:style-name="a1928">
              <text:list-item>
                <text:list text:style-name="a1928">
                  <text:list-item>
                    <text:p text:style-name="a1927" text:class-names="" text:cond-style-name=""><text:span text:style-name="a1926" text:class-names=""><text:s text:c="4"/>except ZeroDivisionError, message:</text:span></text:p>
                  </text:list-item>
                </text:list>
              </text:list-item>
            </text:list>
            <text:list text:style-name="a1931">
              <text:list-item>
                <text:list text:style-name="a1931">
                  <text:list-item>
                    <text:p text:style-name="a1930" text:class-names="" text:cond-style-name=""><text:span text:style-name="a1929" text:class-names=""><text:s text:c="8"/>print "Can’t divide by zero:", message</text:span></text:p>
                  </text:list-item>
                </text:list>
              </text:list-item>
            </text:list>
            <text:list text:style-name="a1934">
              <text:list-item>
                <text:list text:style-name="a1934">
                  <text:list-item>
                    <text:p text:style-name="a1933" text:class-names="" text:cond-style-name=""><text:span text:style-name="a1932" text:class-names=""/></text:p>
                  </text:list-item>
                </text:list>
              </text:list-item>
            </text:list>
            <text:list text:style-name="a1937">
              <text:list-item>
                <text:list text:style-name="a1937">
                  <text:list-item>
                    <text:p text:style-name="a1936" text:class-names="" text:cond-style-name=""><text:span text:style-name="a1935" text:class-names="">bar(0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9" draw:style-name="a1939" draw:master-page-name="Master1-Layout2-obj-Tytuł-i-zawartość" presentation:presentation-page-layout-name="Master1-PPL2" draw:id="Slide-344">
        <draw:frame draw:id="id167" presentation:style-name="a1942" draw:name="Rectangle 2" svg:x="1.5in" svg:y="0.33333in" svg:width="8.27778in" svg:height="0.75in" presentation:class="title" presentation:placeholder="false">
          <draw:text-box>
            <text:p text:style-name="a1941" text:class-names="" text:cond-style-name=""><text:span text:style-name="a1940" text:class-names="">Try-finally: Cleanup</text:span></text:p>
          </draw:text-box>
          <svg:title/>
          <svg:desc/>
        </draw:frame>
        <draw:frame draw:id="id168" presentation:style-name="a1964" draw:name="Rectangle 3" svg:x="0.75in" svg:y="2.16667in" svg:width="9.25in" svg:height="4.5in" presentation:class="outline" presentation:placeholder="false">
          <draw:text-box>
            <text:list text:style-name="a1945">
              <text:list-item>
                <text:list text:style-name="a1945">
                  <text:list-item>
                    <text:p text:style-name="a1944" text:class-names="" text:cond-style-name=""><text:span text:style-name="a1943" text:class-names="">f = open(file)</text:span></text:p>
                  </text:list-item>
                </text:list>
              </text:list-item>
            </text:list>
            <text:list text:style-name="a1948">
              <text:list-item>
                <text:list text:style-name="a1948">
                  <text:list-item>
                    <text:p text:style-name="a1947" text:class-names="" text:cond-style-name=""><text:span text:style-name="a1946" text:class-names="">try:</text:span></text:p>
                  </text:list-item>
                </text:list>
              </text:list-item>
            </text:list>
            <text:list text:style-name="a1951">
              <text:list-item>
                <text:list text:style-name="a1951">
                  <text:list-item>
                    <text:p text:style-name="a1950" text:class-names="" text:cond-style-name=""><text:span text:style-name="a1949" text:class-names=""><text:s text:c="4"/>process_file(f)</text:span></text:p>
                  </text:list-item>
                </text:list>
              </text:list-item>
            </text:list>
            <text:list text:style-name="a1954">
              <text:list-item>
                <text:list text:style-name="a1954">
                  <text:list-item>
                    <text:p text:style-name="a1953" text:class-names="" text:cond-style-name=""><text:span text:style-name="a1952" text:class-names="">finally:</text:span></text:p>
                  </text:list-item>
                </text:list>
              </text:list-item>
            </text:list>
            <text:list text:style-name="a1957">
              <text:list-item>
                <text:list text:style-name="a1957">
                  <text:list-item>
                    <text:p text:style-name="a1956" text:class-names="" text:cond-style-name=""><text:span text:style-name="a1955" text:class-names=""><text:s text:c="4"/>f.close()<text:tab/># always executed</text:span></text:p>
                  </text:list-item>
                </text:list>
              </text:list-item>
            </text:list>
            <text:list text:style-name="a1960">
              <text:list-item>
                <text:list text:style-name="a1960">
                  <text:list-item>
                    <text:p text:style-name="a1959" text:class-names="" text:cond-style-name=""><text:span text:style-name="a1958" text:class-names="">print "OK"<text:tab/># executed on success only</text:span></text:p>
                  </text:list-item>
                </text:list>
              </text:list-item>
            </text:list>
            <text:list text:style-name="a1963">
              <text:list-item>
                <text:p text:style-name="a1962" text:class-names="" text:cond-style-name=""><text:span text:style-name="a1961" text:class-names=""><text:tab/></text:span></text:p>
              </text:list-item>
            </text:list>
          </draw:text-box>
          <svg:title/>
          <svg:desc/>
        </draw:frame>
      </draw:page>
      <draw:page draw:name="Slide90" draw:style-name="a1965" draw:master-page-name="Master1-Layout2-obj-Tytuł-i-zawartość" presentation:presentation-page-layout-name="Master1-PPL2" draw:id="Slide-345">
        <draw:frame draw:id="id169" presentation:style-name="a1968" draw:name="Rectangle 2" svg:x="1.5in" svg:y="0.33333in" svg:width="8.27778in" svg:height="0.75in" presentation:class="title" presentation:placeholder="false">
          <draw:text-box>
            <text:p text:style-name="a1967" text:class-names="" text:cond-style-name=""><text:span text:style-name="a1966" text:class-names="">Raising Exceptions</text:span></text:p>
          </draw:text-box>
          <svg:title/>
          <svg:desc/>
        </draw:frame>
        <draw:frame draw:id="id170" presentation:style-name="a1983" draw:name="Rectangle 3" svg:x="1.33333in" svg:y="1.58333in" svg:width="7.91667in" svg:height="5.08333in" presentation:class="outline" presentation:placeholder="false">
          <draw:text-box>
            <text:list text:style-name="a1971">
              <text:list-item>
                <text:p text:style-name="a1970" text:class-names="" text:cond-style-name=""><text:span text:style-name="a1969" text:class-names="">raise IndexError</text:span></text:p>
              </text:list-item>
            </text:list>
            <text:list text:style-name="a1974">
              <text:list-item>
                <text:p text:style-name="a1973" text:class-names="" text:cond-style-name=""><text:span text:style-name="a1972" text:class-names="">raise IndexError("k out of range")</text:span></text:p>
              </text:list-item>
            </text:list>
            <text:list text:style-name="a1977">
              <text:list-item>
                <text:p text:style-name="a1976" text:class-names="" text:cond-style-name=""><text:span text:style-name="a1975" text:class-names="">raise IndexError, "k out of range"</text:span></text:p>
              </text:list-item>
            </text:list>
            <text:list text:style-name="a1982">
              <text:list-item>
                <text:p text:style-name="a1981" text:class-names="" text:cond-style-name=""><text:span text:style-name="a1978" text:class-names="">try:<text:line-break/> <text:s text:c="3"/></text:span><text:span text:style-name="a1979" text:class-names="">something</text:span><text:span text:style-name="a1980" text:class-names=""><text:line-break/>except:<text:tab/># catch everything<text:line-break/> <text:s text:c="3"/>print "Oops"<text:line-break/> <text:s text:c="3"/>raise<text:tab/># reraise</text:span></text:p>
              </text:list-item>
            </text:list>
          </draw:text-box>
          <svg:title/>
          <svg:desc/>
        </draw:frame>
      </draw:page>
      <draw:page draw:name="Slide91" draw:style-name="a1984" draw:master-page-name="Master1-Layout2-obj-Tytuł-i-zawartość" presentation:presentation-page-layout-name="Master1-PPL2" draw:id="Slide-346">
        <draw:frame draw:id="id171" presentation:style-name="a1987" draw:name="Rectangle 2" svg:x="1.5in" svg:y="0.33333in" svg:width="8.27778in" svg:height="0.75in" presentation:class="title" presentation:placeholder="false">
          <draw:text-box>
            <text:p text:style-name="a1986" text:class-names="" text:cond-style-name=""><text:span text:style-name="a1985" text:class-names="">More on Exceptions</text:span></text:p>
          </draw:text-box>
          <svg:title/>
          <svg:desc/>
        </draw:frame>
        <draw:frame draw:id="id172" presentation:style-name="a2016" draw:name="Rectangle 3" svg:x="1.33333in" svg:y="1.58333in" svg:width="7.91667in" svg:height="5.08333in" presentation:class="outline" presentation:placeholder="false">
          <draw:text-box>
            <text:list text:style-name="a1990">
              <text:list-item>
                <text:p text:style-name="a1989" text:class-names="" text:cond-style-name=""><text:span text:style-name="a1988" text:class-names="">User-defined exceptions</text:span></text:p>
              </text:list-item>
            </text:list>
            <text:list text:style-name="a1993">
              <text:list-item>
                <text:list text:style-name="a1993">
                  <text:list-item>
                    <text:p text:style-name="a1992" text:class-names="" text:cond-style-name=""><text:span text:style-name="a1991" text:class-names="">subclass Exception or any other standard exception</text:span></text:p>
                  </text:list-item>
                </text:list>
              </text:list-item>
            </text:list>
            <text:list text:style-name="a1996">
              <text:list-item>
                <text:p text:style-name="a1995" text:class-names="" text:cond-style-name=""><text:span text:style-name="a1994" text:class-names="">Old Python: exceptions can be strings</text:span></text:p>
              </text:list-item>
            </text:list>
            <text:list text:style-name="a1999">
              <text:list-item>
                <text:list text:style-name="a1999">
                  <text:list-item>
                    <text:p text:style-name="a1998" text:class-names="" text:cond-style-name=""><text:span text:style-name="a1997" text:class-names="">WATCH OUT: compared by object identity, not ==</text:span></text:p>
                  </text:list-item>
                </text:list>
              </text:list-item>
            </text:list>
            <text:list text:style-name="a2002">
              <text:list-item>
                <text:p text:style-name="a2001" text:class-names="" text:cond-style-name=""><text:span text:style-name="a2000" text:class-names="">Last caught exception info:</text:span></text:p>
              </text:list-item>
            </text:list>
            <text:list text:style-name="a2006">
              <text:list-item>
                <text:list text:style-name="a2006">
                  <text:list-item>
                    <text:p text:style-name="a2005" text:class-names="" text:cond-style-name=""><text:span text:style-name="a2003" text:class-names="">sys.exc_info() == (exc_type, exc_value, exc_traceback)</text:span><text:span text:style-name="a2004" text:class-names=""/></text:p>
                  </text:list-item>
                </text:list>
              </text:list-item>
            </text:list>
            <text:list text:style-name="a2009">
              <text:list-item>
                <text:p text:style-name="a2008" text:class-names="" text:cond-style-name=""><text:span text:style-name="a2007" text:class-names="">Last uncaught exception (traceback printed):</text:span></text:p>
              </text:list-item>
            </text:list>
            <text:list text:style-name="a2012">
              <text:list-item>
                <text:list text:style-name="a2012">
                  <text:list-item>
                    <text:p text:style-name="a2011" text:class-names="" text:cond-style-name=""><text:span text:style-name="a2010" text:class-names="">sys.last_type, sys.last_value, sys.last_traceback</text:span></text:p>
                  </text:list-item>
                </text:list>
              </text:list-item>
            </text:list>
            <text:list text:style-name="a2015">
              <text:list-item>
                <text:p text:style-name="a2014" text:class-names="" text:cond-style-name=""><text:span text:style-name="a2013" text:class-names="">Printing exceptions: traceback module</text:span></text:p>
              </text:list-item>
            </text:list>
          </draw:text-box>
          <svg:title/>
          <svg:desc/>
        </draw:frame>
      </draw:page>
      <draw:page draw:name="Slide93" draw:style-name="a2017" draw:master-page-name="Master1-Layout2-obj-Tytuł-i-zawartość" presentation:presentation-page-layout-name="Master1-PPL2" draw:id="Slide-348">
        <draw:frame draw:id="id173" presentation:style-name="a2020" draw:name="Rectangle 2" svg:x="1.5in" svg:y="0.33333in" svg:width="8.27778in" svg:height="0.75in" presentation:class="title" presentation:placeholder="false">
          <draw:text-box>
            <text:p text:style-name="a2019" text:class-names="" text:cond-style-name=""><text:span text:style-name="a2018" text:class-names="">File Objects</text:span></text:p>
          </draw:text-box>
          <svg:title/>
          <svg:desc/>
        </draw:frame>
        <draw:frame draw:id="id174" presentation:style-name="a2072" draw:name="Rectangle 3" svg:x="1.33333in" svg:y="1.58333in" svg:width="7.91667in" svg:height="5.08333in" presentation:class="outline" presentation:placeholder="false">
          <draw:text-box>
            <text:list text:style-name="a2029">
              <text:list-item>
                <text:p text:style-name="a2028" text:class-names="" text:cond-style-name=""><text:span text:style-name="a2021" text:class-names="">f = open(</text:span><text:span text:style-name="a2022" text:class-names="">filename</text:span><text:span text:style-name="a2023" text:class-names="">[,<text:s text:c="1"/></text:span><text:span text:style-name="a2024" text:class-names="">mode</text:span><text:span text:style-name="a2025" text:class-names="">[,<text:s text:c="1"/></text:span><text:span text:style-name="a2026" text:class-names="">buffersize</text:span><text:span text:style-name="a2027" text:class-names="">])</text:span></text:p>
              </text:list-item>
            </text:list>
            <text:list text:style-name="a2032">
              <text:list-item>
                <text:list text:style-name="a2032">
                  <text:list-item>
                    <text:p text:style-name="a2031" text:class-names="" text:cond-style-name=""><text:span text:style-name="a2030" text:class-names="">mode can be "r", "w", "a" (like C stdio); default "r"</text:span></text:p>
                  </text:list-item>
                </text:list>
              </text:list-item>
            </text:list>
            <text:list text:style-name="a2035">
              <text:list-item>
                <text:list text:style-name="a2035">
                  <text:list-item>
                    <text:p text:style-name="a2034" text:class-names="" text:cond-style-name=""><text:span text:style-name="a2033" text:class-names="">append "b" for text translation mode</text:span></text:p>
                  </text:list-item>
                </text:list>
              </text:list-item>
            </text:list>
            <text:list text:style-name="a2038">
              <text:list-item>
                <text:list text:style-name="a2038">
                  <text:list-item>
                    <text:p text:style-name="a2037" text:class-names="" text:cond-style-name=""><text:span text:style-name="a2036" text:class-names="">append "+" for read/write open</text:span></text:p>
                  </text:list-item>
                </text:list>
              </text:list-item>
            </text:list>
            <text:list text:style-name="a2041">
              <text:list-item>
                <text:list text:style-name="a2041">
                  <text:list-item>
                    <text:p text:style-name="a2040" text:class-names="" text:cond-style-name=""><text:span text:style-name="a2039" text:class-names="">buffersize: 0=unbuffered; 1=line-buffered; buffered</text:span></text:p>
                  </text:list-item>
                </text:list>
              </text:list-item>
            </text:list>
            <text:list text:style-name="a2044">
              <text:list-item>
                <text:p text:style-name="a2043" text:class-names="" text:cond-style-name=""><text:span text:style-name="a2042" text:class-names="">methods:</text:span></text:p>
              </text:list-item>
            </text:list>
            <text:list text:style-name="a2051">
              <text:list-item>
                <text:list text:style-name="a2051">
                  <text:list-item>
                    <text:p text:style-name="a2050" text:class-names="" text:cond-style-name=""><text:span text:style-name="a2045" text:class-names="">read([</text:span><text:span text:style-name="a2046" text:class-names="">nbytes</text:span><text:span text:style-name="a2047" text:class-names="">]), readline()</text:span><text:span text:style-name="a2048" text:class-names="">,</text:span><text:span text:style-name="a2049" text:class-names=""><text:s text:c="1"/>readlines()</text:span></text:p>
                  </text:list-item>
                </text:list>
              </text:list-item>
            </text:list>
            <text:list text:style-name="a2058">
              <text:list-item>
                <text:list text:style-name="a2058">
                  <text:list-item>
                    <text:p text:style-name="a2057" text:class-names="" text:cond-style-name=""><text:span text:style-name="a2052" text:class-names="">write(</text:span><text:span text:style-name="a2053" text:class-names="">string</text:span><text:span text:style-name="a2054" text:class-names="">), writelines(</text:span><text:span text:style-name="a2055" text:class-names="">list</text:span><text:span text:style-name="a2056" text:class-names="">)</text:span></text:p>
                  </text:list-item>
                </text:list>
              </text:list-item>
            </text:list>
            <text:list text:style-name="a2065">
              <text:list-item>
                <text:list text:style-name="a2065">
                  <text:list-item>
                    <text:p text:style-name="a2064" text:class-names="" text:cond-style-name=""><text:span text:style-name="a2059" text:class-names="">seek(</text:span><text:span text:style-name="a2060" text:class-names="">pos</text:span><text:span text:style-name="a2061" text:class-names="">[,<text:s text:c="1"/></text:span><text:span text:style-name="a2062" text:class-names="">how</text:span><text:span text:style-name="a2063" text:class-names="">]), tell()</text:span></text:p>
                  </text:list-item>
                </text:list>
              </text:list-item>
            </text:list>
            <text:list text:style-name="a2068">
              <text:list-item>
                <text:list text:style-name="a2068">
                  <text:list-item>
                    <text:p text:style-name="a2067" text:class-names="" text:cond-style-name=""><text:span text:style-name="a2066" text:class-names="">flush(), close()</text:span></text:p>
                  </text:list-item>
                </text:list>
              </text:list-item>
            </text:list>
            <text:list text:style-name="a2071">
              <text:list-item>
                <text:list text:style-name="a2071">
                  <text:list-item>
                    <text:p text:style-name="a2070" text:class-names="" text:cond-style-name=""><text:span text:style-name="a2069" text:class-names="">fileno(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2" draw:style-name="a2073" draw:master-page-name="Master1-Layout2-obj-Tytuł-i-zawartość" presentation:presentation-page-layout-name="Master1-PPL2" draw:id="Slide-347">
        <draw:frame draw:id="id175" presentation:style-name="a2076" draw:name="Rectangle 4" svg:x="1.5in" svg:y="0.33333in" svg:width="8.27778in" svg:height="0.75in" presentation:class="title" presentation:placeholder="false">
          <draw:text-box>
            <text:p text:style-name="a2075" text:class-names="" text:cond-style-name=""><text:span text:style-name="a2074" text:class-names="">Standard Library</text:span></text:p>
          </draw:text-box>
          <svg:title/>
          <svg:desc/>
        </draw:frame>
        <draw:frame draw:id="id176" presentation:style-name="a2104" draw:name="Rectangle 5" svg:x="1.33333in" svg:y="1.58333in" svg:width="7.91667in" svg:height="5.08333in" presentation:class="outline" presentation:placeholder="false">
          <draw:text-box>
            <text:list text:style-name="a2079">
              <text:list-item>
                <text:p text:style-name="a2078" text:class-names="" text:cond-style-name=""><text:span text:style-name="a2077" text:class-names="">Core:</text:span></text:p>
              </text:list-item>
            </text:list>
            <text:list text:style-name="a2082">
              <text:list-item>
                <text:list text:style-name="a2082">
                  <text:list-item>
                    <text:p text:style-name="a2081" text:class-names="" text:cond-style-name=""><text:span text:style-name="a2080" text:class-names="">os, sys, string, getopt, StringIO, struct, pickle, ...</text:span></text:p>
                  </text:list-item>
                </text:list>
              </text:list-item>
            </text:list>
            <text:list text:style-name="a2085">
              <text:list-item>
                <text:p text:style-name="a2084" text:class-names="" text:cond-style-name=""><text:span text:style-name="a2083" text:class-names="">Regular expressions:</text:span></text:p>
              </text:list-item>
            </text:list>
            <text:list text:style-name="a2088">
              <text:list-item>
                <text:list text:style-name="a2088">
                  <text:list-item>
                    <text:p text:style-name="a2087" text:class-names="" text:cond-style-name=""><text:span text:style-name="a2086" text:class-names="">re module; Perl-5 style patterns and matching rules</text:span></text:p>
                  </text:list-item>
                </text:list>
              </text:list-item>
            </text:list>
            <text:list text:style-name="a2091">
              <text:list-item>
                <text:p text:style-name="a2090" text:class-names="" text:cond-style-name=""><text:span text:style-name="a2089" text:class-names="">Internet:</text:span></text:p>
              </text:list-item>
            </text:list>
            <text:list text:style-name="a2094">
              <text:list-item>
                <text:list text:style-name="a2094">
                  <text:list-item>
                    <text:p text:style-name="a2093" text:class-names="" text:cond-style-name=""><text:span text:style-name="a2092" text:class-names="">socket, rfc822, httplib, htmllib, ftplib, smtplib, ...</text:span></text:p>
                  </text:list-item>
                </text:list>
              </text:list-item>
            </text:list>
            <text:list text:style-name="a2097">
              <text:list-item>
                <text:p text:style-name="a2096" text:class-names="" text:cond-style-name=""><text:span text:style-name="a2095" text:class-names="">Miscellaneous:</text:span></text:p>
              </text:list-item>
            </text:list>
            <text:list text:style-name="a2100">
              <text:list-item>
                <text:list text:style-name="a2100">
                  <text:list-item>
                    <text:p text:style-name="a2099" text:class-names="" text:cond-style-name=""><text:span text:style-name="a2098" text:class-names="">pdb (debugger), profile+pstats</text:span></text:p>
                  </text:list-item>
                </text:list>
              </text:list-item>
            </text:list>
            <text:list text:style-name="a2103">
              <text:list-item>
                <text:list text:style-name="a2103">
                  <text:list-item>
                    <text:p text:style-name="a2102" text:class-names="" text:cond-style-name=""><text:span text:style-name="a2101" text:class-names="">Tkinter (Tcl/Tk interface), audio, *dbm, ..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2" draw:style-name="a2105" draw:master-page-name="Master1-Layout2-obj-Tytuł-i-zawartość" presentation:presentation-page-layout-name="Master1-PPL2" draw:id="Slide-357">
        <draw:frame draw:id="id177" presentation:style-name="a2108" draw:name="Rectangle 2" svg:x="1.5in" svg:y="0.33333in" svg:width="8.27778in" svg:height="0.75in" presentation:class="title" presentation:placeholder="false">
          <draw:text-box>
            <text:p text:style-name="a2107" text:class-names="" text:cond-style-name=""><text:span text:style-name="a2106" text:class-names="">Python 2.0: What's New</text:span></text:p>
          </draw:text-box>
          <svg:title/>
          <svg:desc/>
        </draw:frame>
        <draw:frame draw:id="id178" presentation:style-name="a2133" draw:name="Rectangle 3" svg:x="1.33333in" svg:y="1.58333in" svg:width="7.91667in" svg:height="5.08333in" presentation:class="outline" presentation:placeholder="false">
          <draw:text-box>
            <text:list text:style-name="a2111">
              <text:list-item>
                <text:p text:style-name="a2110" text:class-names="" text:cond-style-name=""><text:span text:style-name="a2109" text:class-names="">Augmented assignment: x += y</text:span></text:p>
              </text:list-item>
            </text:list>
            <text:list text:style-name="a2114">
              <text:list-item>
                <text:p text:style-name="a2113" text:class-names="" text:cond-style-name=""><text:span text:style-name="a2112" text:class-names="">List comprehensions:<text:line-break/> <text:s text:c="7"/>[s.strip() for s in f.readlines()]</text:span></text:p>
              </text:list-item>
            </text:list>
            <text:list text:style-name="a2117">
              <text:list-item>
                <text:p text:style-name="a2116" text:class-names="" text:cond-style-name=""><text:span text:style-name="a2115" text:class-names="">Extended print: print &gt;&gt;sys.stderr, "Hello!"</text:span></text:p>
              </text:list-item>
            </text:list>
            <text:list text:style-name="a2120">
              <text:list-item>
                <text:p text:style-name="a2119" text:class-names="" text:cond-style-name=""><text:span text:style-name="a2118" text:class-names="">Extended import: import foo as bar</text:span></text:p>
              </text:list-item>
            </text:list>
            <text:list text:style-name="a2123">
              <text:list-item>
                <text:p text:style-name="a2122" text:class-names="" text:cond-style-name=""><text:span text:style-name="a2121" text:class-names="">Unicode strings: u"\u1234"</text:span></text:p>
              </text:list-item>
            </text:list>
            <text:list text:style-name="a2126">
              <text:list-item>
                <text:p text:style-name="a2125" text:class-names="" text:cond-style-name=""><text:span text:style-name="a2124" text:class-names="">New re implementation (faster, Unicode)</text:span></text:p>
              </text:list-item>
            </text:list>
            <text:list text:style-name="a2129">
              <text:list-item>
                <text:p text:style-name="a2128" text:class-names="" text:cond-style-name=""><text:span text:style-name="a2127" text:class-names="">Collection of cyclic garbage</text:span></text:p>
              </text:list-item>
            </text:list>
            <text:list text:style-name="a2132">
              <text:list-item>
                <text:p text:style-name="a2131" text:class-names="" text:cond-style-name=""><text:span text:style-name="a2130" text:class-names="">XML, distutils</text:span></text:p>
              </text:list-item>
            </text:list>
          </draw:text-box>
          <svg:title/>
          <svg:desc/>
        </draw:frame>
      </draw:page>
      <draw:page draw:name="Slide104" draw:style-name="a2134" draw:master-page-name="Master1-Layout2-obj-Tytuł-i-zawartość" presentation:presentation-page-layout-name="Master1-PPL2" draw:id="Slide-359">
        <draw:frame draw:id="id179" presentation:style-name="a2137" draw:name="Rectangle 2" svg:x="1.5in" svg:y="0.33333in" svg:width="8.27778in" svg:height="0.75in" presentation:class="title" presentation:placeholder="false">
          <draw:text-box>
            <text:p text:style-name="a2136" text:class-names="" text:cond-style-name=""><text:span text:style-name="a2135" text:class-names="">Python 2.1: What's New</text:span></text:p>
          </draw:text-box>
          <svg:title/>
          <svg:desc/>
        </draw:frame>
        <draw:frame draw:id="id180" presentation:style-name="a2166" draw:name="Rectangle 3" svg:x="1.33333in" svg:y="1.58333in" svg:width="7.91667in" svg:height="5.08333in" presentation:class="outline" presentation:placeholder="false">
          <draw:text-box>
            <text:list text:style-name="a2140">
              <text:list-item>
                <text:p text:style-name="a2139" text:class-names="" text:cond-style-name=""><text:span text:style-name="a2138" text:class-names="">From __future__ import nested_scopes</text:span></text:p>
              </text:list-item>
            </text:list>
            <text:list text:style-name="a2147">
              <text:list-item>
                <text:list text:style-name="a2147">
                  <text:list-item>
                    <text:p text:style-name="a2146" text:class-names="" text:cond-style-name=""><text:span text:style-name="a2141" text:class-names="">def make_adder(</text:span><text:span text:style-name="a2142" text:class-names="">n</text:span><text:span text:style-name="a2143" text:class-names="">):<text:line-break/> <text:s text:c="3"/>def adder(x): return x+</text:span><text:span text:style-name="a2144" text:class-names="">n</text:span><text:span text:style-name="a2145" text:class-names=""><text:line-break/> <text:s text:c="3"/>return adder</text:span></text:p>
                  </text:list-item>
                </text:list>
              </text:list-item>
            </text:list>
            <text:list text:style-name="a2150">
              <text:list-item>
                <text:list text:style-name="a2150">
                  <text:list-item>
                    <text:p text:style-name="a2149" text:class-names="" text:cond-style-name=""><text:span text:style-name="a2148" text:class-names="">add2 = make_adder(2)</text:span></text:p>
                  </text:list-item>
                </text:list>
              </text:list-item>
            </text:list>
            <text:list text:style-name="a2153">
              <text:list-item>
                <text:list text:style-name="a2153">
                  <text:list-item>
                    <text:p text:style-name="a2152" text:class-names="" text:cond-style-name=""><text:span text:style-name="a2151" text:class-names="">add2(10) == 12</text:span></text:p>
                  </text:list-item>
                </text:list>
              </text:list-item>
            </text:list>
            <text:list text:style-name="a2156">
              <text:list-item>
                <text:p text:style-name="a2155" text:class-names="" text:cond-style-name=""><text:span text:style-name="a2154" text:class-names="">Rich comparisons</text:span></text:p>
              </text:list-item>
            </text:list>
            <text:list text:style-name="a2159">
              <text:list-item>
                <text:list text:style-name="a2159">
                  <text:list-item>
                    <text:p text:style-name="a2158" text:class-names="" text:cond-style-name=""><text:span text:style-name="a2157" text:class-names="">Overload &lt;, &lt;=, ==, !=, &gt;=, &gt; separately</text:span></text:p>
                  </text:list-item>
                </text:list>
              </text:list-item>
            </text:list>
            <text:list text:style-name="a2162">
              <text:list-item>
                <text:p text:style-name="a2161" text:class-names="" text:cond-style-name=""><text:span text:style-name="a2160" text:class-names="">Warnings framework</text:span></text:p>
              </text:list-item>
            </text:list>
            <text:list text:style-name="a2165">
              <text:list-item>
                <text:list text:style-name="a2165">
                  <text:list-item>
                    <text:p text:style-name="a2164" text:class-names="" text:cond-style-name=""><text:span text:style-name="a2163" text:class-names="">Prepare for the future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5" draw:style-name="a2167" draw:master-page-name="Master1-Layout2-obj-Tytuł-i-zawartość" presentation:presentation-page-layout-name="Master1-PPL2" draw:id="Slide-360">
        <draw:frame draw:id="id181" presentation:style-name="a2170" draw:name="Rectangle 2" svg:x="1.5in" svg:y="0.33333in" svg:width="8.27778in" svg:height="0.75in" presentation:class="title" presentation:placeholder="false">
          <draw:text-box>
            <text:p text:style-name="a2169" text:class-names="" text:cond-style-name=""><text:span text:style-name="a2168" text:class-names="">Python 2.2: What's New</text:span></text:p>
          </draw:text-box>
          <svg:title/>
          <svg:desc/>
        </draw:frame>
        <draw:frame draw:id="id182" presentation:style-name="a2198" draw:name="Rectangle 3" svg:x="1.33333in" svg:y="1.58333in" svg:width="7.91667in" svg:height="5.08333in" presentation:class="outline" presentation:placeholder="false">
          <draw:text-box>
            <text:list text:style-name="a2173">
              <text:list-item>
                <text:p text:style-name="a2172" text:class-names="" text:cond-style-name=""><text:span text:style-name="a2171" text:class-names="">Iterators and Generators</text:span></text:p>
              </text:list-item>
            </text:list>
            <text:list text:style-name="a2182">
              <text:list-item>
                <text:list text:style-name="a2182">
                  <text:list-item>
                    <text:list text:style-name="a2182">
                      <text:list-item>
                        <text:p text:style-name="a2181" text:class-names="" text:cond-style-name=""><text:span text:style-name="a2174" text:class-names="">from __future__ import generators<text:line-break/>def inorder(tree):<text:line-break/> <text:s text:c="3"/>if tree:<text:line-break/> <text:s text:c="7"/>for x in inorder(tree.left):<text:s text:c="1"/></text:span><text:span text:style-name="a2175" text:class-names="">yield</text:span><text:span text:style-name="a2176" text:class-names=""><text:s text:c="1"/>x<text:line-break/> <text:s text:c="7"/></text:span><text:span text:style-name="a2177" text:class-names="">yield</text:span><text:span text:style-name="a2178" text:class-names=""><text:s text:c="1"/>tree.label<text:line-break/> <text:s text:c="7"/>for x in inorder(tree.right):<text:s text:c="1"/></text:span><text:span text:style-name="a2179" text:class-names="">yield</text:span><text:span text:style-name="a2180" text:class-names=""><text:s text:c="1"/>x</text:span></text:p>
                      </text:list-item>
                    </text:list>
                  </text:list-item>
                </text:list>
              </text:list-item>
            </text:list>
            <text:list text:style-name="a2185">
              <text:list-item>
                <text:p text:style-name="a2184" text:class-names="" text:cond-style-name=""><text:span text:style-name="a2183" text:class-names="">Type/class unification</text:span></text:p>
              </text:list-item>
            </text:list>
            <text:list text:style-name="a2188">
              <text:list-item>
                <text:list text:style-name="a2188">
                  <text:list-item>
                    <text:p text:style-name="a2187" text:class-names="" text:cond-style-name=""><text:span text:style-name="a2186" text:class-names="">class mydict(dict): …</text:span></text:p>
                  </text:list-item>
                </text:list>
              </text:list-item>
            </text:list>
            <text:list text:style-name="a2191">
              <text:list-item>
                <text:p text:style-name="a2190" text:class-names="" text:cond-style-name=""><text:span text:style-name="a2189" text:class-names="">Fix division operator so 1/2 == 0.5; 1//2 == 0</text:span></text:p>
              </text:list-item>
            </text:list>
            <text:list text:style-name="a2194">
              <text:list-item>
                <text:list text:style-name="a2194">
                  <text:list-item>
                    <text:p text:style-name="a2193" text:class-names="" text:cond-style-name=""><text:span text:style-name="a2192" text:class-names="">Requires __future__ statement in Python 2.x</text:span></text:p>
                  </text:list-item>
                </text:list>
              </text:list-item>
            </text:list>
            <text:list text:style-name="a2197">
              <text:list-item>
                <text:list text:style-name="a2197">
                  <text:list-item>
                    <text:p text:style-name="a2196" text:class-names="" text:cond-style-name=""><text:span text:style-name="a2195" text:class-names="">Change will be permanent in Python 3.0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4" draw:style-name="a2199" draw:master-page-name="Master1-Layout2-obj-Tytuł-i-zawartość" presentation:presentation-page-layout-name="Master1-PPL2" draw:id="Slide-279">
        <draw:frame draw:id="id183" presentation:style-name="a2202" draw:name="Rectangle 4" svg:x="1.5in" svg:y="0.33333in" svg:width="8.27778in" svg:height="0.75in" presentation:class="title" presentation:placeholder="false">
          <draw:text-box>
            <text:p text:style-name="a2201" text:class-names="" text:cond-style-name=""><text:span text:style-name="a2200" text:class-names="">URLs</text:span></text:p>
          </draw:text-box>
          <svg:title/>
          <svg:desc/>
        </draw:frame>
        <draw:frame draw:id="id184" presentation:style-name="a2227" draw:name="Rectangle 5" svg:x="1.33333in" svg:y="1.58333in" svg:width="7.91667in" svg:height="5.08333in" presentation:class="outline" presentation:placeholder="false">
          <draw:text-box>
            <text:list text:style-name="a2205">
              <text:list-item>
                <text:p text:style-name="a2204" text:class-names="" text:cond-style-name=""><text:span text:style-name="a2203" text:class-names="">http://www.python.org</text:span></text:p>
              </text:list-item>
            </text:list>
            <text:list text:style-name="a2208">
              <text:list-item>
                <text:list text:style-name="a2208">
                  <text:list-item>
                    <text:p text:style-name="a2207" text:class-names="" text:cond-style-name=""><text:span text:style-name="a2206" text:class-names="">official site</text:span></text:p>
                  </text:list-item>
                </text:list>
              </text:list-item>
            </text:list>
            <text:list text:style-name="a2211">
              <text:list-item>
                <text:p text:style-name="a2210" text:class-names="" text:cond-style-name=""><text:span text:style-name="a2209" text:class-names="">http://starship.python.net</text:span></text:p>
              </text:list-item>
            </text:list>
            <text:list text:style-name="a2214">
              <text:list-item>
                <text:list text:style-name="a2214">
                  <text:list-item>
                    <text:p text:style-name="a2213" text:class-names="" text:cond-style-name=""><text:span text:style-name="a2212" text:class-names="">Community</text:span></text:p>
                  </text:list-item>
                </text:list>
              </text:list-item>
            </text:list>
            <text:list text:style-name="a2217">
              <text:list-item>
                <text:p text:style-name="a2216" text:class-names="" text:cond-style-name=""><text:span text:style-name="a2215" text:class-names="">http://www.python.org/psa/bookstore/</text:span></text:p>
              </text:list-item>
            </text:list>
            <text:list text:style-name="a2220">
              <text:list-item>
                <text:list text:style-name="a2220">
                  <text:list-item>
                    <text:p text:style-name="a2219" text:class-names="" text:cond-style-name=""><text:span text:style-name="a2218" text:class-names="">(alias for http://www.amk.ca/bookstore/)</text:span></text:p>
                  </text:list-item>
                </text:list>
              </text:list-item>
            </text:list>
            <text:list text:style-name="a2223">
              <text:list-item>
                <text:list text:style-name="a2223">
                  <text:list-item>
                    <text:p text:style-name="a2222" text:class-names="" text:cond-style-name=""><text:span text:style-name="a2221" text:class-names="">Python Bookstore</text:span></text:p>
                  </text:list-item>
                </text:list>
              </text:list-item>
            </text:list>
            <text:list text:style-name="a2226">
              <text:list-item>
                <text:p text:style-name="a2225" text:class-names="" text:cond-style-name=""><text:span text:style-name="a2224" text:class-names=""/></text:p>
              </text:list-item>
            </text:list>
          </draw:text-box>
          <svg:title/>
          <svg:desc/>
        </draw:frame>
      </draw:page>
      <draw:page draw:name="Slide101" draw:style-name="a2228" draw:master-page-name="Master1-Layout2-obj-Tytuł-i-zawartość" presentation:presentation-page-layout-name="Master1-PPL2" draw:id="Slide-356">
        <draw:frame draw:id="id185" presentation:style-name="a2231" draw:name="Rectangle 2" svg:x="1.5in" svg:y="0.33333in" svg:width="8.27778in" svg:height="0.75in" presentation:class="title" presentation:placeholder="false">
          <draw:text-box>
            <text:p text:style-name="a2230" text:class-names="" text:cond-style-name=""><text:span text:style-name="a2229" text:class-names="">Further Reading</text:span></text:p>
          </draw:text-box>
          <svg:title/>
          <svg:desc/>
        </draw:frame>
        <draw:frame draw:id="id186" presentation:style-name="a2262" draw:name="Rectangle 3" svg:x="0.75in" svg:y="2.16667in" svg:width="8.83333in" svg:height="4.5in" presentation:class="outline" presentation:placeholder="false">
          <draw:text-box>
            <text:list text:style-name="a2234">
              <text:list-item>
                <text:p text:style-name="a2233" text:class-names="" text:cond-style-name=""><text:span text:style-name="a2232" text:class-names="">Learning Python: Lutz, Ascher (O'Reilly '98)</text:span></text:p>
              </text:list-item>
            </text:list>
            <text:list text:style-name="a2237">
              <text:list-item>
                <text:p text:style-name="a2236" text:class-names="" text:cond-style-name=""><text:span text:style-name="a2235" text:class-names="">Python Essential Reference: Beazley (New Riders '99)</text:span></text:p>
              </text:list-item>
            </text:list>
            <text:list text:style-name="a2240">
              <text:list-item>
                <text:p text:style-name="a2239" text:class-names="" text:cond-style-name=""><text:span text:style-name="a2238" text:class-names="">Programming Python, 2nd Ed.: Lutz (O'Reilly '01)</text:span></text:p>
              </text:list-item>
            </text:list>
            <text:list text:style-name="a2243">
              <text:list-item>
                <text:p text:style-name="a2242" text:class-names="" text:cond-style-name=""><text:span text:style-name="a2241" text:class-names="">Core Python Programming: Chun (Prentice-Hall '00)</text:span></text:p>
              </text:list-item>
            </text:list>
            <text:list text:style-name="a2246">
              <text:list-item>
                <text:p text:style-name="a2245" text:class-names="" text:cond-style-name=""><text:span text:style-name="a2244" text:class-names="">The Quick Python Book: Harms, McDonald (Manning '99)</text:span></text:p>
              </text:list-item>
            </text:list>
            <text:list text:style-name="a2249">
              <text:list-item>
                <text:p text:style-name="a2248" text:class-names="" text:cond-style-name=""><text:span text:style-name="a2247" text:class-names="">The Standard Python Library: Lundh (O'Reilly '01)</text:span></text:p>
              </text:list-item>
            </text:list>
            <text:list text:style-name="a2252">
              <text:list-item>
                <text:p text:style-name="a2251" text:class-names="" text:cond-style-name=""><text:span text:style-name="a2250" text:class-names="">Python and Tkinter Programming: Grayson (Manning '00)</text:span></text:p>
              </text:list-item>
            </text:list>
            <text:list text:style-name="a2255">
              <text:list-item>
                <text:p text:style-name="a2254" text:class-names="" text:cond-style-name=""><text:span text:style-name="a2253" text:class-names="">Python Programming on Win32:<text:line-break/>Hammond, Robinson (O'Reilly '00)</text:span></text:p>
              </text:list-item>
            </text:list>
            <text:list text:style-name="a2258">
              <text:list-item>
                <text:p text:style-name="a2257" text:class-names="" text:cond-style-name=""><text:span text:style-name="a2256" text:class-names="">Learn to Program Using Python: Gauld (Addison-W. '00)</text:span></text:p>
              </text:list-item>
            </text:list>
            <text:list text:style-name="a2261">
              <text:list-item>
                <text:p text:style-name="a2260" text:class-names="" text:cond-style-name=""><text:span text:style-name="a2259" text:class-names="">And many more titles...</text:span></text:p>
              </text:list-item>
            </text:list>
          </draw:text-box>
          <svg:title/>
          <svg:desc/>
        </draw:frame>
      </draw:page>
      <draw:page draw:name="Slide106" draw:style-name="a2263" draw:master-page-name="Master1-Layout1-title-Slajd-tytułowy" presentation:presentation-page-layout-name="Master1-PPL1" draw:id="Slide-361">
        <draw:frame draw:id="id187" presentation:style-name="a2266" draw:name="Rectangle 2" svg:x="0.75in" svg:y="2.5in" svg:width="8.5in" svg:height="1.25in" presentation:class="title" presentation:placeholder="false">
          <draw:text-box>
            <text:p text:style-name="a2265" text:class-names="" text:cond-style-name=""><text:span text:style-name="a2264" text:class-names="">TIME FOR QUESTIONS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/>
    <style:presentation-page-layout style:name="Master1-PPL2" style:display-name="Tytuł i zawartość">
      <presentation:placeholder presentation:object="title" svg:x="1.5in" svg:y="0.33333in" svg:width="8.27778in" svg:height="0.75in"/>
      <presentation:placeholder presentation:object="object" svg:x="1.33333in" svg:y="1.58333in" svg:width="7.91667in" svg:height="5.08333in"/>
    </style:presentation-page-layout>
    <style:presentation-page-layout style:name="Master1-PPL3" style:display-name="Nagłówek sekcji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</style:presentation-page-layout>
    <style:presentation-page-layout style:name="Master1-PPL4" style:display-name="Dwa elementy zawartości">
      <presentation:placeholder presentation:object="title" svg:x="1.5in" svg:y="0.33333in" svg:width="8.27778in" svg:height="0.75in"/>
      <presentation:placeholder presentation:object="object" svg:x="1.33333in" svg:y="1.58333in" svg:width="3.875in" svg:height="5.08333in"/>
      <presentation:placeholder presentation:object="object" svg:x="5.375in" svg:y="1.58333in" svg:width="3.875in" svg:height="5.08333in"/>
    </style:presentation-page-layout>
    <style:presentation-page-layout style:name="Master1-PPL5" style:display-name="Porównanie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</style:presentation-page-layout>
    <style:presentation-page-layout style:name="Master1-PPL6" style:display-name="Tylko tytuł">
      <presentation:placeholder presentation:object="title" svg:x="1.5in" svg:y="0.33333in" svg:width="8.27778in" svg:height="0.75in"/>
    </style:presentation-page-layout>
    <style:presentation-page-layout style:name="Master1-PPL7" style:display-name="Pusty"/>
    <style:presentation-page-layout style:name="Master1-PPL8" style:display-name="Zawartość z podpisem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</style:presentation-page-layout>
    <style:presentation-page-layout style:name="Master1-PPL9" style:display-name="Obraz z podpisem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</style:presentation-page-layout>
    <style:presentation-page-layout style:name="Master1-PPL10" style:display-name="Tytuł i tekst pionowy">
      <presentation:placeholder presentation:object="title" svg:x="1.5in" svg:y="0.33333in" svg:width="8.27778in" svg:height="0.75in"/>
      <presentation:placeholder presentation:object="outline" svg:x="1.33333in" svg:y="1.58333in" svg:width="7.91667in" svg:height="5.08333in"/>
    </style:presentation-page-layout>
    <style:presentation-page-layout style:name="Master1-PPL11" style:display-name="Tytuł pionowy i tekst">
      <presentation:placeholder presentation:object="title" svg:x="7.66667in" svg:y="0.33333in" svg:width="2.11111in" svg:height="6.33333in"/>
      <presentation:placeholder presentation:object="outline" svg:x="1.33333in" svg:y="0.33333in" svg:width="6.16667in" svg:height="6.33333in"/>
    </style:presentation-page-layout>
    <style:style style:family="graphic" style:name="Graphics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  <draw:marker draw:name="a1251" svg:viewBox="0 0 20 30" svg:d="m10 0-10 30h20z"/>
    <draw:marker draw:name="a1200" svg:viewBox="0 0 20 30" svg:d="m10 0-10 30h20z"/>
    <draw:marker draw:name="a1271" svg:viewBox="0 0 20 30" svg:d="m10 0-10 30h20z"/>
    <draw:marker draw:name="a1143" svg:viewBox="0 0 20 30" svg:d="m10 0-10 30h20z"/>
    <draw:marker draw:name="a1216" svg:viewBox="0 0 20 30" svg:d="m10 0-10 30h20z"/>
    <draw:marker draw:name="a1224" svg:viewBox="0 0 20 30" svg:d="m10 0-10 30h20z"/>
    <draw:marker draw:name="a1289" svg:viewBox="0 0 20 30" svg:d="m10 0-10 30h20z"/>
    <draw:marker draw:name="a1159" svg:viewBox="0 0 20 30" svg:d="m10 0-10 30h20z"/>
    <draw:marker draw:name="a1234" svg:viewBox="0 0 20 30" svg:d="m10 0-10 30h20z"/>
    <draw:marker draw:name="a1241" svg:viewBox="0 0 20 30" svg:d="m10 0-10 30h20z"/>
    <draw:marker draw:name="a1184" svg:viewBox="0 0 20 30" svg:d="m10 0-10 30h20z"/>
    <draw:stroke-dash draw:name="a1270" draw:display-name="Dash" draw:style="rect" draw:dots1="1" draw:dots1-length="0.09375in" draw:dots2="0" draw:dots2-length="0in" draw:distance="0.09375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.375in" fo:margin-right="0in" fo:text-indent="-0.375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.8125in" fo:margin-right="0in" fo:text-indent="-0.31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2.25in" fo:margin-right="0in" fo:text-indent="-0.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3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4" style:parent-style-name="Graphics">
      <style:graphic-properties draw:fill="none" fo:clip="rect(0in, 0in, 0in, 0in)" draw:stroke="non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Times New Roman" style:font-family-generic="swiss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.375in" fo:margin-right="0in" fo:text-indent="-0.375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33" style:parent-style-name="Graphics">
      <style:graphic-properties draw:fill="none" fo:clip="rect(0in, 0in, 0in, 0in)" draw:stroke="none"/>
    </style:style>
    <style:style style:family="text" style:name="a10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">
      <style:paragraph-properties fo:line-height="100%" fo:text-align="left" style:tab-stop-distance="1in" fo:margin-left="0.8125in" fo:margin-right="0in" fo:text-indent="-0.31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 style:parent-style-name="Graphics">
      <style:graphic-properties draw:fill="none" fo:clip="rect(0in, 0in, 0in, 0in)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Times New Roman" style:font-family-generic="swiss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1.75in" fo:margin-right="0in" fo:text-indent="-0.2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5">
      <style:paragraph-properties fo:line-height="100%" fo:text-align="left" style:tab-stop-distance="1in" fo:margin-left="2.25in" fo:margin-right="0in" fo:text-indent="-0.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.375in" fo:margin-right="0in" fo:text-indent="-0.375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draw:fill="none" draw:stroke="solid" svg:stroke-width="0.01042in" svg:stroke-color="#000000" svg:stroke-opacity="100%" draw:stroke-linejoin="miter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375in" fo:margin-right="0in" fo:text-indent="-0.375in" fo:margin-top="0.208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Times New Roman" style:font-family-generic="swiss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9">
      <style:paragraph-properties fo:line-height="100%" fo:text-align="left" style:tab-stop-distance="1in" fo:margin-left="0.8125in" fo:margin-right="0in" fo:text-indent="-0.3125in" fo:margin-top="0.180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1.75in" fo:margin-right="0in" fo:text-indent="-0.2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2.25in" fo:margin-right="0in" fo:text-indent="-0.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1in" fo:margin-left="0.375in" fo:margin-right="0in" fo:text-indent="-0.375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.8125in" fo:margin-right="0in" fo:text-indent="-0.31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.8125in" fo:margin-right="0in" fo:text-indent="-0.31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1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1.75in" fo:margin-right="0in" fo:text-indent="-0.2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1.25in" fo:margin-right="0in" fo:text-indent="-0.25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1.7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2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1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">
      <style:graphic-properties draw:fill="none" draw:stroke="solid" svg:stroke-width="0.01042in" svg:stroke-color="#000000" svg:stroke-opacity="100%" draw:stroke-linejoin="miter"/>
    </style:style>
    <style:style style:family="text" style:name="a55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1.75in" fo:margin-right="0in" fo:text-indent="-0.2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2.25in" fo:margin-right="0in" fo:text-indent="-0.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2.25in" fo:margin-right="0in" fo:text-indent="-0.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5" style:parent-style-name="Graphics">
      <style:graphic-properties draw:fill="none" fo:clip="rect(0in, 0in, 0in, 0in)" draw:stroke="non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Times New Roman" style:font-family-generic="swiss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draw:fill="none" draw:stroke="solid" svg:stroke-width="0.01042in" svg:stroke-color="#000000" svg:stroke-opacity="100%" draw:stroke-linejoin="miter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draw:fill="none" draw:stroke="solid" svg:stroke-width="0.01042in" svg:stroke-color="#000000" svg:stroke-opacity="100%" draw:stroke-linejoin="miter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draw:fill="none" draw:stroke="solid" svg:stroke-width="0.01042in" svg:stroke-color="#000000" svg:stroke-opacity="100%" draw:stroke-linejoin="miter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 style:parent-style-name="Graphics">
      <style:graphic-properties draw:fill="none" fo:clip="rect(0in, 0in, 0in, 0in)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draw:fill="none" draw:stroke="solid" svg:stroke-width="0.01042in" svg:stroke-color="#000000" svg:stroke-opacity="100%" draw:stroke-linejoin="miter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Times New Roman" style:font-family-generic="swiss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9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">
      <style:paragraph-properties fo:line-height="100%" fo:text-align="left" style:tab-stop-distance="1in" fo:margin-left="0in" fo:margin-right="0in" fo:text-indent="0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3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4" style:parent-style-name="Graphics">
      <style:graphic-properties draw:fill="none" fo:clip="rect(0in, 0in, 0in, 0in)" draw:stroke="non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Times New Roman" style:font-family-generic="swiss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4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5" style:parent-style-name="Graphics">
      <style:graphic-properties draw:fill="none" fo:clip="rect(0in, 0in, 0in, 0in)" draw:stroke="non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 style:parent-style-name="Graphics">
      <style:graphic-properties draw:fill="none" fo:clip="rect(0in, 0in, 0in, 0in)" draw:stroke="non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Times New Roman" style:font-family-generic="swiss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Times New Roman" style:font-family-generic="swiss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7">
      <style:graphic-properties draw:fill="none" draw:stroke="solid" svg:stroke-width="0.01042in" svg:stroke-color="#000000" svg:stroke-opacity="100%" draw:stroke-linejoin="miter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5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6" style:parent-style-name="Graphics">
      <style:graphic-properties draw:fill="none" fo:clip="rect(0in, 0in, 0in, 0in)" draw:stroke="non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.208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.375in" fo:margin-right="0in" fo:text-indent="-0.375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8125in" fo:margin-right="0in" fo:text-indent="-0.31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Times New Roman" style:font-family-generic="swiss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1.75in" fo:margin-right="0in" fo:text-indent="-0.2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2.25in" fo:margin-right="0in" fo:text-indent="-0.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0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1" style:parent-style-name="Graphics">
      <style:graphic-properties draw:fill="none" fo:clip="rect(0in, 0in, 0in, 0in)" draw:stroke="non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Times New Roman" style:font-family-generic="swiss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2.25in" fo:margin-right="0in" fo:text-indent="-0.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complex="Times New Roman" style:font-family-generic="swiss" style:font-family-generic-complex="roman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draw:fill="none" draw:stroke="solid" svg:stroke-width="0.01042in" svg:stroke-color="#000000" svg:stroke-opacity="100%" draw:stroke-linejoin="miter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.375in" fo:margin-right="0in" fo:text-indent="-0.375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0.8125in" fo:margin-right="0in" fo:text-indent="-0.31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1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" style:parent-style-name="Graphics">
      <style:graphic-properties draw:fill="none" fo:clip="rect(0in, 0in, 0in, 0in)" draw:stroke="non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draw:fill="none" draw:stroke="solid" svg:stroke-width="0.01042in" svg:stroke-color="#000000" svg:stroke-opacity="100%" draw:stroke-linejoin="miter"/>
    </style:style>
    <style:style style:family="paragraph" style:name="a611">
      <style:paragraph-properties fo:line-height="100%" fo:text-align="left" style:tab-stop-distance="1in" fo:margin-left="1.75in" fo:margin-right="0in" fo:text-indent="-0.2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2.25in" fo:margin-right="0in" fo:text-indent="-0.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draw:fill="none" draw:stroke="solid" svg:stroke-width="0.01042in" svg:stroke-color="#000000" svg:stroke-opacity="100%" draw:stroke-linejoin="miter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draw:fill="none" draw:stroke="solid" svg:stroke-width="0.01042in" svg:stroke-color="#000000" svg:stroke-opacity="100%" draw:stroke-linejoin="miter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none" draw:stroke="solid" svg:stroke-width="0.01042in" svg:stroke-color="#000000" svg:stroke-opacity="100%" draw:stroke-linejoin="miter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.375in" fo:margin-right="0in" fo:text-indent="-0.375in" fo:margin-top="0.166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8125in" fo:margin-right="0in" fo:text-indent="-0.31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1.75in" fo:margin-right="0in" fo:text-indent="-0.2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13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07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16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443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223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555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05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08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14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207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10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zopecorpBW-guido" style:page-layout-name="pageLayout1" draw:style-name="a0">
      <draw:frame draw:id="id0" draw:style-name="a1" draw:name="Picture 2" svg:x="0in" svg:y="0in" svg:width="10in" svg:height="7.5in" style:rel-width="scale" style:rel-height="scale">
        <draw:image xlink:href="media/image1.jpeg" xlink:type="simple" xlink:show="embed" xlink:actuate="onLoad"/>
        <svg:title/>
        <svg:desc>C:\Zope Corp\Image\Powerpoint Templates\ZopeTemplateBW.jpg</svg:desc>
      </draw:frame>
      <draw:frame draw:id="id1" presentation:style-name="a4" draw:name="Rectangle 3" svg:x="1.5in" svg:y="0.33333in" svg:width="8.27778in" svg:height="0.7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Rectangle 4" svg:x="1.33333in" svg:y="1.58333in" svg:width="7.91667in" svg:height="5.0833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draw:style-name="a27" draw:name="Text Box 5" svg:x="0in" svg:y="7.23264in" svg:width="9.83333in" svg:height="0.26736in">
        <draw:text-box>
          <text:p text:style-name="a26" text:class-names="" text:cond-style-name=""><text:span text:style-name="a21" text:class-names="">Slide<text:s text:c="1"/></text:span><text:span text:style-name="a22" text:class-names=""><text:page-number style:num-format="1" text:fixed="false"/></text:span><text:span text:style-name="a23" text:class-names=""><text:tab/><text:tab/><text:tab/><text:tab/></text:span><text:span text:style-name="a24" text:class-names="">©2001, 2002 Guido van Rossum</text:span><text:span text:style-name="a25" text:class-names=""/></text:p>
        </draw:text-box>
        <svg:title/>
        <svg:desc/>
      </draw:frame>
      <presentation:notes style:page-layout-name="pageLayout2" draw:style-name="a56">
        <draw:frame draw:id="id4" presentation:style-name="a30" draw:name="Rectangle 2" svg:x="0in" svg:y="0in" svg:width="3.25in" svg:height="0.5in" presentation:class="header" presentation:placeholder="false">
          <draw:text-box>
            <text:p text:style-name="a29" text:class-names="" text:cond-style-name=""><text:span text:style-name="a28" text:class-names=""/></text:p>
          </draw:text-box>
          <svg:title/>
          <svg:desc/>
        </draw:frame>
        <draw:frame draw:id="id5" presentation:style-name="a33" draw:name="Rectangle 3" svg:x="4.25in" svg:y="0in" svg:width="3.25in" svg:height="0.5in" presentation:class="date-time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34" draw:name="Rectangle 4">
          <svg:title/>
          <svg:desc/>
        </draw:page-thumbnail>
        <draw:frame draw:id="id7" presentation:style-name="a49" draw:name="Rectangle 5" svg:x="1in" svg:y="4.75in" svg:width="5.5in" svg:height="4.5in" presentation:class="notes" presentation:placeholder="false">
          <draw:text-box>
            <text:p text:style-name="a36" text:class-names="" text:cond-style-name=""><text:span text:style-name="a35" text:class-names="">Click to edit Master text styles</text:span></text:p>
            <text:list text:style-name="a39">
              <text:list-item>
                <text:list text:style-name="a39">
                  <text:list-item>
                    <text:p text:style-name="a38" text:class-names="" text:cond-style-name=""><text:span text:style-name="a37" text:class-names="">Second level</text:span></text:p>
                  </text:list-item>
                </text:list>
              </text:list-item>
            </text:list>
            <text:list text:style-name="a42">
              <text:list-item>
                <text:list text:style-name="a42">
                  <text:list-item>
                    <text:list text:style-name="a42">
                      <text:list-item>
                        <text:p text:style-name="a41" text:class-names="" text:cond-style-name=""><text:span text:style-name="a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list text:style-name="a45">
                          <text:list-item>
                            <text:p text:style-name="a44" text:class-names="" text:cond-style-name=""><text:span text:style-name="a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list text:style-name="a48">
                              <text:list-item>
                                <text:p text:style-name="a47" text:class-names="" text:cond-style-name=""><text:span text:style-name="a4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52" draw:name="Rectangle 6" svg:x="0in" svg:y="9.5in" svg:width="3.25in" svg:height="0.5in" presentation:class="footer" presentation:placeholder="false">
          <draw:text-box>
            <text:p text:style-name="a51" text:class-names="" text:cond-style-name=""><text:span text:style-name="a50" text:class-names=""/></text:p>
          </draw:text-box>
          <svg:title/>
          <svg:desc/>
        </draw:frame>
        <draw:frame draw:id="id9" presentation:style-name="a55" draw:name="Rectangle 7" svg:x="4.25in" svg:y="9.5in" svg:width="3.25in" svg:height="0.5in" presentation:class="page-number" presentation:placeholder="false">
          <draw:text-box>
            <text:p text:style-name="a54" text:class-names="" text:cond-style-name=""><text:span text:style-name="a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57">
      <draw:frame draw:id="id10" draw:style-name="a58" draw:name="Picture 2" svg:x="0in" svg:y="0in" svg:width="10in" svg:height="7.5in" style:rel-width="scale" style:rel-height="scale">
        <draw:image xlink:href="media/image2.jpeg" xlink:type="simple" xlink:show="embed" xlink:actuate="onLoad"/>
        <svg:title/>
        <svg:desc>C:\Zope Corp\Image\Powerpoint Templates\TitleSlideBW.jpg</svg:desc>
      </draw:frame>
      <presentation:notes style:page-layout-name="pageLayout2" draw:style-name="a87">
        <draw:frame draw:id="id4" presentation:style-name="a61" draw:name="Rectangle 2" svg:x="0in" svg:y="0in" svg:width="3.25in" svg:height="0.5in" presentation:class="head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5" presentation:style-name="a64" draw:name="Rectangle 3" svg:x="4.25in" svg:y="0in" svg:width="3.25in" svg:height="0.5in" presentation:class="date-time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65" draw:name="Rectangle 4">
          <svg:title/>
          <svg:desc/>
        </draw:page-thumbnail>
        <draw:frame draw:id="id7" presentation:style-name="a80" draw:name="Rectangle 5" svg:x="1in" svg:y="4.75in" svg:width="5.5in" svg:height="4.5in" presentation:class="notes" presentation:placeholder="false">
          <draw:text-box>
            <text:p text:style-name="a67" text:class-names="" text:cond-style-name=""><text:span text:style-name="a66" text:class-names="">Click to edit Master text styles</text:span></text:p>
            <text:list text:style-name="a70">
              <text:list-item>
                <text:list text:style-name="a70">
                  <text:list-item>
                    <text:p text:style-name="a69" text:class-names="" text:cond-style-name=""><text:span text:style-name="a68" text:class-names="">Second level</text:span></text:p>
                  </text:list-item>
                </text:list>
              </text:list-item>
            </text:list>
            <text:list text:style-name="a73">
              <text:list-item>
                <text:list text:style-name="a73">
                  <text:list-item>
                    <text:list text:style-name="a73">
                      <text:list-item>
                        <text:p text:style-name="a72" text:class-names="" text:cond-style-name=""><text:span text:style-name="a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">
              <text:list-item>
                <text:list text:style-name="a76">
                  <text:list-item>
                    <text:list text:style-name="a76">
                      <text:list-item>
                        <text:list text:style-name="a76">
                          <text:list-item>
                            <text:p text:style-name="a75" text:class-names="" text:cond-style-name=""><text:span text:style-name="a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list text:style-name="a79">
                          <text:list-item>
                            <text:list text:style-name="a79">
                              <text:list-item>
                                <text:p text:style-name="a78" text:class-names="" text:cond-style-name=""><text:span text:style-name="a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83" draw:name="Rectangle 6" svg:x="0in" svg:y="9.5in" svg:width="3.25in" svg:height="0.5in" presentation:class="foot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9" presentation:style-name="a86" draw:name="Rectangle 7" svg:x="4.25in" svg:y="9.5in" svg:width="3.25in" svg:height="0.5in" presentation:class="page-number" presentation:placeholder="false">
          <draw:text-box>
            <text:p text:style-name="a85" text:class-names="" text:cond-style-name=""><text:span text:style-name="a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88">
      <draw:frame draw:id="id11" draw:layer="Master1-bg" draw:style-name="a89" draw:name="Picture 2" svg:x="0in" svg:y="0in" svg:width="10in" svg:height="7.5in" style:rel-width="scale" style:rel-height="scale">
        <draw:image xlink:href="media/image1.jpeg" xlink:type="simple" xlink:show="embed" xlink:actuate="onLoad"/>
        <svg:title/>
        <svg:desc>C:\Zope Corp\Image\Powerpoint Templates\ZopeTemplateBW.jpg</svg:desc>
      </draw:frame>
      <draw:frame draw:id="id12" draw:layer="Master1-bg" draw:style-name="a96" draw:name="Text Box 5" svg:x="0in" svg:y="7.23264in" svg:width="9.83333in" svg:height="0.26736in">
        <draw:text-box>
          <text:p text:style-name="a95" text:class-names="" text:cond-style-name=""><text:span text:style-name="a90" text:class-names="">Slide<text:s text:c="1"/></text:span><text:span text:style-name="a91" text:class-names=""><text:page-number style:num-format="1" text:fixed="false"/></text:span><text:span text:style-name="a92" text:class-names=""><text:tab/><text:tab/><text:tab/><text:tab/></text:span><text:span text:style-name="a93" text:class-names="">©2001, 2002 Guido van Rossum</text:span><text:span text:style-name="a94" text:class-names=""/></text:p>
        </draw:text-box>
        <svg:title/>
        <svg:desc/>
      </draw:frame>
      <draw:frame draw:id="id13" presentation:style-name="a99" draw:name="Tytuł 1" svg:x="1.5in" svg:y="0.33333in" svg:width="8.27778in" svg:height="0.75in" presentation:class="title" presentation:placeholder="false">
        <draw:text-box>
          <text:p text:style-name="a98" text:class-names="" text:cond-style-name=""><text:span text:style-name="a97" text:class-names="">Kliknij, aby edytować styl</text:span></text:p>
        </draw:text-box>
        <svg:title/>
        <svg:desc/>
      </draw:frame>
      <draw:frame draw:id="id14" presentation:style-name="a115" draw:name="Symbol zastępczy zawartości 2" svg:x="1.33333in" svg:y="1.58333in" svg:width="7.91667in" svg:height="5.08333in" presentation:class="object" presentation:placeholder="false">
        <draw:text-box>
          <text:list text:style-name="a102">
            <text:list-item>
              <text:p text:style-name="a101" text:class-names="" text:cond-style-name=""><text:span text:style-name="a100" text:class-names="">Edytuj style wzorca tekstu</text:span></text:p>
            </text:list-item>
          </text:list>
          <text:list text:style-name="a105">
            <text:list-item>
              <text:list text:style-name="a105">
                <text:list-item>
                  <text:p text:style-name="a104" text:class-names="" text:cond-style-name=""><text:span text:style-name="a103" text:class-names="">Drugi poziom</text:span></text:p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p text:style-name="a107" text:class-names="" text:cond-style-name=""><text:span text:style-name="a10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list text:style-name="a111">
                        <text:list-item>
                          <text:p text:style-name="a110" text:class-names="" text:cond-style-name=""><text:span text:style-name="a10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list text:style-name="a114">
                            <text:list-item>
                              <text:p text:style-name="a113" text:class-names="" text:cond-style-name=""><text:span text:style-name="a112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44">
        <draw:frame draw:id="id4" presentation:style-name="a118" draw:name="Rectangle 2" svg:x="0in" svg:y="0in" svg:width="3.25in" svg:height="0.5in" presentation:class="head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5" presentation:style-name="a121" draw:name="Rectangle 3" svg:x="4.25in" svg:y="0in" svg:width="3.25in" svg:height="0.5in" presentation:class="date-time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122" draw:name="Rectangle 4">
          <svg:title/>
          <svg:desc/>
        </draw:page-thumbnail>
        <draw:frame draw:id="id7" presentation:style-name="a137" draw:name="Rectangle 5" svg:x="1in" svg:y="4.75in" svg:width="5.5in" svg:height="4.5in" presentation:class="notes" presentation:placeholder="false">
          <draw:text-box>
            <text:p text:style-name="a124" text:class-names="" text:cond-style-name=""><text:span text:style-name="a123" text:class-names="">Click to edit Master text styles</text:span></text:p>
            <text:list text:style-name="a127">
              <text:list-item>
                <text:list text:style-name="a127">
                  <text:list-item>
                    <text:p text:style-name="a126" text:class-names="" text:cond-style-name=""><text:span text:style-name="a125" text:class-names="">Second level</text:span></text:p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p text:style-name="a129" text:class-names="" text:cond-style-name=""><text:span text:style-name="a1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3">
              <text:list-item>
                <text:list text:style-name="a133">
                  <text:list-item>
                    <text:list text:style-name="a133">
                      <text:list-item>
                        <text:list text:style-name="a133">
                          <text:list-item>
                            <text:p text:style-name="a132" text:class-names="" text:cond-style-name=""><text:span text:style-name="a1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6">
              <text:list-item>
                <text:list text:style-name="a136">
                  <text:list-item>
                    <text:list text:style-name="a136">
                      <text:list-item>
                        <text:list text:style-name="a136">
                          <text:list-item>
                            <text:list text:style-name="a136">
                              <text:list-item>
                                <text:p text:style-name="a135" text:class-names="" text:cond-style-name=""><text:span text:style-name="a1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40" draw:name="Rectangle 6" svg:x="0in" svg:y="9.5in" svg:width="3.25in" svg:height="0.5in" presentation:class="footer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9" presentation:style-name="a143" draw:name="Rectangle 7" svg:x="4.25in" svg:y="9.5in" svg:width="3.25in" svg:height="0.5in" presentation:class="page-number" presentation:placeholder="false">
          <draw:text-box>
            <text:p text:style-name="a142" text:class-names="" text:cond-style-name=""><text:span text:style-name="a1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45">
      <draw:frame draw:id="id15" draw:layer="Master1-bg" draw:style-name="a146" draw:name="Picture 2" svg:x="0in" svg:y="0in" svg:width="10in" svg:height="7.5in" style:rel-width="scale" style:rel-height="scale">
        <draw:image xlink:href="media/image1.jpeg" xlink:type="simple" xlink:show="embed" xlink:actuate="onLoad"/>
        <svg:title/>
        <svg:desc>C:\Zope Corp\Image\Powerpoint Templates\ZopeTemplateBW.jpg</svg:desc>
      </draw:frame>
      <draw:frame draw:id="id16" draw:layer="Master1-bg" draw:style-name="a153" draw:name="Text Box 5" svg:x="0in" svg:y="7.23264in" svg:width="9.83333in" svg:height="0.26736in">
        <draw:text-box>
          <text:p text:style-name="a152" text:class-names="" text:cond-style-name=""><text:span text:style-name="a147" text:class-names="">Slide<text:s text:c="1"/></text:span><text:span text:style-name="a148" text:class-names=""><text:page-number style:num-format="1" text:fixed="false"/></text:span><text:span text:style-name="a149" text:class-names=""><text:tab/><text:tab/><text:tab/><text:tab/></text:span><text:span text:style-name="a150" text:class-names="">©2001, 2002 Guido van Rossum</text:span><text:span text:style-name="a151" text:class-names=""/></text:p>
        </draw:text-box>
        <svg:title/>
        <svg:desc/>
      </draw:frame>
      <draw:frame draw:id="id17" presentation:style-name="a156" draw:name="Tytuł 1" svg:x="0.68229in" svg:y="1.86979in" svg:width="8.625in" svg:height="3.11979in" presentation:class="title" presentation:placeholder="false">
        <draw:text-box>
          <text:p text:style-name="a155" text:class-names="" text:cond-style-name=""><text:span text:style-name="a154" text:class-names="">Kliknij, aby edytować styl</text:span></text:p>
        </draw:text-box>
        <svg:title/>
        <svg:desc/>
      </draw:frame>
      <draw:frame draw:id="id18" presentation:style-name="a160" draw:name="Symbol zastępczy tekstu 2" svg:x="0.68229in" svg:y="5.0191in" svg:width="8.625in" svg:height="1.64062in" presentation:class="outline" presentation:placeholder="false">
        <draw:text-box>
          <text:list text:style-name="a159">
            <text:list-item>
              <text:p text:style-name="a158" text:class-names="" text:cond-style-name=""><text:span text:style-name="a157" text:class-names="">Edytuj style wzorca tekstu</text:span></text:p>
            </text:list-item>
          </text:list>
        </draw:text-box>
        <svg:title/>
        <svg:desc/>
      </draw:frame>
      <presentation:notes style:page-layout-name="pageLayout2" draw:style-name="a189">
        <draw:frame draw:id="id4" presentation:style-name="a163" draw:name="Rectangle 2" svg:x="0in" svg:y="0in" svg:width="3.25in" svg:height="0.5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5" presentation:style-name="a166" draw:name="Rectangle 3" svg:x="4.25in" svg:y="0in" svg:width="3.25in" svg:height="0.5in" presentation:class="date-time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167" draw:name="Rectangle 4">
          <svg:title/>
          <svg:desc/>
        </draw:page-thumbnail>
        <draw:frame draw:id="id7" presentation:style-name="a182" draw:name="Rectangle 5" svg:x="1in" svg:y="4.75in" svg:width="5.5in" svg:height="4.5in" presentation:class="notes" presentation:placeholder="false">
          <draw:text-box>
            <text:p text:style-name="a169" text:class-names="" text:cond-style-name=""><text:span text:style-name="a168" text:class-names="">Click to edit Master text styles</text:span></text:p>
            <text:list text:style-name="a172">
              <text:list-item>
                <text:list text:style-name="a172">
                  <text:list-item>
                    <text:p text:style-name="a171" text:class-names="" text:cond-style-name=""><text:span text:style-name="a170" text:class-names="">Second level</text:span></text:p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p text:style-name="a174" text:class-names="" text:cond-style-name=""><text:span text:style-name="a1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p text:style-name="a177" text:class-names="" text:cond-style-name=""><text:span text:style-name="a1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85" draw:name="Rectangle 6" svg:x="0in" svg:y="9.5in" svg:width="3.25in" svg:height="0.5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9" presentation:style-name="a188" draw:name="Rectangle 7" svg:x="4.25in" svg:y="9.5in" svg:width="3.25in" svg:height="0.5in" presentation:class="page-number" presentation:placeholder="false">
          <draw:text-box>
            <text:p text:style-name="a187" text:class-names="" text:cond-style-name=""><text:span text:style-name="a1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190">
      <draw:frame draw:id="id19" draw:layer="Master1-bg" draw:style-name="a191" draw:name="Picture 2" svg:x="0in" svg:y="0in" svg:width="10in" svg:height="7.5in" style:rel-width="scale" style:rel-height="scale">
        <draw:image xlink:href="media/image1.jpeg" xlink:type="simple" xlink:show="embed" xlink:actuate="onLoad"/>
        <svg:title/>
        <svg:desc>C:\Zope Corp\Image\Powerpoint Templates\ZopeTemplateBW.jpg</svg:desc>
      </draw:frame>
      <draw:frame draw:id="id20" draw:layer="Master1-bg" draw:style-name="a198" draw:name="Text Box 5" svg:x="0in" svg:y="7.23264in" svg:width="9.83333in" svg:height="0.26736in">
        <draw:text-box>
          <text:p text:style-name="a197" text:class-names="" text:cond-style-name=""><text:span text:style-name="a192" text:class-names="">Slide<text:s text:c="1"/></text:span><text:span text:style-name="a193" text:class-names=""><text:page-number style:num-format="1" text:fixed="false"/></text:span><text:span text:style-name="a194" text:class-names=""><text:tab/><text:tab/><text:tab/><text:tab/></text:span><text:span text:style-name="a195" text:class-names="">©2001, 2002 Guido van Rossum</text:span><text:span text:style-name="a196" text:class-names=""/></text:p>
        </draw:text-box>
        <svg:title/>
        <svg:desc/>
      </draw:frame>
      <draw:frame draw:id="id21" presentation:style-name="a201" draw:name="Tytuł 1" svg:x="1.5in" svg:y="0.33333in" svg:width="8.27778in" svg:height="0.75in" presentation:class="title" presentation:placeholder="false">
        <draw:text-box>
          <text:p text:style-name="a200" text:class-names="" text:cond-style-name=""><text:span text:style-name="a199" text:class-names="">Kliknij, aby edytować styl</text:span></text:p>
        </draw:text-box>
        <svg:title/>
        <svg:desc/>
      </draw:frame>
      <draw:frame draw:id="id22" presentation:style-name="a217" draw:name="Symbol zastępczy zawartości 2" svg:x="1.33333in" svg:y="1.58333in" svg:width="3.875in" svg:height="5.08333in" presentation:class="object" presentation:placeholder="false">
        <draw:text-box>
          <text:list text:style-name="a204">
            <text:list-item>
              <text:p text:style-name="a203" text:class-names="" text:cond-style-name=""><text:span text:style-name="a202" text:class-names="">Edytuj style wzorca tekstu</text:span></text:p>
            </text:list-item>
          </text:list>
          <text:list text:style-name="a207">
            <text:list-item>
              <text:list text:style-name="a207">
                <text:list-item>
                  <text:p text:style-name="a206" text:class-names="" text:cond-style-name=""><text:span text:style-name="a205" text:class-names="">Drugi poziom</text:span></text:p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p text:style-name="a209" text:class-names="" text:cond-style-name=""><text:span text:style-name="a208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p text:style-name="a212" text:class-names="" text:cond-style-name=""><text:span text:style-name="a211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4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233" draw:name="Symbol zastępczy zawartości 3" svg:x="5.375in" svg:y="1.58333in" svg:width="3.875in" svg:height="5.08333in" presentation:class="object" presentation:placeholder="false">
        <draw:text-box>
          <text:list text:style-name="a220">
            <text:list-item>
              <text:p text:style-name="a219" text:class-names="" text:cond-style-name=""><text:span text:style-name="a218" text:class-names="">Edytuj style wzorca tekstu</text:span></text:p>
            </text:list-item>
          </text:list>
          <text:list text:style-name="a223">
            <text:list-item>
              <text:list text:style-name="a223">
                <text:list-item>
                  <text:p text:style-name="a222" text:class-names="" text:cond-style-name=""><text:span text:style-name="a221" text:class-names="">Drugi poziom</text:span></text:p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p text:style-name="a225" text:class-names="" text:cond-style-name=""><text:span text:style-name="a224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p text:style-name="a228" text:class-names="" text:cond-style-name=""><text:span text:style-name="a227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list text:style-name="a232">
                            <text:list-item>
                              <text:p text:style-name="a231" text:class-names="" text:cond-style-name=""><text:span text:style-name="a230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62">
        <draw:frame draw:id="id4" presentation:style-name="a236" draw:name="Rectangle 2" svg:x="0in" svg:y="0in" svg:width="3.25in" svg:height="0.5in" presentation:class="head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5" presentation:style-name="a239" draw:name="Rectangle 3" svg:x="4.25in" svg:y="0in" svg:width="3.25in" svg:height="0.5in" presentation:class="date-time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240" draw:name="Rectangle 4">
          <svg:title/>
          <svg:desc/>
        </draw:page-thumbnail>
        <draw:frame draw:id="id7" presentation:style-name="a255" draw:name="Rectangle 5" svg:x="1in" svg:y="4.75in" svg:width="5.5in" svg:height="4.5in" presentation:class="notes" presentation:placeholder="false">
          <draw:text-box>
            <text:p text:style-name="a242" text:class-names="" text:cond-style-name=""><text:span text:style-name="a241" text:class-names="">Click to edit Master text styles</text:span></text:p>
            <text:list text:style-name="a245">
              <text:list-item>
                <text:list text:style-name="a245">
                  <text:list-item>
                    <text:p text:style-name="a244" text:class-names="" text:cond-style-name=""><text:span text:style-name="a243" text:class-names="">Second level</text:span></text:p>
                  </text:list-item>
                </text:list>
              </text:list-item>
            </text:list>
            <text:list text:style-name="a248">
              <text:list-item>
                <text:list text:style-name="a248">
                  <text:list-item>
                    <text:list text:style-name="a248">
                      <text:list-item>
                        <text:p text:style-name="a247" text:class-names="" text:cond-style-name=""><text:span text:style-name="a2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1">
              <text:list-item>
                <text:list text:style-name="a251">
                  <text:list-item>
                    <text:list text:style-name="a251">
                      <text:list-item>
                        <text:list text:style-name="a251">
                          <text:list-item>
                            <text:p text:style-name="a250" text:class-names="" text:cond-style-name=""><text:span text:style-name="a2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4">
              <text:list-item>
                <text:list text:style-name="a254">
                  <text:list-item>
                    <text:list text:style-name="a254">
                      <text:list-item>
                        <text:list text:style-name="a254">
                          <text:list-item>
                            <text:list text:style-name="a254">
                              <text:list-item>
                                <text:p text:style-name="a253" text:class-names="" text:cond-style-name=""><text:span text:style-name="a2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58" draw:name="Rectangle 6" svg:x="0in" svg:y="9.5in" svg:width="3.25in" svg:height="0.5in" presentation:class="foot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9" presentation:style-name="a261" draw:name="Rectangle 7" svg:x="4.25in" svg:y="9.5in" svg:width="3.25in" svg:height="0.5in" presentation:class="page-number" presentation:placeholder="false">
          <draw:text-box>
            <text:p text:style-name="a260" text:class-names="" text:cond-style-name=""><text:span text:style-name="a2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263">
      <draw:frame draw:id="id24" draw:layer="Master1-bg" draw:style-name="a264" draw:name="Picture 2" svg:x="0in" svg:y="0in" svg:width="10in" svg:height="7.5in" style:rel-width="scale" style:rel-height="scale">
        <draw:image xlink:href="media/image1.jpeg" xlink:type="simple" xlink:show="embed" xlink:actuate="onLoad"/>
        <svg:title/>
        <svg:desc>C:\Zope Corp\Image\Powerpoint Templates\ZopeTemplateBW.jpg</svg:desc>
      </draw:frame>
      <draw:frame draw:id="id25" draw:layer="Master1-bg" draw:style-name="a271" draw:name="Text Box 5" svg:x="0in" svg:y="7.23264in" svg:width="9.83333in" svg:height="0.26736in">
        <draw:text-box>
          <text:p text:style-name="a270" text:class-names="" text:cond-style-name=""><text:span text:style-name="a265" text:class-names="">Slide<text:s text:c="1"/></text:span><text:span text:style-name="a266" text:class-names=""><text:page-number style:num-format="1" text:fixed="false"/></text:span><text:span text:style-name="a267" text:class-names=""><text:tab/><text:tab/><text:tab/><text:tab/></text:span><text:span text:style-name="a268" text:class-names="">©2001, 2002 Guido van Rossum</text:span><text:span text:style-name="a269" text:class-names=""/></text:p>
        </draw:text-box>
        <svg:title/>
        <svg:desc/>
      </draw:frame>
      <draw:frame draw:id="id26" presentation:style-name="a274" draw:name="Tytuł 1" svg:x="0.68924in" svg:y="0.39931in" svg:width="8.625in" svg:height="1.44965in" presentation:class="title" presentation:placeholder="false">
        <draw:text-box>
          <text:p text:style-name="a273" text:class-names="" text:cond-style-name=""><text:span text:style-name="a272" text:class-names="">Kliknij, aby edytować styl</text:span></text:p>
        </draw:text-box>
        <svg:title/>
        <svg:desc/>
      </draw:frame>
      <draw:frame draw:id="id27" presentation:style-name="a278" draw:name="Symbol zastępczy tekstu 2" svg:x="0.68924in" svg:y="1.83854in" svg:width="4.2309in" svg:height="0.90104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Edytuj style wzorca tekstu</text:span></text:p>
            </text:list-item>
          </text:list>
        </draw:text-box>
        <svg:title/>
        <svg:desc/>
      </draw:frame>
      <draw:frame draw:id="id28" presentation:style-name="a294" draw:name="Symbol zastępczy zawartości 3" svg:x="0.68924in" svg:y="2.73958in" svg:width="4.2309in" svg:height="4.02951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Edytuj style wzorca tekstu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rugi poziom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98" draw:name="Symbol zastępczy tekstu 4" svg:x="5.0625in" svg:y="1.83854in" svg:width="4.25174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Edytuj style wzorca tekstu</text:span></text:p>
            </text:list-item>
          </text:list>
        </draw:text-box>
        <svg:title/>
        <svg:desc/>
      </draw:frame>
      <draw:frame draw:id="id30" presentation:style-name="a314" draw:name="Symbol zastępczy zawartości 5" svg:x="5.0625in" svg:y="2.73958in" svg:width="4.25174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Edytuj style wzorca tekstu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rugi poziom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43">
        <draw:frame draw:id="id4" presentation:style-name="a317" draw:name="Rectangle 2" svg:x="0in" svg:y="0in" svg:width="3.25in" svg:height="0.5in" presentation:class="head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5" presentation:style-name="a320" draw:name="Rectangle 3" svg:x="4.25in" svg:y="0in" svg:width="3.25in" svg:height="0.5in" presentation:class="date-time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321" draw:name="Rectangle 4">
          <svg:title/>
          <svg:desc/>
        </draw:page-thumbnail>
        <draw:frame draw:id="id7" presentation:style-name="a336" draw:name="Rectangle 5" svg:x="1in" svg:y="4.75in" svg:width="5.5in" svg:height="4.5in" presentation:class="notes" presentation:placeholder="false">
          <draw:text-box>
            <text:p text:style-name="a323" text:class-names="" text:cond-style-name=""><text:span text:style-name="a322" text:class-names="">Click to edit Master text styles</text:span></text:p>
            <text:list text:style-name="a326">
              <text:list-item>
                <text:list text:style-name="a326">
                  <text:list-item>
                    <text:p text:style-name="a325" text:class-names="" text:cond-style-name=""><text:span text:style-name="a324" text:class-names="">Second level</text:span></text:p>
                  </text:list-item>
                </text:list>
              </text:list-item>
            </text:list>
            <text:list text:style-name="a329">
              <text:list-item>
                <text:list text:style-name="a329">
                  <text:list-item>
                    <text:list text:style-name="a329">
                      <text:list-item>
                        <text:p text:style-name="a328" text:class-names="" text:cond-style-name=""><text:span text:style-name="a3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2">
              <text:list-item>
                <text:list text:style-name="a332">
                  <text:list-item>
                    <text:list text:style-name="a332">
                      <text:list-item>
                        <text:list text:style-name="a332">
                          <text:list-item>
                            <text:p text:style-name="a331" text:class-names="" text:cond-style-name=""><text:span text:style-name="a3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5">
              <text:list-item>
                <text:list text:style-name="a335">
                  <text:list-item>
                    <text:list text:style-name="a335">
                      <text:list-item>
                        <text:list text:style-name="a335">
                          <text:list-item>
                            <text:list text:style-name="a335">
                              <text:list-item>
                                <text:p text:style-name="a334" text:class-names="" text:cond-style-name=""><text:span text:style-name="a3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39" draw:name="Rectangle 6" svg:x="0in" svg:y="9.5in" svg:width="3.25in" svg:height="0.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9" presentation:style-name="a342" draw:name="Rectangle 7" svg:x="4.25in" svg:y="9.5in" svg:width="3.25in" svg:height="0.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344">
      <draw:frame draw:id="id31" draw:layer="Master1-bg" draw:style-name="a345" draw:name="Picture 2" svg:x="0in" svg:y="0in" svg:width="10in" svg:height="7.5in" style:rel-width="scale" style:rel-height="scale">
        <draw:image xlink:href="media/image1.jpeg" xlink:type="simple" xlink:show="embed" xlink:actuate="onLoad"/>
        <svg:title/>
        <svg:desc>C:\Zope Corp\Image\Powerpoint Templates\ZopeTemplateBW.jpg</svg:desc>
      </draw:frame>
      <draw:frame draw:id="id32" draw:layer="Master1-bg" draw:style-name="a352" draw:name="Text Box 5" svg:x="0in" svg:y="7.23264in" svg:width="9.83333in" svg:height="0.26736in">
        <draw:text-box>
          <text:p text:style-name="a351" text:class-names="" text:cond-style-name=""><text:span text:style-name="a346" text:class-names="">Slide<text:s text:c="1"/></text:span><text:span text:style-name="a347" text:class-names=""><text:page-number style:num-format="1" text:fixed="false"/></text:span><text:span text:style-name="a348" text:class-names=""><text:tab/><text:tab/><text:tab/><text:tab/></text:span><text:span text:style-name="a349" text:class-names="">©2001, 2002 Guido van Rossum</text:span><text:span text:style-name="a350" text:class-names=""/></text:p>
        </draw:text-box>
        <svg:title/>
        <svg:desc/>
      </draw:frame>
      <draw:frame draw:id="id33" presentation:style-name="a355" draw:name="Tytuł 1" svg:x="1.5in" svg:y="0.33333in" svg:width="8.27778in" svg:height="0.75in" presentation:class="title" presentation:placeholder="false">
        <draw:text-box>
          <text:p text:style-name="a354" text:class-names="" text:cond-style-name=""><text:span text:style-name="a353" text:class-names="">Kliknij, aby edytować styl</text:span></text:p>
        </draw:text-box>
        <svg:title/>
        <svg:desc/>
      </draw:frame>
      <presentation:notes style:page-layout-name="pageLayout2" draw:style-name="a384">
        <draw:frame draw:id="id4" presentation:style-name="a358" draw:name="Rectangle 2" svg:x="0in" svg:y="0in" svg:width="3.25in" svg:height="0.5in" presentation:class="head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5" presentation:style-name="a361" draw:name="Rectangle 3" svg:x="4.25in" svg:y="0in" svg:width="3.25in" svg:height="0.5in" presentation:class="date-time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362" draw:name="Rectangle 4">
          <svg:title/>
          <svg:desc/>
        </draw:page-thumbnail>
        <draw:frame draw:id="id7" presentation:style-name="a377" draw:name="Rectangle 5" svg:x="1in" svg:y="4.75in" svg:width="5.5in" svg:height="4.5in" presentation:class="notes" presentation:placeholder="false">
          <draw:text-box>
            <text:p text:style-name="a364" text:class-names="" text:cond-style-name=""><text:span text:style-name="a363" text:class-names="">Click to edit Master text styles</text:span></text:p>
            <text:list text:style-name="a367">
              <text:list-item>
                <text:list text:style-name="a367">
                  <text:list-item>
                    <text:p text:style-name="a366" text:class-names="" text:cond-style-name=""><text:span text:style-name="a365" text:class-names="">Second level</text:span></text:p>
                  </text:list-item>
                </text:list>
              </text:list-item>
            </text:list>
            <text:list text:style-name="a370">
              <text:list-item>
                <text:list text:style-name="a370">
                  <text:list-item>
                    <text:list text:style-name="a370">
                      <text:list-item>
                        <text:p text:style-name="a369" text:class-names="" text:cond-style-name=""><text:span text:style-name="a3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list text:style-name="a373">
                          <text:list-item>
                            <text:p text:style-name="a372" text:class-names="" text:cond-style-name=""><text:span text:style-name="a3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list text:style-name="a376">
                          <text:list-item>
                            <text:list text:style-name="a376">
                              <text:list-item>
                                <text:p text:style-name="a375" text:class-names="" text:cond-style-name=""><text:span text:style-name="a37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80" draw:name="Rectangle 6" svg:x="0in" svg:y="9.5in" svg:width="3.25in" svg:height="0.5in" presentation:class="footer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9" presentation:style-name="a383" draw:name="Rectangle 7" svg:x="4.25in" svg:y="9.5in" svg:width="3.25in" svg:height="0.5in" presentation:class="page-number" presentation:placeholder="false">
          <draw:text-box>
            <text:p text:style-name="a382" text:class-names="" text:cond-style-name=""><text:span text:style-name="a3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Pusty" style:page-layout-name="pageLayout1" draw:style-name="a385">
      <draw:frame draw:id="id34" draw:layer="Master1-bg" draw:style-name="a386" draw:name="Picture 2" svg:x="0in" svg:y="0in" svg:width="10in" svg:height="7.5in" style:rel-width="scale" style:rel-height="scale">
        <draw:image xlink:href="media/image1.jpeg" xlink:type="simple" xlink:show="embed" xlink:actuate="onLoad"/>
        <svg:title/>
        <svg:desc>C:\Zope Corp\Image\Powerpoint Templates\ZopeTemplateBW.jpg</svg:desc>
      </draw:frame>
      <draw:frame draw:id="id35" draw:layer="Master1-bg" draw:style-name="a393" draw:name="Text Box 5" svg:x="0in" svg:y="7.23264in" svg:width="9.83333in" svg:height="0.26736in">
        <draw:text-box>
          <text:p text:style-name="a392" text:class-names="" text:cond-style-name=""><text:span text:style-name="a387" text:class-names="">Slide<text:s text:c="1"/></text:span><text:span text:style-name="a388" text:class-names=""><text:page-number style:num-format="1" text:fixed="false"/></text:span><text:span text:style-name="a389" text:class-names=""><text:tab/><text:tab/><text:tab/><text:tab/></text:span><text:span text:style-name="a390" text:class-names="">©2001, 2002 Guido van Rossum</text:span><text:span text:style-name="a391" text:class-names=""/></text:p>
        </draw:text-box>
        <svg:title/>
        <svg:desc/>
      </draw:frame>
      <presentation:notes style:page-layout-name="pageLayout2" draw:style-name="a422">
        <draw:frame draw:id="id4" presentation:style-name="a396" draw:name="Rectangle 2" svg:x="0in" svg:y="0in" svg:width="3.25in" svg:height="0.5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5" presentation:style-name="a399" draw:name="Rectangle 3" svg:x="4.25in" svg:y="0in" svg:width="3.25in" svg:height="0.5in" presentation:class="date-time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400" draw:name="Rectangle 4">
          <svg:title/>
          <svg:desc/>
        </draw:page-thumbnail>
        <draw:frame draw:id="id7" presentation:style-name="a415" draw:name="Rectangle 5" svg:x="1in" svg:y="4.75in" svg:width="5.5in" svg:height="4.5in" presentation:class="notes" presentation:placeholder="false">
          <draw:text-box>
            <text:p text:style-name="a402" text:class-names="" text:cond-style-name=""><text:span text:style-name="a401" text:class-names="">Click to edit Master text styles</text:span></text:p>
            <text:list text:style-name="a405">
              <text:list-item>
                <text:list text:style-name="a405">
                  <text:list-item>
                    <text:p text:style-name="a404" text:class-names="" text:cond-style-name=""><text:span text:style-name="a403" text:class-names="">Second level</text:span></text:p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p text:style-name="a407" text:class-names="" text:cond-style-name=""><text:span text:style-name="a4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list text:style-name="a411">
                          <text:list-item>
                            <text:p text:style-name="a410" text:class-names="" text:cond-style-name=""><text:span text:style-name="a4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list text:style-name="a414">
                              <text:list-item>
                                <text:p text:style-name="a413" text:class-names="" text:cond-style-name=""><text:span text:style-name="a41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18" draw:name="Rectangle 6" svg:x="0in" svg:y="9.5in" svg:width="3.25in" svg:height="0.5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9" presentation:style-name="a421" draw:name="Rectangle 7" svg:x="4.25in" svg:y="9.5in" svg:width="3.25in" svg:height="0.5in" presentation:class="page-number" presentation:placeholder="false">
          <draw:text-box>
            <text:p text:style-name="a420" text:class-names="" text:cond-style-name=""><text:span text:style-name="a4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423">
      <draw:frame draw:id="id36" draw:layer="Master1-bg" draw:style-name="a424" draw:name="Picture 2" svg:x="0in" svg:y="0in" svg:width="10in" svg:height="7.5in" style:rel-width="scale" style:rel-height="scale">
        <draw:image xlink:href="media/image1.jpeg" xlink:type="simple" xlink:show="embed" xlink:actuate="onLoad"/>
        <svg:title/>
        <svg:desc>C:\Zope Corp\Image\Powerpoint Templates\ZopeTemplateBW.jpg</svg:desc>
      </draw:frame>
      <draw:frame draw:id="id37" draw:layer="Master1-bg" draw:style-name="a431" draw:name="Text Box 5" svg:x="0in" svg:y="7.23264in" svg:width="9.83333in" svg:height="0.26736in">
        <draw:text-box>
          <text:p text:style-name="a430" text:class-names="" text:cond-style-name=""><text:span text:style-name="a425" text:class-names="">Slide<text:s text:c="1"/></text:span><text:span text:style-name="a426" text:class-names=""><text:page-number style:num-format="1" text:fixed="false"/></text:span><text:span text:style-name="a427" text:class-names=""><text:tab/><text:tab/><text:tab/><text:tab/></text:span><text:span text:style-name="a428" text:class-names="">©2001, 2002 Guido van Rossum</text:span><text:span text:style-name="a429" text:class-names=""/></text:p>
        </draw:text-box>
        <svg:title/>
        <svg:desc/>
      </draw:frame>
      <draw:frame draw:id="id38" presentation:style-name="a434" draw:name="Tytuł 1" svg:x="0.68924in" svg:y="0.5in" svg:width="3.22569in" svg:height="1.75in" presentation:class="title" presentation:placeholder="false">
        <draw:text-box>
          <text:p text:style-name="a433" text:class-names="" text:cond-style-name=""><text:span text:style-name="a432" text:class-names="">Kliknij, aby edytować styl</text:span></text:p>
        </draw:text-box>
        <svg:title/>
        <svg:desc/>
      </draw:frame>
      <draw:frame draw:id="id39" presentation:style-name="a450" draw:name="Symbol zastępczy zawartości 2" svg:x="4.25174in" svg:y="1.07986in" svg:width="5.0625in" svg:height="5.32986in" presentation:class="object" presentation:placeholder="false">
        <draw:text-box>
          <text:list text:style-name="a437">
            <text:list-item>
              <text:p text:style-name="a436" text:class-names="" text:cond-style-name=""><text:span text:style-name="a435" text:class-names="">Edytuj style wzorca tekstu</text:span></text:p>
            </text:list-item>
          </text:list>
          <text:list text:style-name="a440">
            <text:list-item>
              <text:list text:style-name="a440">
                <text:list-item>
                  <text:p text:style-name="a439" text:class-names="" text:cond-style-name=""><text:span text:style-name="a438" text:class-names="">Drugi poziom</text:span></text:p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p text:style-name="a442" text:class-names="" text:cond-style-name=""><text:span text:style-name="a44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p text:style-name="a445" text:class-names="" text:cond-style-name=""><text:span text:style-name="a44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9">
            <text:list-item>
              <text:list text:style-name="a449">
                <text:list-item>
                  <text:list text:style-name="a449">
                    <text:list-item>
                      <text:list text:style-name="a449">
                        <text:list-item>
                          <text:list text:style-name="a449">
                            <text:list-item>
                              <text:p text:style-name="a448" text:class-names="" text:cond-style-name=""><text:span text:style-name="a44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454" draw:name="Symbol zastępczy tekstu 3" svg:x="0.68924in" svg:y="2.25in" svg:width="3.22569in" svg:height="4.1684in" presentation:class="outline" presentation:placeholder="false">
        <draw:text-box>
          <text:list text:style-name="a453">
            <text:list-item>
              <text:p text:style-name="a452" text:class-names="" text:cond-style-name=""><text:span text:style-name="a451" text:class-names="">Edytuj style wzorca tekstu</text:span></text:p>
            </text:list-item>
          </text:list>
        </draw:text-box>
        <svg:title/>
        <svg:desc/>
      </draw:frame>
      <presentation:notes style:page-layout-name="pageLayout2" draw:style-name="a483">
        <draw:frame draw:id="id4" presentation:style-name="a457" draw:name="Rectangle 2" svg:x="0in" svg:y="0in" svg:width="3.25in" svg:height="0.5in" presentation:class="header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5" presentation:style-name="a460" draw:name="Rectangle 3" svg:x="4.25in" svg:y="0in" svg:width="3.25in" svg:height="0.5in" presentation:class="date-time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461" draw:name="Rectangle 4">
          <svg:title/>
          <svg:desc/>
        </draw:page-thumbnail>
        <draw:frame draw:id="id7" presentation:style-name="a476" draw:name="Rectangle 5" svg:x="1in" svg:y="4.75in" svg:width="5.5in" svg:height="4.5in" presentation:class="notes" presentation:placeholder="false">
          <draw:text-box>
            <text:p text:style-name="a463" text:class-names="" text:cond-style-name=""><text:span text:style-name="a462" text:class-names="">Click to edit Master text styles</text:span></text:p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64" text:class-names="">Second level</text:span></text:p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p text:style-name="a468" text:class-names="" text:cond-style-name=""><text:span text:style-name="a4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list text:style-name="a472">
                          <text:list-item>
                            <text:p text:style-name="a471" text:class-names="" text:cond-style-name=""><text:span text:style-name="a4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list text:style-name="a475">
                          <text:list-item>
                            <text:list text:style-name="a475">
                              <text:list-item>
                                <text:p text:style-name="a474" text:class-names="" text:cond-style-name=""><text:span text:style-name="a47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79" draw:name="Rectangle 6" svg:x="0in" svg:y="9.5in" svg:width="3.25in" svg:height="0.5in" presentation:class="foot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9" presentation:style-name="a482" draw:name="Rectangle 7" svg:x="4.25in" svg:y="9.5in" svg:width="3.25in" svg:height="0.5in" presentation:class="page-number" presentation:placeholder="false">
          <draw:text-box>
            <text:p text:style-name="a481" text:class-names="" text:cond-style-name=""><text:span text:style-name="a4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484">
      <draw:frame draw:id="id41" draw:layer="Master1-bg" draw:style-name="a485" draw:name="Picture 2" svg:x="0in" svg:y="0in" svg:width="10in" svg:height="7.5in" style:rel-width="scale" style:rel-height="scale">
        <draw:image xlink:href="media/image1.jpeg" xlink:type="simple" xlink:show="embed" xlink:actuate="onLoad"/>
        <svg:title/>
        <svg:desc>C:\Zope Corp\Image\Powerpoint Templates\ZopeTemplateBW.jpg</svg:desc>
      </draw:frame>
      <draw:frame draw:id="id42" draw:layer="Master1-bg" draw:style-name="a492" draw:name="Text Box 5" svg:x="0in" svg:y="7.23264in" svg:width="9.83333in" svg:height="0.26736in">
        <draw:text-box>
          <text:p text:style-name="a491" text:class-names="" text:cond-style-name=""><text:span text:style-name="a486" text:class-names="">Slide<text:s text:c="1"/></text:span><text:span text:style-name="a487" text:class-names=""><text:page-number style:num-format="1" text:fixed="false"/></text:span><text:span text:style-name="a488" text:class-names=""><text:tab/><text:tab/><text:tab/><text:tab/></text:span><text:span text:style-name="a489" text:class-names="">©2001, 2002 Guido van Rossum</text:span><text:span text:style-name="a490" text:class-names=""/></text:p>
        </draw:text-box>
        <svg:title/>
        <svg:desc/>
      </draw:frame>
      <draw:frame draw:id="id43" presentation:style-name="a495" draw:name="Tytuł 1" svg:x="0.68924in" svg:y="0.5in" svg:width="3.22569in" svg:height="1.75in" presentation:class="title" presentation:placeholder="false">
        <draw:text-box>
          <text:p text:style-name="a494" text:class-names="" text:cond-style-name=""><text:span text:style-name="a493" text:class-names="">Kliknij, aby edytować styl</text:span></text:p>
        </draw:text-box>
        <svg:title/>
        <svg:desc/>
      </draw:frame>
      <draw:frame draw:id="id44" presentation:style-name="a498" draw:name="Symbol zastępczy obrazu 2" svg:x="4.25174in" svg:y="1.07986in" svg:width="5.0625in" svg:height="5.32986in" presentation:class="graphic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45" presentation:style-name="a502" draw:name="Symbol zastępczy tekstu 3" svg:x="0.68924in" svg:y="2.25in" svg:width="3.22569in" svg:height="4.1684in" presentation:class="outline" presentation:placeholder="false">
        <draw:text-box>
          <text:list text:style-name="a501">
            <text:list-item>
              <text:p text:style-name="a500" text:class-names="" text:cond-style-name=""><text:span text:style-name="a499" text:class-names="">Edytuj style wzorca tekstu</text:span></text:p>
            </text:list-item>
          </text:list>
        </draw:text-box>
        <svg:title/>
        <svg:desc/>
      </draw:frame>
      <presentation:notes style:page-layout-name="pageLayout2" draw:style-name="a531">
        <draw:frame draw:id="id4" presentation:style-name="a505" draw:name="Rectangle 2" svg:x="0in" svg:y="0in" svg:width="3.25in" svg:height="0.5in" presentation:class="head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5" presentation:style-name="a508" draw:name="Rectangle 3" svg:x="4.25in" svg:y="0in" svg:width="3.25in" svg:height="0.5in" presentation:class="date-time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509" draw:name="Rectangle 4">
          <svg:title/>
          <svg:desc/>
        </draw:page-thumbnail>
        <draw:frame draw:id="id7" presentation:style-name="a524" draw:name="Rectangle 5" svg:x="1in" svg:y="4.75in" svg:width="5.5in" svg:height="4.5in" presentation:class="notes" presentation:placeholder="false">
          <draw:text-box>
            <text:p text:style-name="a511" text:class-names="" text:cond-style-name=""><text:span text:style-name="a510" text:class-names="">Click to edit Master text styles</text:span></text:p>
            <text:list text:style-name="a514">
              <text:list-item>
                <text:list text:style-name="a514">
                  <text:list-item>
                    <text:p text:style-name="a513" text:class-names="" text:cond-style-name=""><text:span text:style-name="a512" text:class-names="">Second level</text:span></text:p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p text:style-name="a516" text:class-names="" text:cond-style-name=""><text:span text:style-name="a5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list text:style-name="a520">
                          <text:list-item>
                            <text:p text:style-name="a519" text:class-names="" text:cond-style-name=""><text:span text:style-name="a5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list text:style-name="a523">
                          <text:list-item>
                            <text:list text:style-name="a523">
                              <text:list-item>
                                <text:p text:style-name="a522" text:class-names="" text:cond-style-name=""><text:span text:style-name="a5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527" draw:name="Rectangle 6" svg:x="0in" svg:y="9.5in" svg:width="3.25in" svg:height="0.5in" presentation:class="foot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9" presentation:style-name="a530" draw:name="Rectangle 7" svg:x="4.25in" svg:y="9.5in" svg:width="3.25in" svg:height="0.5in" presentation:class="page-number" presentation:placeholder="false">
          <draw:text-box>
            <text:p text:style-name="a529" text:class-names="" text:cond-style-name=""><text:span text:style-name="a5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532">
      <draw:frame draw:id="id46" draw:layer="Master1-bg" draw:style-name="a533" draw:name="Picture 2" svg:x="0in" svg:y="0in" svg:width="10in" svg:height="7.5in" style:rel-width="scale" style:rel-height="scale">
        <draw:image xlink:href="media/image1.jpeg" xlink:type="simple" xlink:show="embed" xlink:actuate="onLoad"/>
        <svg:title/>
        <svg:desc>C:\Zope Corp\Image\Powerpoint Templates\ZopeTemplateBW.jpg</svg:desc>
      </draw:frame>
      <draw:frame draw:id="id47" draw:layer="Master1-bg" draw:style-name="a540" draw:name="Text Box 5" svg:x="0in" svg:y="7.23264in" svg:width="9.83333in" svg:height="0.26736in">
        <draw:text-box>
          <text:p text:style-name="a539" text:class-names="" text:cond-style-name=""><text:span text:style-name="a534" text:class-names="">Slide<text:s text:c="1"/></text:span><text:span text:style-name="a535" text:class-names=""><text:page-number style:num-format="1" text:fixed="false"/></text:span><text:span text:style-name="a536" text:class-names=""><text:tab/><text:tab/><text:tab/><text:tab/></text:span><text:span text:style-name="a537" text:class-names="">©2001, 2002 Guido van Rossum</text:span><text:span text:style-name="a538" text:class-names=""/></text:p>
        </draw:text-box>
        <svg:title/>
        <svg:desc/>
      </draw:frame>
      <draw:frame draw:id="id48" presentation:style-name="a543" draw:name="Tytuł 1" svg:x="1.5in" svg:y="0.33333in" svg:width="8.27778in" svg:height="0.75in" presentation:class="title" presentation:placeholder="false">
        <draw:text-box>
          <text:p text:style-name="a542" text:class-names="" text:cond-style-name=""><text:span text:style-name="a541" text:class-names="">Kliknij, aby edytować styl</text:span></text:p>
        </draw:text-box>
        <svg:title/>
        <svg:desc/>
      </draw:frame>
      <draw:frame draw:id="id49" presentation:style-name="a559" draw:name="Symbol zastępczy tytułu pionowego 2" svg:x="1.33333in" svg:y="1.58333in" svg:width="7.91667in" svg:height="5.08333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Edytuj style wzorca tekstu</text:span></text:p>
            </text:list-item>
          </text:list>
          <text:list text:style-name="a549">
            <text:list-item>
              <text:list text:style-name="a549">
                <text:list-item>
                  <text:p text:style-name="a548" text:class-names="" text:cond-style-name=""><text:span text:style-name="a547" text:class-names="">Drugi poziom</text:span></text:p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p text:style-name="a551" text:class-names="" text:cond-style-name=""><text:span text:style-name="a55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p text:style-name="a554" text:class-names="" text:cond-style-name=""><text:span text:style-name="a55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8">
            <text:list-item>
              <text:list text:style-name="a558">
                <text:list-item>
                  <text:list text:style-name="a558">
                    <text:list-item>
                      <text:list text:style-name="a558">
                        <text:list-item>
                          <text:list text:style-name="a558">
                            <text:list-item>
                              <text:p text:style-name="a557" text:class-names="" text:cond-style-name=""><text:span text:style-name="a55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88">
        <draw:frame draw:id="id4" presentation:style-name="a562" draw:name="Rectangle 2" svg:x="0in" svg:y="0in" svg:width="3.25in" svg:height="0.5in" presentation:class="header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5" presentation:style-name="a565" draw:name="Rectangle 3" svg:x="4.25in" svg:y="0in" svg:width="3.25in" svg:height="0.5in" presentation:class="date-time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566" draw:name="Rectangle 4">
          <svg:title/>
          <svg:desc/>
        </draw:page-thumbnail>
        <draw:frame draw:id="id7" presentation:style-name="a581" draw:name="Rectangle 5" svg:x="1in" svg:y="4.75in" svg:width="5.5in" svg:height="4.5in" presentation:class="notes" presentation:placeholder="false">
          <draw:text-box>
            <text:p text:style-name="a568" text:class-names="" text:cond-style-name=""><text:span text:style-name="a567" text:class-names="">Click to edit Master text styles</text:span></text:p>
            <text:list text:style-name="a571">
              <text:list-item>
                <text:list text:style-name="a571">
                  <text:list-item>
                    <text:p text:style-name="a570" text:class-names="" text:cond-style-name=""><text:span text:style-name="a569" text:class-names="">Second level</text:span></text:p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list text:style-name="a574">
                      <text:list-item>
                        <text:p text:style-name="a573" text:class-names="" text:cond-style-name=""><text:span text:style-name="a5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list text:style-name="a577">
                          <text:list-item>
                            <text:p text:style-name="a576" text:class-names="" text:cond-style-name=""><text:span text:style-name="a5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list text:style-name="a580">
                              <text:list-item>
                                <text:p text:style-name="a579" text:class-names="" text:cond-style-name=""><text:span text:style-name="a57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584" draw:name="Rectangle 6" svg:x="0in" svg:y="9.5in" svg:width="3.25in" svg:height="0.5in" presentation:class="footer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9" presentation:style-name="a587" draw:name="Rectangle 7" svg:x="4.25in" svg:y="9.5in" svg:width="3.25in" svg:height="0.5in" presentation:class="page-number" presentation:placeholder="false">
          <draw:text-box>
            <text:p text:style-name="a586" text:class-names="" text:cond-style-name=""><text:span text:style-name="a5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589">
      <draw:frame draw:id="id50" draw:layer="Master1-bg" draw:style-name="a590" draw:name="Picture 2" svg:x="0in" svg:y="0in" svg:width="10in" svg:height="7.5in" style:rel-width="scale" style:rel-height="scale">
        <draw:image xlink:href="media/image1.jpeg" xlink:type="simple" xlink:show="embed" xlink:actuate="onLoad"/>
        <svg:title/>
        <svg:desc>C:\Zope Corp\Image\Powerpoint Templates\ZopeTemplateBW.jpg</svg:desc>
      </draw:frame>
      <draw:frame draw:id="id51" draw:layer="Master1-bg" draw:style-name="a597" draw:name="Text Box 5" svg:x="0in" svg:y="7.23264in" svg:width="9.83333in" svg:height="0.26736in">
        <draw:text-box>
          <text:p text:style-name="a596" text:class-names="" text:cond-style-name=""><text:span text:style-name="a591" text:class-names="">Slide<text:s text:c="1"/></text:span><text:span text:style-name="a592" text:class-names=""><text:page-number style:num-format="1" text:fixed="false"/></text:span><text:span text:style-name="a593" text:class-names=""><text:tab/><text:tab/><text:tab/><text:tab/></text:span><text:span text:style-name="a594" text:class-names="">©2001, 2002 Guido van Rossum</text:span><text:span text:style-name="a595" text:class-names=""/></text:p>
        </draw:text-box>
        <svg:title/>
        <svg:desc/>
      </draw:frame>
      <draw:frame draw:id="id52" presentation:style-name="a600" draw:name="Tytuł pionowy 1" svg:x="7.66667in" svg:y="0.33333in" svg:width="2.11111in" svg:height="6.33333in" presentation:class="title" presentation:placeholder="false">
        <draw:text-box>
          <text:p text:style-name="a599" text:class-names="" text:cond-style-name=""><text:span text:style-name="a598" text:class-names="">Kliknij, aby edytować styl</text:span></text:p>
        </draw:text-box>
        <svg:title/>
        <svg:desc/>
      </draw:frame>
      <draw:frame draw:id="id53" presentation:style-name="a616" draw:name="Symbol zastępczy tytułu pionowego 2" svg:x="1.33333in" svg:y="0.33333in" svg:width="6.16667in" svg:height="6.33333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>Edytuj style wzorca tekstu</text:span></text:p>
            </text:list-item>
          </text:list>
          <text:list text:style-name="a606">
            <text:list-item>
              <text:list text:style-name="a606">
                <text:list-item>
                  <text:p text:style-name="a605" text:class-names="" text:cond-style-name=""><text:span text:style-name="a604" text:class-names="">Drugi poziom</text:span></text:p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p text:style-name="a608" text:class-names="" text:cond-style-name=""><text:span text:style-name="a60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p text:style-name="a611" text:class-names="" text:cond-style-name=""><text:span text:style-name="a61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list text:style-name="a615">
                            <text:list-item>
                              <text:p text:style-name="a614" text:class-names="" text:cond-style-name=""><text:span text:style-name="a61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45">
        <draw:frame draw:id="id4" presentation:style-name="a619" draw:name="Rectangle 2" svg:x="0in" svg:y="0in" svg:width="3.25in" svg:height="0.5in" presentation:class="head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5" presentation:style-name="a622" draw:name="Rectangle 3" svg:x="4.25in" svg:y="0in" svg:width="3.25in" svg:height="0.5in" presentation:class="date-time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623" draw:name="Rectangle 4">
          <svg:title/>
          <svg:desc/>
        </draw:page-thumbnail>
        <draw:frame draw:id="id7" presentation:style-name="a638" draw:name="Rectangle 5" svg:x="1in" svg:y="4.75in" svg:width="5.5in" svg:height="4.5in" presentation:class="notes" presentation:placeholder="false">
          <draw:text-box>
            <text:p text:style-name="a625" text:class-names="" text:cond-style-name=""><text:span text:style-name="a624" text:class-names="">Click to edit Master text styles</text:span></text:p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Second level</text:span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p text:style-name="a630" text:class-names="" text:cond-style-name=""><text:span text:style-name="a6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p text:style-name="a633" text:class-names="" text:cond-style-name=""><text:span text:style-name="a6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list text:style-name="a637">
                              <text:list-item>
                                <text:p text:style-name="a636" text:class-names="" text:cond-style-name=""><text:span text:style-name="a6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641" draw:name="Rectangle 6" svg:x="0in" svg:y="9.5in" svg:width="3.25in" svg:height="0.5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9" presentation:style-name="a644" draw:name="Rectangle 7" svg:x="4.25in" svg:y="9.5in" svg:width="3.25in" svg:height="0.5in" presentation:class="page-number" presentation:placeholder="false">
          <draw:text-box>
            <text:p text:style-name="a643" text:class-names="" text:cond-style-name=""><text:span text:style-name="a64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troduction to Python</dc:title>
    <meta:initial-creator>Guido van Rossum</meta:initial-creator>
    <dc:creator>Marcin</dc:creator>
    <meta:creation-date>1999-09-03T13:45:11Z</meta:creation-date>
    <dc:date>2016-12-04T14:05:38Z</dc:date>
    <meta:template xlink:href="file:///C:/WINDOWS/Desktop/talks/zopecorpBW-guido.pot" xlink:type="simple"/>
    <meta:editing-cycles>338</meta:editing-cycles>
    <meta:editing-duration>PT117181S</meta:editing-duration>
    <meta:user-defined meta:name="MailAddress">guido@python.org</meta:user-defined>
    <meta:user-defined meta:name="HomePage">http://www.python.org/~guido/</meta:user-defined>
    <meta:user-defined meta:name="Other"/>
    <meta:user-defined meta:name="DownloadOriginal" meta:value-type="boolean">true</meta:user-defined>
    <meta:user-defined meta:name="DownloadIEButton" meta:value-type="boolean">false</meta:user-defined>
    <meta:user-defined meta:name="UseBrowserColor" meta:value-type="boolean">true</meta:user-defined>
    <meta:user-defined meta:name="ShowNotes" meta:value-type="boolean">false</meta:user-defined>
    <meta:user-defined meta:name="OutputDir">C:\windows\desktop\slides</meta:user-defined>
    <meta:document-statistic meta:paragraph-count="465" meta:word-count="1778"/>
  </office:meta>
</office:document-meta>
</file>